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1" svg:font-family="'Lohit Devanagari'"/>
    <style:font-face style:name="lucidatypewriter" svg:font-family="lucidatypewriter"/>
    <style:font-face style:name="Courier New" svg:font-family="'Courier New'" style:font-family-generic="modern" style:font-pitch="fixed"/>
    <style:font-face style:name="DejaVu Sans Mono" svg:font-family="'DejaVu Sans Mono'" style:font-family-generic="modern" style:font-pitch="fixed"/>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622502" draw:fill="solid" draw:fill-color="#f09e6f" draw:textarea-horizontal-align="justify" draw:textarea-vertical-align="middle" draw:auto-grow-height="false" fo:min-height="1.872cm" fo:min-width="1.622cm"/>
    </style:style>
    <style:style style:name="gr2" style:family="graphic" style:parent-style-name="standard">
      <style:graphic-properties svg:stroke-color="#106802" draw:fill="solid" draw:fill-color="#92e285" draw:textarea-horizontal-align="justify" draw:textarea-vertical-align="middle" draw:auto-grow-height="false" fo:min-height="1.872cm" fo:min-width="1.622cm"/>
    </style:style>
    <style:style style:name="gr3" style:family="graphic" style:parent-style-name="standard">
      <style:graphic-properties svg:stroke-color="#000000" draw:fill="solid" draw:fill-color="#dfcce4" draw:textarea-horizontal-align="justify" draw:textarea-vertical-align="middle" draw:auto-grow-height="false" fo:min-height="1.872cm" fo:min-width="1.622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svg:stroke-color="#876900" draw:fill-color="#f5cd53" draw:textarea-horizontal-align="justify" draw:textarea-vertical-align="middle" draw:auto-grow-height="false" fo:min-height="1.25cm" fo:min-width="1cm"/>
    </style:style>
    <style:style style:name="gr6" style:family="graphic" style:parent-style-name="objectwithoutfill">
      <style:graphic-properties svg:stroke-color="#000000" draw:marker-end="Arrow" draw:marker-end-width="0.3cm" draw:fill="none" draw:textarea-vertical-align="middle"/>
    </style:style>
    <style:style style:name="gr7" style:family="graphic" style:parent-style-name="standard">
      <style:graphic-properties svg:stroke-color="#530260" draw:fill="solid" draw:fill-color="#dc85e9" draw:textarea-horizontal-align="justify" draw:textarea-vertical-align="middle" draw:auto-grow-height="false" fo:min-height="1.75cm" fo:min-width="1.5cm"/>
    </style:style>
    <style:style style:name="gr8" style:family="graphic" style:parent-style-name="objectwithoutfill">
      <style:graphic-properties draw:stroke="dash" draw:stroke-dash="Fine_20_Dashed" svg:stroke-color="#000000" draw:marker-end="Triangle_20_unfilled" draw:marker-end-width="0.3cm" draw:fill="none" draw:textarea-vertical-align="middle"/>
    </style:style>
    <style:style style:name="gr9" style:family="graphic" style:parent-style-name="standard">
      <style:graphic-properties svg:stroke-color="#023f62" draw:fill="solid" draw:fill-color="#63bbee" draw:textarea-horizontal-align="justify" draw:textarea-vertical-align="middle" draw:auto-grow-height="false" fo:min-height="1.872cm" fo:min-width="1.622cm"/>
    </style:style>
    <style:style style:name="gr10" style:family="graphic" style:parent-style-name="standard">
      <style:graphic-properties svg:stroke-color="#000000" draw:fill="none" draw:textarea-horizontal-align="justify" draw:textarea-vertical-align="middle" draw:auto-grow-height="false" fo:min-height="19.75cm" fo:min-width="26.5cm"/>
    </style:style>
    <style:style style:name="gr11" style:family="graphic" style:parent-style-name="standard">
      <style:graphic-properties draw:stroke="none" svg:stroke-color="#000000" draw:fill="none" draw:fill-color="#ffffff" draw:auto-grow-height="true" draw:auto-grow-width="false" fo:max-height="0cm" fo:min-height="0.64cm"/>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0.837cm"/>
    </style:style>
    <style:style style:name="gr14" style:family="graphic">
      <style:graphic-properties style:protect="size"/>
    </style:style>
    <style:style style:name="gr15" style:family="graphic" style:parent-style-name="standard">
      <style:graphic-properties draw:stroke="none" svg:stroke-color="#000000" draw:fill="none" draw:fill-color="#ffffff" draw:textarea-horizontal-align="left" draw:auto-grow-height="true" draw:auto-grow-width="false" fo:min-height="8.816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0.56cm" fo:min-width="0cm"/>
    </style:style>
    <style:style style:name="gr17" style:family="graphic" style:parent-style-name="Predeterminado_5f_1">
      <style:graphic-properties svg:stroke-color="#106802" draw:fill="solid" draw:fill-color="#92e285" draw:textarea-horizontal-align="justify" draw:textarea-vertical-align="middle" draw:auto-grow-height="false" fo:min-height="0.246cm" fo:min-width="0cm"/>
    </style:style>
    <style:style style:name="gr18" style:family="graphic" style:parent-style-name="Predeterminado_5f_1">
      <style:graphic-properties svg:stroke-color="#530260" draw:fill="solid" draw:fill-color="#dc85e9" draw:textarea-horizontal-align="justify" draw:textarea-vertical-align="middle" draw:auto-grow-height="false" fo:min-height="0.45cm" fo:min-width="0.2cm"/>
    </style:style>
    <style:style style:name="gr19" style:family="graphic" style:parent-style-name="Predeterminado_5f_1">
      <style:graphic-properties svg:stroke-color="#622502" draw:fill="solid" draw:fill-color="#f09e6f" draw:textarea-horizontal-align="justify" draw:textarea-vertical-align="middle" draw:auto-grow-height="false" fo:min-height="0.246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0.53cm" fo:min-width="0cm"/>
    </style:style>
    <style:style style:name="gr21" style:family="graphic" style:parent-style-name="Predeterminado_5f_1">
      <style:graphic-properties svg:stroke-color="#023f62" draw:fill="solid" draw:fill-color="#63bbee" draw:textarea-horizontal-align="justify" draw:textarea-vertical-align="middle" draw:auto-grow-height="false" fo:min-height="0.246cm" fo:min-width="0cm"/>
    </style:style>
    <style:style style:name="gr22" style:family="graphic" style:parent-style-name="standard">
      <style:graphic-properties draw:stroke="none" draw:fill="none" fo:min-height="0.518cm"/>
    </style:style>
    <style:style style:name="gr23" style:family="graphic" style:parent-style-name="standard">
      <style:graphic-properties draw:stroke="none" draw:fill="none" fo:min-height="4.645cm"/>
    </style:style>
    <style:style style:name="gr24" style:family="graphic" style:parent-style-name="Predeterminado_5f_1">
      <style:graphic-properties svg:stroke-color="#530260" draw:fill="solid" draw:fill-color="#dc85e9" draw:textarea-horizontal-align="justify" draw:textarea-vertical-align="middle" draw:auto-grow-height="false" fo:min-height="1.75cm" fo:min-width="1.5cm"/>
    </style:style>
    <style:style style:name="gr25" style:family="graphic" style:parent-style-name="Predeterminado_5f_1" style:list-style-name="L1">
      <style:graphic-properties draw:stroke="none" svg:stroke-color="#000000" draw:fill="none" draw:fill-color="#ffffff" fo:min-height="9.805cm"/>
    </style:style>
    <style:style style:name="gr26" style:family="graphic" style:parent-style-name="Objeto_20_sin_20_relleno_5f_2">
      <style:graphic-properties draw:fill="none" draw:textarea-vertical-align="middle"/>
    </style:style>
    <style:style style:name="gr27" style:family="graphic" style:parent-style-name="Objeto_20_sin_20_relleno_5f_2">
      <style:graphic-properties draw:marker-end="Arrow" draw:marker-end-width="0.3cm" draw:fill="none" draw:textarea-vertical-align="middle"/>
    </style:style>
    <style:style style:name="gr28" style:family="graphic" style:parent-style-name="standard">
      <style:graphic-properties draw:stroke="none" svg:stroke-color="#000000" draw:fill="none" draw:fill-color="#ffffff" fo:min-height="3.473cm"/>
    </style:style>
    <style:style style:name="gr29" style:family="graphic" style:parent-style-name="standard">
      <style:graphic-properties draw:stroke="none" draw:fill="none" fo:min-height="0.993cm"/>
    </style:style>
    <style:style style:name="gr30" style:family="graphic" style:parent-style-name="standard">
      <style:graphic-properties draw:stroke="none" svg:stroke-color="#579d1c" draw:fill="none" fo:min-height="0.993cm"/>
    </style:style>
    <style:style style:name="gr31" style:family="graphic" style:parent-style-name="objectwithoutfill">
      <style:graphic-properties svg:stroke-color="#000000" draw:marker-end="Rounded_20_large_20_Arrow" draw:marker-end-width="0.2cm" draw:fill="none" draw:textarea-vertical-align="middle"/>
    </style:style>
    <style:style style:name="gr32" style:family="graphic" style:parent-style-name="standard">
      <style:graphic-properties draw:stroke="none" svg:stroke-color="#000000" draw:fill="none" draw:fill-color="#ffffff" fo:min-height="0.993cm"/>
    </style:style>
    <style:style style:name="gr33" style:family="graphic" style:parent-style-name="standard">
      <style:graphic-properties draw:stroke="none" svg:stroke-color="#000000" draw:fill="none" draw:fill-color="#ffffff" fo:min-height="1.489cm"/>
    </style:style>
    <style:style style:name="gr34" style:family="graphic" style:parent-style-name="standard">
      <style:graphic-properties draw:stroke="none" svg:stroke-color="#000000" draw:fill="none" draw:fill-color="#ffffff" fo:min-height="0.52cm"/>
    </style:style>
    <style:style style:name="gr35" style:family="graphic" style:parent-style-name="standard">
      <style:graphic-properties draw:stroke="none" svg:stroke-color="#000000" draw:fill="none" draw:fill-color="#ffffff" draw:textarea-horizontal-align="left" draw:auto-grow-height="true" draw:auto-grow-width="false" fo:min-height="5.591cm" fo:min-width="0cm"/>
    </style:style>
    <style:style style:name="gr36" style:family="graphic" style:parent-style-name="Predeterminado_5f_1_5f_1">
      <style:graphic-properties draw:stroke="none" svg:stroke-color="#000000" draw:fill="none" draw:fill-color="#0369a3" draw:textarea-horizontal-align="left" draw:auto-grow-height="true" draw:auto-grow-width="false" fo:min-height="9.504cm" fo:min-width="0cm"/>
    </style:style>
    <style:style style:name="gr37" style:family="graphic" style:parent-style-name="standard">
      <style:graphic-properties draw:stroke="none" svg:stroke-color="#000000" draw:fill="none" draw:fill-color="#ffffff" fo:min-height="2.977cm"/>
    </style:style>
    <style:style style:name="gr38" style:family="graphic" style:parent-style-name="standard">
      <style:graphic-properties draw:stroke="none" svg:stroke-color="#000000" draw:fill="none" draw:fill-color="#ffffff" draw:textarea-horizontal-align="left" draw:auto-grow-height="true" draw:auto-grow-width="false" fo:min-height="3.914cm" fo:min-width="0cm"/>
    </style:style>
    <style:style style:name="gr39" style:family="graphic" style:parent-style-name="standard">
      <style:graphic-properties draw:stroke="none" svg:stroke-color="#000000" draw:fill="none" draw:fill-color="#ffffff" fo:min-height="0.5cm"/>
    </style:style>
    <style:style style:name="gr40" style:family="graphic" style:parent-style-name="standard">
      <style:graphic-properties draw:stroke="none" svg:stroke-color="#000000" draw:fill="none" draw:fill-color="#ffffff" fo:min-height="1.49cm"/>
    </style:style>
    <style:style style:name="gr41" style:family="graphic" style:parent-style-name="standard">
      <style:graphic-properties draw:stroke="none" svg:stroke-color="#000000" draw:fill="none" draw:fill-color="#ffffff" draw:textarea-horizontal-align="left" draw:auto-grow-height="true" draw:auto-grow-width="false" fo:min-height="5.032cm" fo:min-width="0cm"/>
    </style:style>
    <style:style style:name="gr42" style:family="graphic" style:parent-style-name="standard">
      <style:graphic-properties draw:stroke="none" svg:stroke-color="#000000" draw:fill="none" draw:fill-color="#ffffff" draw:textarea-horizontal-align="left" draw:auto-grow-height="true" draw:auto-grow-width="false" fo:min-height="6.709cm" fo:min-width="0cm"/>
    </style:style>
    <style:style style:name="gr43" style:family="graphic" style:parent-style-name="standard">
      <style:graphic-properties draw:stroke="none" svg:stroke-color="#000000" draw:fill="none" draw:fill-color="#ffffff" draw:textarea-horizontal-align="left" draw:auto-grow-height="true" draw:auto-grow-width="false" fo:min-height="10.063cm" fo:min-width="0cm"/>
    </style:style>
    <style:style style:name="gr44" style:family="graphic" style:parent-style-name="standard">
      <style:graphic-properties draw:stroke="none" svg:stroke-color="#000000" draw:fill="none" draw:fill-color="#ffffff" fo:min-height="1.99cm"/>
    </style:style>
    <style:style style:name="gr45" style:family="graphic" style:parent-style-name="standard">
      <style:graphic-properties draw:stroke="none" svg:stroke-color="#000000" draw:fill="none" draw:fill-color="#ffffff" draw:textarea-horizontal-align="left" draw:auto-grow-height="true" draw:auto-grow-width="false" fo:min-height="10.622cm" fo:min-width="0cm"/>
    </style:style>
    <style:style style:name="gr46" style:family="graphic" style:parent-style-name="standard">
      <style:graphic-properties draw:stroke="none" svg:stroke-color="#000000" draw:fill="none" draw:fill-color="#ffffff" draw:textarea-horizontal-align="left" draw:auto-grow-height="true" draw:auto-grow-width="false" fo:min-height="7.268cm" fo:min-width="0cm"/>
    </style:style>
    <style:style style:name="gr47" style:family="graphic" style:parent-style-name="standard">
      <style:graphic-properties draw:stroke="none" svg:stroke-color="#000000" draw:fill="none" draw:fill-color="#ffffff" fo:min-height="0.497cm"/>
    </style:style>
    <style:style style:name="gr48" style:family="graphic" style:parent-style-name="standard" style:list-style-name="L1">
      <style:graphic-properties draw:stroke="none" svg:stroke-color="#000000" draw:fill="none" draw:fill-color="#ffffff" fo:min-height="1.489cm"/>
    </style:style>
    <style:style style:name="gr49" style:family="graphic" style:parent-style-name="standard">
      <style:graphic-properties draw:stroke="none" svg:stroke-color="#000000" draw:fill="none" draw:fill-color="#ffffff" draw:textarea-horizontal-align="left" draw:auto-grow-height="true" draw:auto-grow-width="false" fo:min-height="11.74cm" fo:min-width="0cm"/>
    </style:style>
    <style:style style:name="gr50" style:family="graphic" style:parent-style-name="Predeterminado_5f_1_5f_1_5f_1_5f_1">
      <style:graphic-properties draw:stroke="none" svg:stroke-color="#000000" draw:fill="none" draw:fill-color="#ffffff" draw:textarea-horizontal-align="left" draw:auto-grow-height="true" draw:auto-grow-width="false" fo:min-height="13.417cm" fo:min-width="0cm"/>
    </style:style>
    <style:style style:name="gr51" style:family="graphic" style:parent-style-name="standard">
      <style:graphic-properties draw:stroke="none" svg:stroke-color="#000000" draw:fill="none" draw:fill-color="#ffffff" draw:textarea-horizontal-align="left" draw:auto-grow-height="true" draw:auto-grow-width="false" fo:min-height="12.858cm" fo:min-width="0cm"/>
    </style:style>
    <style:style style:name="gr52" style:family="graphic" style:parent-style-name="Predeterminado_5f_1">
      <style:graphic-properties draw:stroke="none" svg:stroke-color="#000000" draw:fill="none" draw:fill-color="#ffffff" fo:min-height="0.5cm"/>
    </style:style>
    <style:style style:name="gr53" style:family="graphic" style:parent-style-name="Predeterminado_5f_1">
      <style:graphic-properties draw:stroke="none" svg:stroke-color="#000000" draw:fill="none" draw:fill-color="#ffffff" fo:min-height="1.489cm"/>
    </style:style>
    <style:style style:name="gr54" style:family="graphic" style:parent-style-name="Predeterminado_5f_1">
      <style:graphic-properties draw:stroke="none" svg:stroke-color="#000000" draw:fill="none" draw:fill-color="#ffffff" draw:textarea-horizontal-align="left" draw:auto-grow-height="true" draw:auto-grow-width="false" fo:min-height="5.591cm" fo:min-width="0cm"/>
    </style:style>
    <style:style style:name="pr1" style:family="presentation" style:parent-style-name="Predeterminado-notes">
      <style:graphic-properties draw:fill-color="#ffffff" draw:auto-grow-height="true" fo:min-height="13.364cm"/>
    </style:style>
    <style:style style:name="pr2" style:family="presentation" style:parent-style-name="Predeterminado-notes">
      <style:graphic-properties draw:fill-color="#ffffff" fo:min-height="13.364cm"/>
    </style:style>
    <style:style style:name="P1" style:family="paragraph">
      <style:paragraph-properties fo:text-align="center"/>
    </style:style>
    <style:style style:name="P2" style:family="paragraph">
      <loext:graphic-properties draw:fill="solid" draw:fill-color="#f09e6f"/>
      <style:paragraph-properties fo:text-align="center"/>
      <style:text-properties style:font-name="DejaVu Sans Mono" fo:font-size="12pt" fo:font-weight="bold" style:font-size-asian="12pt" style:font-weight-asian="bold" style:font-size-complex="12pt" style:font-weight-complex="bold"/>
    </style:style>
    <style:style style:name="P3" style:family="paragraph">
      <loext:graphic-properties draw:fill="solid" draw:fill-color="#92e285"/>
      <style:paragraph-properties fo:text-align="center"/>
      <style:text-properties style:font-name="DejaVu Sans Mono" fo:font-size="12pt" fo:font-weight="bold" style:font-size-asian="12pt" style:font-weight-asian="bold" style:font-size-complex="12pt" style:font-weight-complex="bold"/>
    </style:style>
    <style:style style:name="P4" style:family="paragraph">
      <loext:graphic-properties draw:fill="solid" draw:fill-color="#dfcce4"/>
      <style:paragraph-properties fo:text-align="center"/>
      <style:text-properties style:font-name="DejaVu Sans Mono" fo:font-size="12pt" fo:font-weight="bold" style:font-size-asian="12pt" style:font-weight-asian="bold" style:font-size-complex="12pt" style:font-weight-complex="bold"/>
    </style:style>
    <style:style style:name="P5" style:family="paragraph">
      <loext:graphic-properties draw:fill="none"/>
      <style:paragraph-properties fo:text-align="center"/>
    </style:style>
    <style:style style:name="P6" style:family="paragraph">
      <loext:graphic-properties draw:fill-color="#f5cd53"/>
      <style:paragraph-properties fo:text-align="center"/>
      <style:text-properties style:font-name="DejaVu Sans Mono" fo:font-size="18pt" fo:font-weight="bold" style:font-weight-asian="bold" style:font-weight-complex="bold"/>
    </style:style>
    <style:style style:name="P7" style:family="paragraph">
      <loext:graphic-properties draw:fill="solid" draw:fill-color="#dc85e9"/>
      <style:paragraph-properties fo:text-align="center"/>
      <style:text-properties fo:color="#000000" style:font-name="DejaVu Sans Mono" fo:font-size="12pt" fo:font-weight="bold" style:font-size-asian="14pt" style:font-weight-asian="bold" style:font-size-complex="14pt" style:font-weight-complex="600"/>
    </style:style>
    <style:style style:name="P8" style:family="paragraph">
      <loext:graphic-properties draw:fill="solid" draw:fill-color="#63bbee"/>
      <style:paragraph-properties fo:text-align="center"/>
      <style:text-properties style:font-name="DejaVu Sans Mono" fo:font-size="12pt" fo:font-weight="bold" style:font-size-asian="12pt" style:font-weight-asian="bold" style:font-size-complex="12pt" style:font-weight-complex="bold"/>
    </style:style>
    <style:style style:name="P9" style:family="paragraph">
      <loext:graphic-properties draw:fill="none" draw:fill-color="#ffffff"/>
      <style:text-properties style:font-name="Courier New" fo:font-size="16pt" fo:font-weight="bold" style:font-size-asian="16pt" style:font-weight-asian="bold" style:font-size-complex="16pt" style:font-weight-complex="bold"/>
    </style:style>
    <style:style style:name="P10" style:family="paragraph">
      <style:paragraph-properties fo:text-align="end"/>
    </style:style>
    <style:style style:name="P11" style:family="paragraph">
      <loext:graphic-properties draw:fill="none" draw:fill-color="#ffffff"/>
      <style:paragraph-properties fo:text-align="end"/>
      <style:text-properties style:font-name="Courier New" fo:font-size="16pt" style:font-size-asian="16pt" style:font-size-complex="16pt"/>
    </style:style>
    <style:style style:name="P12" style:family="paragraph">
      <loext:graphic-properties draw:fill-color="#ffffff"/>
      <style:text-properties fo:font-size="20pt"/>
    </style:style>
    <style:style style:name="P13" style:family="paragraph">
      <style:paragraph-properties fo:text-align="justify"/>
    </style:style>
    <style:style style:name="P14" style:family="paragraph">
      <loext:graphic-properties draw:fill="none" draw:fill-color="#ffffff"/>
      <style:paragraph-properties fo:text-align="justify"/>
      <style:text-properties style:font-name="Courier New" fo:font-size="13pt" style:font-size-asian="14pt" style:font-size-complex="14pt"/>
    </style:style>
    <style:style style:name="P15" style:family="paragraph">
      <loext:graphic-properties draw:fill="solid" draw:fill-color="#dc85e9"/>
      <style:paragraph-properties fo:text-align="center"/>
      <style:text-properties fo:color="#000000" style:font-name="DejaVu Sans Mono" fo:font-size="14pt" fo:font-weight="bold" style:font-size-asian="14pt" style:font-weight-asian="bold" style:font-size-complex="14pt" style:font-weight-complex="bold"/>
    </style:style>
    <style:style style:name="P16" style:family="paragraph">
      <style:paragraph-properties fo:margin-left="0cm" fo:margin-right="0cm" fo:margin-top="0.1cm" fo:margin-bottom="0.1cm" fo:line-height="100%" fo:text-align="justify" fo:text-indent="0cm"/>
    </style:style>
    <style:style style:name="P17" style:family="paragraph">
      <loext:graphic-properties draw:fill="none" draw:fill-color="#ffffff"/>
      <style:paragraph-properties fo:margin-left="0cm" fo:margin-right="0cm" fo:margin-top="0.1cm" fo:margin-bottom="0.1cm" fo:line-height="100%" fo:text-align="justify" fo:text-indent="0cm"/>
      <style:text-properties style:font-name="Courier New" fo:font-size="13pt" style:font-size-asian="14pt" style:font-size-complex="14pt"/>
    </style:style>
    <style:style style:name="P18" style:family="paragraph">
      <loext:graphic-properties draw:fill="none"/>
    </style:style>
    <style:style style:name="P19" style:family="paragraph">
      <style:paragraph-properties fo:margin-left="0cm" fo:margin-right="0cm" fo:margin-top="0.1cm" fo:margin-bottom="0.1cm" fo:line-height="100%" fo:text-align="start" fo:text-indent="0cm"/>
    </style:style>
    <style:style style:name="P20" style:family="paragraph">
      <loext:graphic-properties draw:fill="none" draw:fill-color="#ffffff"/>
      <style:paragraph-properties fo:margin-left="0cm" fo:margin-right="0cm" fo:margin-top="0.1cm" fo:margin-bottom="0.1cm" fo:line-height="100%" fo:text-align="start" fo:text-indent="0cm"/>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ffffff"/>
      <style:paragraph-properties fo:text-align="end"/>
      <style:text-properties style:font-name="DejaVu Sans Mono" fo:font-size="12pt" style:font-size-asian="12pt" style:font-size-complex="12pt"/>
    </style:style>
    <style:style style:name="P22" style:family="paragraph">
      <loext:graphic-properties draw:fill="none"/>
      <style:paragraph-properties fo:text-align="start"/>
      <style:text-properties fo:font-size="18pt"/>
    </style:style>
    <style:style style:name="P23" style:family="paragraph">
      <style:paragraph-properties fo:text-align="start"/>
    </style:style>
    <style:style style:name="P24" style:family="paragraph">
      <loext:graphic-properties draw:fill="none" draw:fill-color="#ffffff"/>
      <style:text-properties style:font-name="DejaVu Sans Mono" fo:font-size="12pt" style:font-size-asian="12pt" style:font-size-complex="12pt"/>
    </style:style>
    <style:style style:name="P25" style:family="paragraph">
      <loext:graphic-properties draw:fill="none" draw:fill-color="#ffffff"/>
      <style:text-properties style:font-name="DejaVu Sans Mono" fo:font-size="14pt" style:font-size-asian="14pt" style:font-size-complex="14pt"/>
    </style:style>
    <style:style style:name="P26" style:family="paragraph">
      <loext:graphic-properties draw:fill="none" draw:fill-color="#ffffff"/>
      <style:paragraph-properties fo:text-align="justify"/>
      <style:text-properties style:font-name="Courier New" fo:font-size="14pt" style:font-size-asian="14pt" style:font-size-complex="14pt"/>
    </style:style>
    <style:style style:name="P27" style:family="paragraph">
      <style:paragraph-properties fo:margin-left="0cm" fo:margin-right="0cm" fo:margin-top="0cm" fo:margin-bottom="0cm" fo:line-height="100%" fo:text-align="justify" fo:text-indent="0cm"/>
    </style:style>
    <style:style style:name="P28" style:family="paragraph">
      <loext:graphic-properties draw:fill="none" draw:fill-color="#0369a3"/>
      <style:paragraph-properties fo:text-align="justify"/>
      <style:text-properties style:font-name="Courier New" fo:font-size="14pt" style:font-size-asian="14pt" style:font-size-complex="14pt"/>
    </style:style>
    <style:style style:name="P29" style:family="paragraph">
      <loext:graphic-properties draw:fill="none" draw:fill-color="#ffffff"/>
      <style:paragraph-properties fo:text-align="start"/>
      <style:text-properties style:font-name="DejaVu Sans Mono" fo:font-size="12pt" style:font-size-asian="12pt" style:font-size-complex="12pt"/>
    </style:style>
    <style:style style:name="P30" style:family="paragraph">
      <loext:graphic-properties draw:fill="none" draw:fill-color="#ffffff"/>
      <style:paragraph-properties fo:text-align="end"/>
      <style:text-properties style:font-name="DejaVu Sans Mono" fo:font-size="14pt" style:font-size-asian="14pt" style:font-size-complex="14pt"/>
    </style:style>
    <style:style style:name="P31" style:family="paragraph">
      <style:paragraph-properties fo:margin-left="0cm" fo:margin-right="0cm" fo:margin-top="0cm" fo:margin-bottom="0cm" fo:line-height="100%" fo:text-align="start" fo:text-indent="0cm"/>
    </style:style>
    <style:style style:name="P32" style:family="paragraph">
      <loext:graphic-properties draw:fill="none" draw:fill-color="#ffffff"/>
      <style:paragraph-properties fo:margin-left="0cm" fo:margin-right="0cm" fo:margin-top="0cm" fo:margin-bottom="0cm" fo:line-height="100%" fo:text-align="start" fo:text-indent="0cm"/>
      <style:text-properties style:font-name="DejaVu Sans Mono" fo:font-size="12pt" style:font-size-asian="12pt" style:font-size-complex="12pt"/>
    </style:style>
    <style:style style:name="P33" style:family="paragraph">
      <style:paragraph-properties fo:margin-left="0cm" fo:margin-right="0cm" fo:margin-top="0cm" fo:margin-bottom="0cm" fo:line-height="100%" fo:text-align="end" fo:text-indent="0cm"/>
    </style:style>
    <style:style style:name="P34" style:family="paragraph">
      <loext:graphic-properties draw:fill="none" draw:fill-color="#ffffff"/>
      <style:paragraph-properties fo:margin-left="0cm" fo:margin-right="0cm" fo:margin-top="0cm" fo:margin-bottom="0cm" fo:line-height="100%" fo:text-align="end" fo:text-indent="0cm"/>
      <style:text-properties style:font-name="DejaVu Sans Mono" fo:font-size="12pt" style:font-size-asian="12pt" style:font-size-complex="12pt"/>
    </style:style>
    <style:style style:name="P35" style:family="paragraph">
      <loext:graphic-properties draw:fill-color="#ffffff"/>
    </style:style>
    <style:style style:name="P36" style:family="paragraph">
      <loext:graphic-properties draw:fill="none" draw:fill-color="#ffffff"/>
      <style:text-properties style:font-name="DejaVu Sans Mono" fo:font-size="14pt" style:text-underline-style="none" style:font-size-asian="14pt" style:font-size-complex="14pt"/>
    </style:style>
    <style:style style:name="P37" style:family="paragraph">
      <style:paragraph-properties>
        <style:tab-stops>
          <style:tab-stop style:position="5.821cm"/>
        </style:tab-stops>
      </style:paragraph-properties>
    </style:style>
    <style:style style:name="T1" style:family="text">
      <style:text-properties style:font-name="DejaVu Sans Mono" fo:font-size="12pt" fo:font-weight="bold" style:font-size-asian="12pt" style:font-weight-asian="bold" style:font-size-complex="12pt" style:font-weight-complex="bold"/>
    </style:style>
    <style:style style:name="T2" style:family="text">
      <style:text-properties fo:color="#000000" style:font-name="DejaVu Sans Mono" fo:font-size="12pt" fo:font-weight="bold" style:font-size-asian="14pt" style:font-weight-asian="bold" style:font-size-complex="14pt" style:font-weight-complex="600"/>
    </style:style>
    <style:style style:name="T3" style:family="text">
      <style:text-properties style:font-name="Courier New" fo:font-size="16pt" fo:font-weight="bold" style:font-size-asian="16pt" style:font-weight-asian="bold" style:font-size-complex="16pt" style:font-weight-complex="bold"/>
    </style:style>
    <style:style style:name="T4" style:family="text">
      <style:text-properties style:font-name="Courier New" fo:font-size="16pt" style:font-size-asian="16pt" style:font-size-complex="16pt"/>
    </style:style>
    <style:style style:name="T5" style:family="text">
      <style:text-properties style:font-name="Courier New" fo:font-size="13pt" style:text-underline-style="solid" style:text-underline-width="auto" style:text-underline-color="font-color" style:font-size-asian="14pt" style:font-size-complex="14pt"/>
    </style:style>
    <style:style style:name="T6" style:family="text">
      <style:text-properties style:font-name="Courier New" fo:font-size="13pt" style:text-underline-style="none" style:font-size-asian="14pt" style:font-size-complex="14pt"/>
    </style:style>
    <style:style style:name="T7" style:family="text">
      <style:text-properties fo:color="#0369a3" style:font-name="Courier New" fo:font-size="13pt" style:text-underline-style="none" fo:font-weight="normal" style:font-size-asian="14pt" style:font-weight-asian="normal" style:font-size-complex="14pt" style:font-weight-complex="normal"/>
    </style:style>
    <style:style style:name="T8" style:family="text">
      <style:text-properties style:font-name="Courier New" fo:font-size="13pt" fo:language="es" fo:country="ES" style:text-underline-style="none" style:font-size-asian="14pt" style:font-size-complex="14pt"/>
    </style:style>
    <style:style style:name="T9" style:family="text">
      <style:text-properties fo:font-variant="normal" fo:text-transform="none" fo:color="#0369a3" style:text-outline="false" style:text-line-through-style="none" style:text-line-through-type="none" style:font-name="Courier New" fo:font-size="13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Courier New" fo:font-size="13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1" style:family="text">
      <style:text-properties style:use-window-font-color="true" style:font-name="Courier New" fo:font-size="14pt" style:text-underline-style="none" fo:font-weight="normal" style:font-size-asian="14pt" style:font-weight-asian="normal" style:font-size-complex="14pt" style:font-weight-complex="normal"/>
    </style:style>
    <style:style style:name="T12" style:family="text">
      <style:text-properties style:use-window-font-color="true" style:font-name="Courier New" fo:font-size="14pt" fo:language="es" fo:country="ES" style:text-underline-style="none" fo:font-weight="normal" style:font-size-asian="14pt" style:font-weight-asian="normal" style:font-size-complex="14pt" style:font-weight-complex="normal"/>
    </style:style>
    <style:style style:name="T13" style:family="text">
      <style:text-properties style:use-window-font-color="true" style:font-name="Courier New" fo:font-size="13pt" style:text-underline-style="none" fo:font-weight="normal" style:font-size-asian="14pt" style:font-weight-asian="normal" style:font-size-complex="14pt" style:font-weight-complex="normal"/>
    </style:style>
    <style:style style:name="T14" style:family="text">
      <style:text-properties style:font-name="Courier New" fo:font-size="13pt" style:text-underline-style="none" style:font-name-asian="Courier New" style:font-size-asian="14pt" style:font-name-complex="Courier New" style:font-size-complex="14pt"/>
    </style:style>
    <style:style style:name="T15" style:family="text">
      <style:text-properties style:font-name="Courier New" fo:font-size="13pt" style:font-size-asian="14pt" style:font-size-complex="14pt"/>
    </style:style>
    <style:style style:name="T16" style:family="text">
      <style:text-properties fo:font-variant="normal" fo:text-transform="none" fo:color="#c99c00" style:text-outline="false" style:text-line-through-style="none" style:text-line-through-type="none" style:font-name="Courier New" fo:font-size="13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c99c00" style:text-outline="false" style:text-line-through-style="none" style:text-line-through-type="none" style:font-name="DejaVu Sans Mono" fo:font-size="12pt" fo:font-style="normal" fo:text-shadow="none" style:text-underline-style="none" fo:font-weight="bold" style:letter-kerning="true" style:font-name-asian="Noto Sans CJK SC Regular"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Courier New" fo:font-size="13pt" fo:language="es" fo:country="ES"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369a3" style:text-outline="false" style:text-line-through-style="none" style:text-line-through-type="none" style:font-name="Courier New" fo:font-size="13pt"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20" style:family="text">
      <style:text-properties fo:color="#c99c00" style:font-name="Courier New" fo:font-size="13pt" style:font-size-asian="14pt" style:font-size-complex="14pt"/>
    </style:style>
    <style:style style:name="T21" style:family="text">
      <style:text-properties style:font-name="Courier New" fo:font-size="13pt" style:font-size-asian="13pt" style:font-size-complex="13pt"/>
    </style:style>
    <style:style style:name="T22" style:family="text">
      <style:text-properties style:font-name="Courier New" fo:font-size="16pt" style:text-underline-style="none" fo:font-weight="bold" style:font-size-asian="16pt" style:font-weight-asian="bold" style:font-size-complex="16pt" style:font-weight-complex="bold"/>
    </style:style>
    <style:style style:name="T23" style:family="text">
      <style:text-properties fo:font-variant="normal" fo:text-transform="none" fo:color="#0369a3" style:text-outline="false" style:text-line-through-style="none" style:text-line-through-type="none" style:font-name="Courier New"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c99c00" style:text-outline="false" style:text-line-through-style="none" style:text-line-through-type="none" style:font-name="Courier New"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c99c00" style:text-outline="false" style:text-line-through-style="none" style:text-line-through-type="none" style:font-name="Courier New" fo:font-size="12pt" fo:font-style="normal" fo:text-shadow="none" style:text-underline-style="none" fo:font-weight="bold" style:letter-kerning="true" style:font-name-asian="Noto Sans CJK SC Regular"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27" style:family="text">
      <style:text-properties fo:color="#0369a3" style:font-name="DejaVu Sans Mono" fo:font-size="12pt" fo:font-weight="normal" style:font-size-asian="12pt" style:font-weight-asian="normal" style:font-size-complex="12pt" style:font-weight-complex="normal"/>
    </style:style>
    <style:style style:name="T28" style:family="text">
      <style:text-properties style:font-name="DejaVu Sans Mono" fo:font-size="12pt" style:font-size-asian="12pt" style:font-size-complex="12pt"/>
    </style:style>
    <style:style style:name="T29" style:family="text">
      <style:text-properties fo:color="#c99c00" style:font-name="DejaVu Sans Mono" fo:font-size="12pt" style:font-size-asian="12pt" style:font-size-complex="12pt"/>
    </style:style>
    <style:style style:name="T30" style:family="text">
      <style:text-properties fo:color="#c99c00" style:font-name="DejaVu Sans Mono" fo:font-size="12pt" fo:font-weight="bold" style:font-size-asian="12pt" style:font-weight-asian="bold" style:font-size-complex="12pt" style:font-weight-complex="bold"/>
    </style:style>
    <style:style style:name="T31" style:family="text">
      <style:text-properties style:font-name="DejaVu Sans Mono" fo:font-size="12pt" fo:font-weight="normal" style:font-size-asian="12pt" style:font-weight-asian="normal" style:font-size-complex="12pt" style:font-weight-complex="normal"/>
    </style:style>
    <style:style style:name="T32" style:family="text">
      <style:text-properties fo:color="#18a303" style:font-name="DejaVu Sans Mono" fo:font-size="12pt" fo:font-weight="normal" style:font-size-asian="12pt" style:font-weight-asian="normal" style:font-size-complex="12pt" style:font-weight-complex="normal"/>
    </style:style>
    <style:style style:name="T33" style:family="text">
      <style:text-properties fo:font-variant="normal" fo:text-transform="none" fo:color="#000000" style:text-outline="false" style:text-line-through-style="none" style:text-line-through-type="none" style:font-name="DejaVu Sans Mono" fo:font-size="12pt" fo:font-style="normal" fo:text-shadow="none" style:text-underline-style="none" fo:font-weight="normal" style:letter-kerning="true" style:font-name-asian="lucidatypewriter" style:font-size-asian="12pt" style:font-style-asian="normal" style:font-weight-asian="normal" style:font-name-complex="lucidatypewriter" style:font-size-complex="12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369a3" style:text-outline="false" style:text-line-through-style="none" style:text-line-through-type="none" style:font-name="DejaVu Sans Mono" fo:font-size="12pt" fo:font-style="normal" fo:text-shadow="none" style:text-underline-style="none" fo:font-weight="bold" style:letter-kerning="true" style:font-name-asian="lucidatypewriter" style:font-size-asian="12pt" style:font-style-asian="normal" style:font-weight-asian="bold" style:font-name-complex="lucidatypewriter" style:font-size-complex="12pt" style:font-style-complex="normal" style:font-weight-complex="bold" style:text-emphasize="none" style:font-relief="none" style:text-overline-style="none" style:text-overline-color="font-color"/>
    </style:style>
    <style:style style:name="T35" style:family="text">
      <style:text-properties fo:font-variant="normal" fo:text-transform="none" fo:color="#772953" style:text-outline="false" style:text-line-through-style="none" style:text-line-through-type="none" style:font-name="DejaVu Sans Mono" fo:font-size="12pt" fo:font-style="normal" fo:text-shadow="none" style:text-underline-style="none" fo:font-weight="normal" style:letter-kerning="true" style:font-name-asian="lucidatypewriter" style:font-size-asian="12pt" style:font-style-asian="normal" style:font-weight-asian="normal" style:font-name-complex="lucidatypewriter" style:font-size-complex="12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369a3" style:text-outline="false" style:text-line-through-style="none" style:text-line-through-type="none" style:font-name="DejaVu Sans Mono" fo:font-size="12pt" fo:font-style="normal" fo:text-shadow="none" style:text-underline-style="none" fo:font-weight="normal" style:letter-kerning="true" style:font-name-asian="lucidatypewriter" style:font-size-asian="12pt" style:font-style-asian="normal" style:font-weight-asian="normal" style:font-name-complex="lucidatypewriter"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DejaVu Sans Mono"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DejaVu Sans Mono" fo:font-size="12pt" fo:font-style="normal" fo:text-shadow="none" style:text-underline-style="none" fo:font-weight="bold" style:letter-kerning="true" style:font-name-asian="Noto Sans CJK SC Regular"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39" style:family="text">
      <style:text-properties fo:color="#3465a4" style:font-name="DejaVu Sans Mono" fo:font-size="12pt" fo:font-weight="bold" style:font-size-asian="12pt" style:font-weight-asian="bold" style:font-size-complex="12pt" style:font-weight-complex="bold"/>
    </style:style>
    <style:style style:name="T40" style:family="text">
      <style:text-properties style:use-window-font-color="true" style:font-name="DejaVu Sans Mono" fo:font-size="12pt" fo:font-weight="normal" style:font-size-asian="12pt" style:font-weight-asian="normal" style:font-size-complex="12pt" style:font-weight-complex="normal"/>
    </style:style>
    <style:style style:name="T41" style:family="text">
      <style:text-properties fo:color="#772953" style:font-name="DejaVu Sans Mono" fo:font-size="12pt" fo:font-weight="normal" style:font-size-asian="12pt" style:font-weight-asian="normal" style:font-size-complex="12pt" style:font-weight-complex="normal"/>
    </style:style>
    <style:style style:name="T42" style:family="text">
      <style:text-properties fo:font-variant="normal" fo:text-transform="none" fo:color="#18a303" style:text-outline="false" style:text-line-through-style="none" style:text-line-through-type="none" style:font-name="DejaVu Sans Mono"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3" style:family="text">
      <style:text-properties fo:color="#3465a4" style:font-name="DejaVu Sans Mono" fo:font-size="12pt" fo:font-weight="normal" style:font-size-asian="12pt" style:font-weight-asian="normal" style:font-size-complex="12pt" style:font-weight-complex="normal"/>
    </style:style>
    <style:style style:name="T44" style:family="text">
      <style:text-properties fo:color="#0369a3" style:font-name="DejaVu Sans Mono" fo:font-size="12pt" fo:font-weight="bold" style:font-size-asian="12pt" style:font-weight-asian="bold" style:font-size-complex="12pt" style:font-weight-complex="bold"/>
    </style:style>
    <style:style style:name="T45" style:family="text">
      <style:text-properties fo:font-variant="normal" fo:text-transform="none" fo:color="#0369a3" style:text-outline="false" style:text-line-through-style="none" style:text-line-through-type="none" style:font-name="DejaVu Sans Mono" fo:font-size="12pt" fo:font-style="normal" fo:text-shadow="none" style:text-underline-style="none" fo:font-weight="bold" style:letter-kerning="true" style:font-name-asian="Noto Sans CJK SC Regular"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46" style:family="text">
      <style:text-properties fo:font-variant="normal" fo:text-transform="none" style:text-outline="false" style:text-line-through-style="none" style:text-line-through-type="none" style:font-name="DejaVu Sans Mono" fo:font-size="12pt" fo:font-style="normal" fo:text-shadow="none" style:text-underline-style="none" fo:font-weight="bold" style:letter-kerning="true" style:font-name-asian="Noto Sans CJK SC Regular"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47" style:family="text">
      <style:text-properties fo:font-variant="normal" fo:text-transform="none" style:text-outline="false" style:text-line-through-style="none" style:text-line-through-type="none" style:font-name="DejaVu Sans Mono" fo:font-size="12pt" fo:font-style="normal" fo:text-shadow="none" style:text-underline-style="none" style:letter-kerning="true" style:font-name-asian="Noto Sans CJK SC Regular" style:font-size-asian="12pt" style:font-style-asian="normal" style:font-name-complex="FreeSans" style:font-size-complex="12pt" style:font-style-complex="normal" style:text-emphasize="none" style:font-relief="none" style:text-overline-style="none" style:text-overline-color="font-color"/>
    </style:style>
    <style:style style:name="T48" style:family="text">
      <style:text-properties fo:font-variant="normal" fo:text-transform="none" fo:color="#c99c00" style:text-outline="false" style:text-line-through-style="none" style:text-line-through-type="none" style:font-name="DejaVu Sans Mono" fo:font-size="12pt" fo:font-style="normal" fo:text-shadow="none" style:text-underline-style="none" style:letter-kerning="true" style:font-name-asian="Noto Sans CJK SC Regular" style:font-size-asian="12pt" style:font-style-asian="normal" style:font-name-complex="FreeSans" style:font-size-complex="12pt" style:font-style-complex="normal" style:text-emphasize="none" style:font-relief="none" style:text-overline-style="none" style:text-overline-color="font-color"/>
    </style:style>
    <style:style style:name="T49" style:family="text">
      <style:text-properties fo:font-variant="normal" fo:text-transform="none" fo:color="#c99c00" style:text-outline="false" style:text-line-through-style="none" style:text-line-through-type="none" style:font-name="DejaVu Sans Mono"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0" style:family="text">
      <style:text-properties fo:color="#c99c00" style:font-name="DejaVu Sans Mono" fo:font-size="12pt" fo:font-weight="normal" style:font-size-asian="12pt" style:font-weight-asian="normal" style:font-size-complex="12pt" style:font-weight-complex="normal"/>
    </style:style>
    <style:style style:name="T51" style:family="text">
      <style:text-properties style:font-name="Courier New" fo:font-size="14pt" style:text-underline-style="solid" style:text-underline-width="auto" style:text-underline-color="font-color" style:font-size-asian="14pt" style:font-size-complex="14pt"/>
    </style:style>
    <style:style style:name="T52" style:family="text">
      <style:text-properties style:font-name="Courier New" fo:font-size="14pt" style:font-size-asian="14pt" style:font-size-complex="14pt"/>
    </style:style>
    <style:style style:name="T53" style:family="text">
      <style:text-properties style:font-name="Courier New" fo:font-size="14pt" fo:font-style="italic" style:font-size-asian="14pt" style:font-style-asian="italic" style:font-size-complex="14pt" style:font-style-complex="italic"/>
    </style:style>
    <style:style style:name="T54" style:family="text">
      <style:text-properties style:font-name="Courier New" fo:font-size="14pt" fo:font-style="normal" style:font-size-asian="14pt" style:font-style-asian="normal" style:font-size-complex="14pt" style:font-style-complex="normal"/>
    </style:style>
    <style:style style:name="T55" style:family="text">
      <style:text-properties style:font-name="Courier New" fo:font-size="14pt" fo:font-style="normal" style:text-underline-style="solid" style:text-underline-width="auto" style:text-underline-color="font-color" style:font-size-asian="14pt" style:font-style-asian="normal" style:font-size-complex="14pt" style:font-style-complex="normal"/>
    </style:style>
    <style:style style:name="T56" style:family="text">
      <style:text-properties fo:color="#0369a3" style:font-name="Courier New" fo:font-size="14pt" fo:font-style="normal" fo:font-weight="normal" style:font-size-asian="14pt" style:font-style-asian="normal" style:font-weight-asian="normal" style:font-size-complex="14pt" style:font-style-complex="normal" style:font-weight-complex="normal"/>
    </style:style>
    <style:style style:name="T57" style:family="text">
      <style:text-properties style:use-window-font-color="true" style:font-name="Courier New" fo:font-size="14pt" fo:font-style="normal" fo:font-weight="normal" style:font-size-asian="14pt" style:font-style-asian="normal" style:font-weight-asian="normal" style:font-size-complex="14pt" style:font-style-complex="normal" style:font-weight-complex="normal"/>
    </style:style>
    <style:style style:name="T58" style:family="text">
      <style:text-properties fo:font-variant="normal" fo:text-transform="none" fo:color="#0369a3" style:text-outline="false" style:text-line-through-style="none" style:text-line-through-type="none" style:font-name="Courier New" fo:font-size="14pt" fo:font-style="normal" fo:text-shadow="none" style:text-underline-style="none" fo:font-weight="bold" style:letter-kerning="true" style:font-name-asian="Courier New" style:font-size-asian="14pt" style:font-style-asian="normal" style:font-weight-asian="bold" style:font-name-complex="Courier New" style:font-size-complex="14pt" style:font-style-complex="normal" style:font-weight-complex="bold"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font-name="Courier New" fo:font-size="14pt" fo:font-style="normal" fo:text-shadow="none" style:text-underline-style="none" fo:font-weight="normal" style:letter-kerning="true" style:font-name-asian="Courier New" style:font-size-asian="14pt" style:font-style-asian="normal" style:font-weight-asian="normal" style:font-name-complex="Courier New" style:font-size-complex="14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font-name="Courier New" fo:font-size="14pt" fo:language="es" fo:country="ES" fo:font-style="normal" fo:text-shadow="none" style:text-underline-style="none" fo:font-weight="normal" style:letter-kerning="true" style:font-name-asian="Courier New" style:font-size-asian="14pt" style:font-style-asian="normal" style:font-weight-asian="normal" style:font-name-complex="Courier New" style:font-size-complex="14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0369a3" style:text-outline="false" style:text-line-through-style="none" style:text-line-through-type="none" style:font-name="Courier New" fo:font-size="14pt" fo:language="es" fo:country="ES" fo:font-style="normal" fo:text-shadow="none" style:text-underline-style="none" fo:font-weight="bold" style:letter-kerning="true" style:font-name-asian="Courier New" style:font-size-asian="14pt" style:font-style-asian="normal" style:font-weight-asian="bold" style:font-name-complex="Courier New" style:font-size-complex="14pt" style:font-style-complex="normal" style:font-weight-complex="bold" style:text-emphasize="none" style:font-relief="none" style:text-overline-style="none" style:text-overline-color="font-color"/>
    </style:style>
    <style:style style:name="T62" style:family="text">
      <style:text-properties fo:color="#0369a3" style:font-name="Courier New" fo:font-size="14pt" fo:font-weight="bold" style:font-name-asian="Courier New" style:font-size-asian="14pt" style:font-weight-asian="bold" style:font-name-complex="Courier New" style:font-size-complex="14pt" style:font-weight-complex="bold"/>
    </style:style>
    <style:style style:name="T63" style:family="text">
      <style:text-properties style:font-name="Courier New" fo:font-size="14pt" style:font-name-asian="Courier New" style:font-size-asian="14pt" style:font-name-complex="Courier New" style:font-size-complex="14pt"/>
    </style:style>
    <style:style style:name="T64" style:family="text">
      <style:text-properties fo:font-variant="normal" fo:text-transform="none" style:text-outline="false" style:text-line-through-style="none" style:text-line-through-type="none" style:font-name="Courier New" fo:font-size="14pt" fo:font-style="normal" fo:text-shadow="none" style:text-underline-style="solid" style:text-underline-width="auto" style:text-underline-color="font-color"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65" style:family="text">
      <style:text-properties fo:font-variant="normal" fo:text-transform="none" style:text-outline="false" style:text-line-through-style="none" style:text-line-through-type="none" style:font-name="Courier New"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66" style:family="text">
      <style:text-properties fo:color="#0369a3" style:font-name="Courier New" fo:font-size="14pt" fo:font-style="normal" style:font-size-asian="14pt" style:font-style-asian="normal" style:font-size-complex="14pt" style:font-style-complex="normal"/>
    </style:style>
    <style:style style:name="T67" style:family="text">
      <style:text-properties style:font-name="Courier New" fo:font-size="14pt" fo:font-style="normal" style:text-underline-style="none" style:font-size-asian="14pt" style:font-style-asian="normal" style:font-size-complex="14pt" style:font-style-complex="normal"/>
    </style:style>
    <style:style style:name="T68" style:family="text">
      <style:text-properties fo:font-variant="normal" fo:text-transform="none" fo:color="#0369a3" style:text-outline="false" style:text-line-through-style="none" style:text-line-through-type="none" style:font-name="Courier New" fo:font-size="14pt" fo:font-style="normal" fo:text-shadow="none" style:text-underline-style="none" fo:font-weight="normal" style:letter-kerning="true" style:font-name-asian="Courier New" style:font-size-asian="14pt" style:font-style-asian="normal" style:font-weight-asian="normal" style:font-name-complex="Courier New" style:font-size-complex="14pt" style:font-style-complex="normal" style:font-weight-complex="normal" style:text-emphasize="none" style:font-relief="none" style:text-overline-style="none" style:text-overline-color="font-color"/>
    </style:style>
    <style:style style:name="T69" style:family="text">
      <style:text-properties style:use-window-font-color="true" style:font-name="Courier New" fo:font-size="14pt" fo:font-style="normal" style:text-underline-style="none" style:font-name-asian="Courier New" style:font-size-asian="14pt" style:font-style-asian="normal" style:font-name-complex="Courier New" style:font-size-complex="14pt" style:font-style-complex="normal"/>
    </style:style>
    <style:style style:name="T70" style:family="text">
      <style:text-properties fo:color="#0369a3" style:font-name="Courier New" fo:font-size="14pt" fo:font-style="normal" style:text-underline-style="none" style:font-size-asian="14pt" style:font-style-asian="normal" style:font-size-complex="14pt" style:font-style-complex="normal"/>
    </style:style>
    <style:style style:name="T71" style:family="text">
      <style:text-properties style:font-name="Courier New" fo:font-size="14pt" fo:font-style="normal" style:text-underline-style="none" style:font-name-asian="Courier New" style:font-size-asian="14pt" style:font-style-asian="normal" style:font-name-complex="Courier New" style:font-size-complex="14pt" style:font-style-complex="normal"/>
    </style:style>
    <style:style style:name="T72" style:family="text">
      <style:text-properties fo:color="#0369a3" style:font-name="Courier New" fo:font-size="14pt" fo:font-style="normal" style:text-underline-style="none" style:font-name-asian="Courier New" style:font-size-asian="14pt" style:font-style-asian="normal" style:font-name-complex="Courier New" style:font-size-complex="14pt" style:font-style-complex="normal"/>
    </style:style>
    <style:style style:name="T73" style:family="text">
      <style:text-properties fo:color="#0369a3" style:font-name="Courier New" fo:font-size="14pt"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74" style:family="text">
      <style:text-properties fo:color="#0369a3" style:font-name="Courier New" fo:font-size="14pt" fo:font-style="normal" style:text-underline-style="none" fo:font-weight="bold" style:font-size-asian="14pt" style:font-style-asian="normal" style:font-weight-asian="bold" style:font-size-complex="14pt" style:font-style-complex="normal" style:font-weight-complex="bold"/>
    </style:style>
    <style:style style:name="T75" style:family="text">
      <style:text-properties fo:color="#0369a3" style:font-name="Courier New" fo:font-size="14pt"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76" style:family="text">
      <style:text-properties style:font-name="Courier New" fo:font-size="14pt" style:text-underline-style="none" style:font-size-asian="14pt" style:font-size-complex="14pt"/>
    </style:style>
    <style:style style:name="T77" style:family="text">
      <style:text-properties fo:color="#0369a3" style:font-name="Courier New" fo:font-size="14pt" style:font-size-asian="14pt" style:font-size-complex="14pt"/>
    </style:style>
    <style:style style:name="T78" style:family="text">
      <style:text-properties fo:color="#0369a3" style:font-name="Courier New" fo:font-size="14pt" fo:font-weight="bold" style:font-size-asian="14pt" style:font-weight-asian="bold" style:font-size-complex="14pt" style:font-weight-complex="bold"/>
    </style:style>
    <style:style style:name="T79" style:family="text">
      <style:text-properties fo:color="#0066b3" style:font-name="DejaVu Sans Mono" fo:font-size="12pt" fo:font-weight="normal" style:font-size-asian="12pt" style:font-weight-asian="normal" style:font-size-complex="12pt" style:font-weight-complex="normal"/>
    </style:style>
    <style:style style:name="T80" style:family="text">
      <style:text-properties fo:font-variant="normal" fo:text-transform="none" style:use-window-font-color="true" style:text-outline="false" style:text-line-through-style="none" style:text-line-through-type="none" style:font-name="Courier New" fo:font-size="14pt" fo:font-style="normal" fo:text-shadow="none" style:text-underline-style="solid" style:text-underline-width="auto" style:text-underline-color="font-color"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369a3" style:text-outline="false" style:text-line-through-style="none" style:text-line-through-type="none" style:font-name="Courier New" fo:font-size="14pt"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font-name="Courier New"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0369a3" style:text-outline="false" style:text-line-through-style="none" style:text-line-through-type="none" style:font-name="Courier New"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84" style:family="text">
      <style:text-properties style:use-window-font-color="true" style:font-name="Courier New" fo:font-size="14pt" style:font-size-asian="14pt" style:font-size-complex="14pt"/>
    </style:style>
    <style:style style:name="T85" style:family="text">
      <style:text-properties style:use-window-font-color="true" style:font-name="Courier New" fo:font-size="14pt" style:font-name-asian="Courier New" style:font-size-asian="14pt" style:font-name-complex="Courier New" style:font-size-complex="14pt"/>
    </style:style>
    <style:style style:name="T86" style:family="text">
      <style:text-properties fo:font-variant="normal" fo:text-transform="none" fo:color="#0369a3" style:text-outline="false" style:text-line-through-style="none" style:text-line-through-type="none" style:font-name="DejaVu Sans Mono"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87" style:family="text">
      <style:text-properties fo:font-variant="normal" fo:text-transform="none" style:text-outline="false" style:text-line-through-style="none" style:text-line-through-type="none" style:font-name="DejaVu Sans Mono"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88" style:family="text">
      <style:text-properties fo:color="#0369a3" style:font-name="Courier New" fo:font-size="14pt" style:text-underline-style="none" style:font-size-asian="14pt" style:font-size-complex="14pt"/>
    </style:style>
    <style:style style:name="T89" style:family="text">
      <style:text-properties fo:font-variant="normal" fo:text-transform="none" style:use-window-font-color="true" style:text-outline="false" style:text-line-through-style="none" style:text-line-through-type="none" style:font-name="Courier New" fo:font-size="14pt" fo:text-shadow="none" style:text-underline-style="solid" style:text-underline-width="auto" style:text-underline-color="font-color" fo:font-weight="normal" style:letter-kerning="true" style:font-name-asian="Noto Sans CJK SC Regular" style:font-size-asian="14pt" style:font-weight-asian="normal" style:font-name-complex="FreeSans" style:font-size-complex="14pt" style:font-weight-complex="normal" style:text-emphasize="none" style:font-relief="none" style:text-overline-style="none" style:text-overline-color="font-color"/>
    </style:style>
    <style:style style:name="T90" style:family="text">
      <style:text-properties fo:font-variant="normal" fo:text-transform="none" style:use-window-font-color="true" style:text-outline="false" style:text-line-through-style="none" style:text-line-through-type="none" style:font-name="Courier New" fo:font-size="14pt" fo:text-shadow="none" fo:font-weight="normal" style:letter-kerning="true" style:font-name-asian="Noto Sans CJK SC Regular" style:font-size-asian="14pt" style:font-weight-asian="normal" style:font-name-complex="FreeSans" style:font-size-complex="14pt" style:font-weight-complex="normal" style:text-emphasize="none"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font-name="Courier New" fo:font-size="14pt" fo:font-style="italic" fo:text-shadow="none" fo:font-weight="normal" style:letter-kerning="true" style:font-name-asian="Noto Sans CJK SC Regular" style:font-size-asian="14pt" style:font-style-asian="italic" style:font-weight-asian="normal" style:font-name-complex="FreeSans" style:font-size-complex="14pt" style:font-style-complex="italic" style:font-weight-complex="normal" style:text-emphasize="none" style:font-relief="none" style:text-overline-style="none" style:text-overline-color="font-color"/>
    </style:style>
    <style:style style:name="T92" style:family="text">
      <style:text-properties fo:color="#0369a3" style:font-name="Courier New" fo:font-size="14pt" style:font-name-asian="Courier New" style:font-size-asian="14pt" style:font-name-complex="Courier New" style:font-size-complex="14pt"/>
    </style:style>
    <style:style style:name="T93" style:family="text">
      <style:text-properties style:font-name="Courier New" fo:font-size="14pt" fo:language="es" fo:country="ES" style:text-underline-style="none" style:font-size-asian="14pt" style:font-size-complex="14pt"/>
    </style:style>
    <style:style style:name="T94" style:family="text">
      <style:text-properties fo:font-variant="normal" fo:text-transform="none" fo:color="#0369a3" style:text-outline="false" style:text-line-through-style="none" style:text-line-through-type="none" style:font-name="Courier New" fo:font-size="14pt" fo:language="es" fo:country="ES"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95" style:family="text">
      <style:text-properties fo:font-variant="normal" fo:text-transform="none" style:use-window-font-color="true" style:text-outline="false" style:text-line-through-style="none" style:text-line-through-type="none" style:font-name="Courier New" fo:font-size="14pt" fo:language="es" fo:country="ES"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96" style:family="text">
      <style:text-properties fo:font-variant="normal" fo:text-transform="none" style:use-window-font-color="true" style:text-outline="false" style:text-line-through-style="none" style:text-line-through-type="none" style:font-name="Courier New" fo:font-size="14pt" fo:language="es" fo:country="ES" fo:font-style="italic" fo:text-shadow="none" style:text-underline-style="none" fo:font-weight="normal" style:letter-kerning="true" style:font-name-asian="Noto Sans CJK SC Regular" style:font-size-asian="14pt" style:font-style-asian="italic" style:font-weight-asian="normal" style:font-name-complex="FreeSans" style:font-size-complex="14pt" style:font-style-complex="italic" style:font-weight-complex="normal" style:text-emphasize="none" style:font-relief="none" style:text-overline-style="none" style:text-overline-color="font-color"/>
    </style:style>
    <style:style style:name="T97" style:family="text">
      <style:text-properties fo:color="#c99c00" style:font-name="Courier New" fo:font-size="14pt" style:font-size-asian="14pt" style:font-size-complex="14pt"/>
    </style:style>
    <style:style style:name="T98" style:family="text">
      <style:text-properties fo:font-variant="normal" fo:text-transform="none" fo:color="#c99c00" style:text-outline="false" style:text-line-through-style="none" style:text-line-through-type="none" style:font-name="Courier New"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99" style:family="text">
      <style:text-properties fo:color="#c99c00" style:font-name="DejaVu Sans Mono" fo:font-size="12pt" style:text-underline-style="none" fo:font-weight="bold" style:font-size-asian="12pt" style:font-weight-asian="bold" style:font-size-complex="12pt" style:font-weight-complex="bold"/>
    </style:style>
    <style:style style:name="T100" style:family="text">
      <style:text-properties fo:color="#c99c00" style:font-name="Courier New" fo:font-size="14pt" style:text-underline-style="none" style:font-size-asian="14pt" style:font-size-complex="14pt"/>
    </style:style>
    <style:style style:name="T101" style:family="text">
      <style:text-properties style:font-name="Courier New" fo:font-size="14pt" style:text-underline-style="solid" style:text-underline-width="auto" style:text-underline-color="font-color" style:font-name-asian="Courier New" style:font-size-asian="14pt" style:font-name-complex="Courier New" style:font-size-complex="14pt"/>
    </style:style>
    <style:style style:name="T102" style:family="text">
      <style:text-properties style:use-window-font-color="true" style:font-name="Courier New" fo:font-size="14pt" style:text-underline-style="none" style:font-name-asian="Courier New" style:font-size-asian="14pt" style:font-name-complex="Courier New" style:font-size-complex="14pt"/>
    </style:style>
    <style:style style:name="T103" style:family="text">
      <style:text-properties fo:color="#0369a3" style:font-name="Courier New" fo:font-size="14pt" style:text-underline-style="none" style:font-name-asian="Courier New" style:font-size-asian="14pt" style:font-name-complex="Courier New" style:font-size-complex="14pt"/>
    </style:style>
    <style:style style:name="T104" style:family="text">
      <style:text-properties style:font-name="Courier New" fo:font-size="14pt" style:text-underline-style="none" style:font-name-asian="Courier New" style:font-size-asian="14pt" style:font-name-complex="Courier New" style:font-size-complex="14pt"/>
    </style:style>
    <style:style style:name="T105" style:family="text">
      <style:text-properties style:font-name="Courier New" fo:font-size="14pt" fo:language="es" fo:country="ES" style:text-underline-style="none" style:font-name-asian="Courier New" style:font-size-asian="14pt" style:font-name-complex="Courier New" style:font-size-complex="14pt"/>
    </style:style>
    <style:style style:name="T106" style:family="text">
      <style:text-properties fo:color="#c99c00" style:font-name="Courier New" fo:font-size="14pt" style:font-name-asian="Courier New" style:font-size-asian="14pt" style:font-name-complex="Courier New" style:font-size-complex="14pt"/>
    </style:style>
    <style:style style:name="T107" style:family="text">
      <style:text-properties fo:color="#c99c00" style:font-name="DejaVu Sans Mono" fo:font-size="12pt" style:text-underline-style="none" fo:font-weight="bold" style:font-name-asian="Courier New" style:font-size-asian="12pt" style:font-weight-asian="bold" style:font-name-complex="Courier New" style:font-size-complex="12pt" style:font-weight-complex="bold"/>
    </style:style>
    <style:style style:name="T108" style:family="text">
      <style:text-properties fo:color="#c99c00" style:font-name="Courier New" fo:font-size="14pt" style:text-underline-style="none" style:font-name-asian="Courier New" style:font-size-asian="14pt" style:font-name-complex="Courier New" style:font-size-complex="14pt"/>
    </style:style>
    <style:style style:name="T109" style:family="text">
      <style:text-properties fo:color="#0369a3" style:font-name="DejaVu Sans Mono" fo:font-size="12pt" style:text-underline-style="none" fo:font-weight="bold" style:font-size-asian="12pt" style:font-weight-asian="bold" style:font-size-complex="12pt" style:font-weight-complex="bold"/>
    </style:style>
    <style:style style:name="T110" style:family="text">
      <style:text-properties style:font-name="DejaVu Sans Mono" fo:font-size="12pt" style:text-underline-style="none" style:font-size-asian="12pt" style:font-size-complex="12pt"/>
    </style:style>
    <style:style style:name="T111" style:family="text">
      <style:text-properties fo:color="#c99c00" style:font-name="DejaVu Sans Mono" fo:font-size="12pt" style:text-underline-style="none" style:font-size-asian="12pt" style:font-size-complex="12pt"/>
    </style:style>
    <style:style style:name="T112" style:family="text">
      <style:text-properties fo:color="#c99c00" style:font-name="DejaVu Sans Mono" fo:font-size="12pt" style:text-underline-style="none" fo:font-weight="normal" style:font-size-asian="12pt" style:font-weight-asian="normal" style:font-size-complex="12pt" style:font-weight-complex="normal"/>
    </style:style>
    <style:style style:name="T113" style:family="text">
      <style:text-properties fo:color="#0369a3" style:font-name="Courier New" fo:font-size="14pt" fo:font-weight="normal" style:font-name-asian="Courier New" style:font-size-asian="14pt" style:font-weight-asian="normal" style:font-name-complex="Courier New" style:font-size-complex="14pt" style:font-weight-complex="normal"/>
    </style:style>
    <style:style style:name="T114" style:family="text">
      <style:text-properties style:font-name="Courier New" fo:font-size="14pt" fo:language="es" fo:country="ES" style:font-name-asian="Courier New" style:font-size-asian="14pt" style:font-name-complex="Courier New" style:font-size-complex="14pt"/>
    </style:style>
    <style:style style:name="T115" style:family="text">
      <style:text-properties fo:color="#0369a3" style:font-name="Courier New" fo:font-size="14pt" fo:language="es" fo:country="ES" style:font-name-asian="Courier New" style:font-size-asian="14pt" style:font-name-complex="Courier New" style:font-size-complex="14pt"/>
    </style:style>
    <style:style style:name="T116" style:family="text">
      <style:text-properties style:use-window-font-color="true" style:font-name="Courier New" fo:font-size="14pt" fo:language="es" fo:country="ES" style:font-name-asian="Courier New" style:font-size-asian="14pt" style:font-name-complex="Courier New" style:font-size-complex="14pt"/>
    </style:style>
    <style:style style:name="T117" style:family="text">
      <style:text-properties fo:color="#0369a3" style:font-name="Courier New" fo:font-size="14pt" style:text-underline-style="none" fo:font-weight="normal" style:font-size-asian="14pt" style:font-weight-asian="normal" style:font-size-complex="14pt" style:font-weight-complex="normal"/>
    </style:style>
    <style:style style:name="T118" style:family="text">
      <style:text-properties fo:color="#0369a3" style:font-name="Courier New" fo:font-size="14pt"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ain" draw:style-name="dp1" draw:master-page-name="Predeterminado" presentation:presentation-page-layout-name="AL1T0">
        <office:forms form:automatic-focus="false" form:apply-design-mode="false"/>
        <draw:custom-shape draw:style-name="gr1" draw:text-style-name="P2" xml:id="id12" draw:id="id12" draw:layer="layout" svg:width="3cm" svg:height="3cm" svg:x="19.354cm" svg:y="1.818cm">
          <office:event-listeners>
            <presentation:event-listener script:event-name="dom:click" presentation:action="show" xlink:href="#initialize" xlink:type="simple" xlink:show="embed" xlink:actuate="onRequest"/>
          </office:event-listeners>
          <text:p text:style-name="P1"><text:span text:style-name="T1">intializ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3" draw:id="id3" draw:layer="layout" svg:width="3cm" svg:height="3cm" svg:x="14.851cm" svg:y="8.2cm">
          <office:event-listeners>
            <presentation:event-listener script:event-name="dom:click" presentation:action="show" xlink:href="#robin" xlink:type="simple" xlink:show="embed" xlink:actuate="onRequest"/>
          </office:event-listeners>
          <text:p text:style-name="P1"><text:span text:style-name="T1">rob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2" draw:id="id2" draw:layer="layout" svg:width="3cm" svg:height="3cm" svg:x="5.864cm" svg:y="8.224cm">
          <office:event-listeners>
            <presentation:event-listener script:event-name="dom:click" presentation:action="show" xlink:href="#dirichlet" xlink:type="simple" xlink:show="embed" xlink:actuate="onRequest"/>
          </office:event-listeners>
          <text:p text:style-name="P1"><text:span text:style-name="T1">dirichl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7" draw:id="id7" draw:layer="layout" svg:width="3cm" svg:height="3cm" svg:x="14.846cm" svg:y="3.7cm">
          <office:event-listeners>
            <presentation:event-listener script:event-name="dom:click" presentation:action="show" xlink:href="#neumann" xlink:type="simple" xlink:show="embed" xlink:actuate="onRequest"/>
          </office:event-listeners>
          <text:p text:style-name="P1"><text:span text:style-name="T1">neuman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3cm" svg:height="3cm" svg:x="1.327cm" svg:y="8.203cm">
          <office:event-listeners>
            <presentation:event-listener script:event-name="dom:click" presentation:action="show" xlink:href="#delta_t" xlink:type="simple" xlink:show="embed" xlink:actuate="onRequest"/>
          </office:event-listeners>
          <text:p text:style-name="P1"><text:span text:style-name="T1">delta_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4" draw:id="id14" draw:layer="layout" svg:width="3cm" svg:height="3cm" svg:x="10.364cm" svg:y="17.204cm">
          <office:event-listeners>
            <presentation:event-listener script:event-name="dom:click" presentation:action="show" xlink:href="#graph_mesh" xlink:type="simple" xlink:show="embed" xlink:actuate="onRequest"/>
          </office:event-listeners>
          <text:p text:style-name="P1"><text:span text:style-name="T1">graph_m</text:span><text:span text:style-name="T1">e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8" draw:id="id8" draw:layer="layout" svg:width="3cm" svg:height="3cm" svg:x="23.864cm" svg:y="12.696cm">
          <office:event-listeners>
            <presentation:event-listener script:event-name="dom:click" presentation:action="show" xlink:href="#genC" xlink:type="simple" xlink:show="embed" xlink:actuate="onRequest"/>
          </office:event-listeners>
          <text:p text:style-name="P1"><text:span text:style-name="T1">gen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1" draw:id="id11" draw:layer="layout" svg:width="3cm" svg:height="3cm" svg:x="19.348cm" svg:y="12.722cm">
          <office:event-listeners>
            <presentation:event-listener script:event-name="dom:click" presentation:action="show" xlink:href="#genK" xlink:type="simple" xlink:show="embed" xlink:actuate="onRequest"/>
          </office:event-listeners>
          <text:p text:style-name="P1"><text:span text:style-name="T1">gen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0" draw:id="id10" draw:layer="layout" svg:width="3cm" svg:height="3cm" svg:x="14.855cm" svg:y="12.714cm">
          <office:event-listeners>
            <presentation:event-listener script:event-name="dom:click" presentation:action="show" xlink:href="#genF" xlink:type="simple" xlink:show="embed" xlink:actuate="onRequest"/>
          </office:event-listeners>
          <text:p text:style-name="P1"><text:span text:style-name="T1">genF</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 draw:id="id5" draw:layer="layout" svg:width="3cm" svg:height="3cm" svg:x="1.328cm" svg:y="8.204cm">
          <office:event-listeners>
            <presentation:event-listener script:event-name="dom:click" presentation:action="show" xlink:href="#delta_t" xlink:type="simple" xlink:show="embed" xlink:actuate="onRequest"/>
          </office:event-listeners>
          <text:p text:style-name="P1"><text:span text:style-name="T1">delta_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9" draw:id="id9" draw:layer="layout" svg:width="3cm" svg:height="3cm" svg:x="19.348cm" svg:y="8.226cm">
          <office:event-listeners>
            <presentation:event-listener script:event-name="dom:click" presentation:action="show" xlink:href="#gen_system" xlink:type="simple" xlink:show="embed" xlink:actuate="onRequest"/>
          </office:event-listeners>
          <text:p text:style-name="P1"><text:span text:style-name="T1">gen_syste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1" draw:id="id1" draw:layer="layout" svg:width="3cm" svg:height="3cm" svg:x="10.356cm" svg:y="8.209cm">
          <office:event-listeners>
            <presentation:event-listener script:event-name="dom:click" presentation:action="show" xlink:href="#pcond" xlink:type="simple" xlink:show="embed" xlink:actuate="onRequest"/>
          </office:event-listeners>
          <text:p text:style-name="P1"><text:span text:style-name="T1">pco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10.356cm" svg:y1="9.709cm" svg:x2="8.864cm" svg:y2="9.724cm" draw:start-shape="id1" draw:start-glue-point="6" draw:end-shape="id2" draw:end-glue-point="10" svg:d="M10356 9709l-1492 15" svg:viewBox="0 0 1493 16">
          <text:p/>
        </draw:connector>
        <draw:connector draw:style-name="gr4" draw:text-style-name="P5" draw:layer="layout" draw:type="line" svg:x1="2.851cm" svg:y1="14.802cm" svg:x2="2.864cm" svg:y2="15.804cm" svg:d="M2851 14802l13 1002" svg:viewBox="0 0 14 1003">
          <text:p/>
        </draw:connector>
        <draw:custom-shape draw:style-name="gr1" draw:text-style-name="P2" xml:id="id4" draw:id="id4" draw:layer="layout" svg:width="3cm" svg:height="3cm" svg:x="10.366cm" svg:y="3.73cm">
          <office:event-listeners>
            <presentation:event-listener script:event-name="dom:click" presentation:action="show" xlink:href="#blerp" xlink:type="simple" xlink:show="embed" xlink:actuate="onRequest"/>
          </office:event-listeners>
          <text:p text:style-name="P1"><text:span text:style-name="T1">bler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14.851cm" svg:y1="9.7cm" svg:x2="13.356cm" svg:y2="9.709cm" draw:start-shape="id3" draw:start-glue-point="6" draw:end-shape="id1" draw:end-glue-point="10" svg:d="M14851 9700l-1495 9" svg:viewBox="0 0 1496 10">
          <text:p/>
        </draw:connector>
        <draw:connector draw:style-name="gr4" draw:text-style-name="P5" draw:layer="layout" draw:type="line" svg:x1="11.866cm" svg:y1="6.73cm" svg:x2="11.856cm" svg:y2="8.209cm" draw:start-shape="id4" draw:start-glue-point="8" draw:end-shape="id1" draw:end-glue-point="4" svg:d="M11866 6730l-10 1479" svg:viewBox="0 0 11 1480">
          <text:p/>
        </draw:connector>
        <draw:custom-shape draw:style-name="gr2" draw:text-style-name="P3" xml:id="id6" draw:id="id6" draw:layer="layout" svg:width="3cm" svg:height="3cm" svg:x="1.36cm" svg:y="12.71cm">
          <office:event-listeners>
            <presentation:event-listener script:event-name="dom:click" presentation:action="show" xlink:href="#explicit" xlink:type="simple" xlink:show="embed" xlink:actuate="onRequest"/>
          </office:event-listeners>
          <text:p text:style-name="P1"><text:span text:style-name="T1">explici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6" draw:id="id16" draw:layer="layout" svg:width="3cm" svg:height="3cm" svg:x="10.36cm" svg:y="12.71cm">
          <office:event-listeners>
            <presentation:event-listener script:event-name="dom:click" presentation:action="show" xlink:href="#implicit" xlink:type="simple" xlink:show="embed" xlink:actuate="onRequest"/>
          </office:event-listeners>
          <text:p text:style-name="P1"><text:span text:style-name="T1">implici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15" draw:id="id15" draw:layer="layout" svg:width="3cm" svg:height="3cm" svg:x="5.86cm" svg:y="12.705cm">
          <office:event-listeners>
            <presentation:event-listener script:event-name="dom:click" presentation:action="show" xlink:href="#solve" xlink:type="simple" xlink:show="embed" xlink:actuate="onRequest"/>
          </office:event-listeners>
          <text:p text:style-name="P1"><text:span text:style-name="T1">sol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5" draw:layer="layout" draw:type="line" svg:x1="2.828cm" svg:y1="11.204cm" svg:x2="2.86cm" svg:y2="12.71cm" draw:start-shape="id5" draw:start-glue-point="8" draw:end-shape="id6" draw:end-glue-point="4" svg:d="M2828 11204l32 1506" svg:viewBox="0 0 33 1507">
          <text:p/>
        </draw:connector>
        <draw:custom-shape draw:style-name="gr5" draw:text-style-name="P6" draw:layer="layout" svg:width="3cm" svg:height="3cm" svg:x="24.212cm" svg:y="1.8cm">
          <office:event-listeners>
            <presentation:event-listener script:event-name="dom:click" presentation:action="show" xlink:href="#notacion" xlink:type="simple" xlink:show="embed" xlink:actuate="onRequest"/>
          </office:event-listeners>
          <text:p text:style-name="P1"><text:span text:style-name="T1">info</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3" xml:id="id13" draw:id="id13" draw:layer="layout" svg:width="3cm" svg:height="3cm" svg:x="5.861cm" svg:y="17.206cm">
          <office:event-listeners>
            <presentation:event-listener script:event-name="dom:click" presentation:action="show" xlink:href="#flux" xlink:type="simple" xlink:show="embed" xlink:actuate="onRequest"/>
          </office:event-listeners>
          <text:p text:style-name="P1"><text:span text:style-name="T1">flu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5" draw:layer="layout" draw:type="line" svg:x1="16.346cm" svg:y1="6.7cm" svg:x2="16.351cm" svg:y2="8.2cm" draw:start-shape="id7" draw:start-glue-point="8" draw:end-shape="id3" draw:end-glue-point="4" svg:d="M16346 6700l5 1500" svg:viewBox="0 0 6 1501">
          <text:p/>
        </draw:connector>
        <draw:connector draw:style-name="gr4" draw:text-style-name="P5" draw:layer="layout" draw:type="line" svg:x1="24.303cm" svg:y1="13.135cm" svg:x2="21.909cm" svg:y2="10.787cm" draw:start-shape="id8" draw:start-glue-point="5" draw:end-shape="id9" draw:end-glue-point="9" svg:d="M24303 13135l-2394-2348" svg:viewBox="0 0 2395 2349">
          <text:p/>
        </draw:connector>
        <draw:connector draw:style-name="gr4" draw:text-style-name="P5" draw:layer="layout" draw:type="line" svg:x1="17.416cm" svg:y1="13.153cm" svg:x2="19.787cm" svg:y2="10.787cm" draw:start-shape="id10" draw:start-glue-point="11" draw:end-shape="id9" draw:end-glue-point="7" svg:d="M17416 13153l2371-2366" svg:viewBox="0 0 2372 2367">
          <text:p/>
        </draw:connector>
        <draw:connector draw:style-name="gr4" draw:text-style-name="P5" draw:layer="layout" draw:type="line" svg:x1="20.848cm" svg:y1="12.722cm" svg:x2="20.848cm" svg:y2="11.226cm" draw:start-shape="id11" draw:start-glue-point="4" draw:end-shape="id9" draw:end-glue-point="8" svg:d="M20848 12722v-1496" svg:viewBox="0 0 1 1497">
          <text:p/>
        </draw:connector>
        <draw:connector draw:style-name="gr4" draw:text-style-name="P5" draw:layer="layout" draw:type="line" svg:x1="20.854cm" svg:y1="4.818cm" svg:x2="20.848cm" svg:y2="8.226cm" draw:start-shape="id12" draw:start-glue-point="8" draw:end-shape="id9" svg:d="M20854 4818l-6 3408" svg:viewBox="0 0 7 3409">
          <text:p/>
        </draw:connector>
        <draw:connector draw:style-name="gr4" draw:text-style-name="P5" draw:layer="layout" draw:type="line" svg:x1="19.787cm" svg:y1="8.665cm" svg:x2="17.407cm" svg:y2="6.261cm" draw:start-shape="id9" draw:start-glue-point="5" draw:end-shape="id7" draw:end-glue-point="9" svg:d="M19787 8665l-2380-2404" svg:viewBox="0 0 2381 2405">
          <text:p/>
        </draw:connector>
        <draw:connector draw:style-name="gr4" draw:text-style-name="P5" draw:layer="layout" draw:type="line" svg:x1="8.861cm" svg:y1="18.706cm" svg:x2="10.364cm" svg:y2="18.704cm" draw:start-shape="id13" draw:start-glue-point="10" draw:end-shape="id14" svg:d="M8861 18706l1503-2" svg:viewBox="0 0 1504 3">
          <text:p/>
        </draw:connector>
        <draw:connector draw:style-name="gr4" draw:text-style-name="P5" draw:layer="layout" draw:type="line" svg:x1="8.86cm" svg:y1="14.205cm" svg:x2="10.36cm" svg:y2="14.21cm" draw:start-shape="id15" draw:start-glue-point="10" draw:end-shape="id16" svg:d="M8860 14205l1500 5" svg:viewBox="0 0 1501 6">
          <text:p/>
        </draw:connector>
        <draw:connector draw:style-name="gr4" draw:text-style-name="P5" draw:layer="layout" draw:type="line" svg:x1="5.86cm" svg:y1="14.205cm" svg:x2="4.36cm" svg:y2="14.21cm" draw:start-shape="id15" draw:start-glue-point="6" draw:end-shape="id6" svg:d="M5860 14205l-1500 5" svg:viewBox="0 0 1501 6">
          <text:p/>
        </draw:connector>
        <draw:connector draw:style-name="gr4" draw:text-style-name="P5" draw:layer="layout" draw:type="line" svg:x1="3.921cm" svg:y1="15.271cm" svg:x2="6.3cm" svg:y2="17.645cm" draw:start-shape="id6" draw:start-glue-point="9" draw:end-shape="id13" draw:end-glue-point="5" svg:d="M3921 15271l2379 2374" svg:viewBox="0 0 2380 2375">
          <text:p/>
        </draw:connector>
        <draw:connector draw:style-name="gr4" draw:text-style-name="P5" draw:layer="layout" draw:type="line" svg:x1="7.36cm" svg:y1="15.705cm" svg:x2="7.361cm" svg:y2="17.206cm" draw:start-shape="id15" draw:start-glue-point="8" draw:end-shape="id13" draw:end-glue-point="4" svg:d="M7360 15705l1 1501" svg:viewBox="0 0 2 1502">
          <text:p/>
        </draw:connector>
        <draw:connector draw:style-name="gr4" draw:text-style-name="P5" draw:layer="layout" draw:type="line" svg:x1="10.799cm" svg:y1="15.271cm" svg:x2="8.422cm" svg:y2="17.645cm" draw:start-shape="id16" draw:start-glue-point="7" draw:end-shape="id13" draw:end-glue-point="11" svg:d="M10799 15271l-2377 2374" svg:viewBox="0 0 2378 2375">
          <text:p/>
        </draw:connector>
        <draw:connector draw:style-name="gr4" draw:text-style-name="P5" draw:layer="layout" draw:type="line" svg:x1="7.364cm" svg:y1="11.224cm" svg:x2="7.36cm" svg:y2="12.705cm" draw:start-shape="id2" draw:start-glue-point="8" draw:end-shape="id15" svg:d="M7364 11224l-4 1481" svg:viewBox="0 0 5 1482">
          <text:p/>
        </draw:connector>
        <draw:custom-shape draw:style-name="gr7" draw:text-style-name="P7" xml:id="id17" draw:id="id17" draw:layer="layout" svg:width="2cm" svg:height="2cm" svg:x="1.834cm" svg:y="2.334cm">
          <office:event-listeners>
            <presentation:event-listener script:event-name="dom:click" presentation:action="show" xlink:href="#model" xlink:type="simple" xlink:show="embed" xlink:actuate="onRequest"/>
          </office:event-listeners>
          <text:p text:style-name="P1"><text:span text:style-name="T2">model</text:span></text:p>
          <draw:enhanced-geometry svg:viewBox="0 0 21600 21600" draw:mirror-horizontal="false" draw:mirror-vertical="false" draw:type="rectangle" draw:enhanced-path="M 0 0 L 21600 0 21600 21600 0 21600 0 0 Z N"/>
        </draw:custom-shape>
        <draw:connector draw:style-name="gr8" draw:text-style-name="P5" draw:layer="layout" draw:type="line" svg:x1="3.834cm" svg:y1="3.334cm" svg:x2="5.875cm" svg:y2="3.336cm" draw:start-shape="id17" draw:start-glue-point="1" draw:end-shape="id18" draw:end-glue-point="6" svg:d="M3834 3334l2041 2" svg:viewBox="0 0 2042 3">
          <text:p/>
        </draw:connector>
        <draw:custom-shape draw:style-name="gr9" draw:text-style-name="P8" xml:id="id18" draw:id="id18" draw:layer="layout" svg:width="3cm" svg:height="3cm" svg:x="5.875cm" svg:y="1.836cm">
          <office:event-listeners>
            <presentation:event-listener script:event-name="dom:click" presentation:action="show" xlink:href="#fem2d_heat" xlink:type="simple" xlink:show="embed" xlink:actuate="onRequest"/>
          </office:event-listeners>
          <text:p text:style-name="P1"><text:span text:style-name="T1">fem2d_he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 draw:text-style-name="P5" draw:layer="layout" svg:width="27cm" svg:height="20cm" svg:x="0.5cm" svg:y="0.5cm">
            <text:p/>
            <draw:enhanced-geometry svg:viewBox="0 0 21600 21600" draw:type="rectangle" draw:enhanced-path="M 0 0 L 21600 0 21600 21600 0 21600 0 0 Z N"/>
          </draw:custom-shape>
          <draw:frame draw:style-name="gr11" draw:text-style-name="P9" draw:layer="layout" svg:width="11.5cm" svg:height="0.89cm" svg:x="0.5cm" svg:y="0.501cm">
            <draw:text-box>
              <text:p><text:span text:style-name="T3">FEM – Ecuación del Calor</text:span></text:p>
            </draw:text-box>
          </draw:frame>
          <draw:line draw:style-name="gr12" draw:text-style-name="P5" draw:layer="layout" svg:x1="12cm" svg:y1="0.501cm" svg:x2="11cm" svg:y2="1.5cm">
            <text:p/>
          </draw:line>
          <draw:line draw:style-name="gr12" draw:text-style-name="P5" draw:layer="layout" svg:x1="16.77cm" svg:y1="1.5cm" svg:x2="16.77cm" svg:y2="0.501cm">
            <text:p/>
          </draw:line>
          <draw:frame draw:style-name="gr13" draw:text-style-name="P11" draw:layer="layout" svg:width="11.493cm" svg:height="1.087cm" svg:x="16.182cm" svg:y="0.501cm">
            <draw:text-box>
              <text:p text:style-name="P10"><text:span text:style-name="T4">Grafo de Conectividad <text:s text:c="9"/></text:span></text:p>
            </draw:text-box>
          </draw:frame>
          <draw:line draw:style-name="gr12" draw:text-style-name="P5" draw:layer="layout" svg:x1="16.769cm" svg:y1="1.501cm" svg:x2="27.5cm" svg:y2="1.5cm">
            <text:p/>
          </draw:line>
          <draw:line draw:style-name="gr12" draw:text-style-name="P5" draw:layer="layout" svg:x1="0.5cm" svg:y1="1.5cm" svg:x2="11cm" svg:y2="1.5cm">
            <text:p/>
          </draw:line>
        </draw:g>
        <draw:connector draw:style-name="gr4" draw:text-style-name="P5" draw:layer="layout" draw:type="line" svg:x1="8.875cm" svg:y1="3.336cm" svg:x2="19.354cm" svg:y2="3.318cm" draw:start-shape="id18" draw:start-glue-point="10" draw:end-shape="id12" draw:end-glue-point="3" svg:d="M8875 3336l10479-18" svg:viewBox="0 0 10480 19">
          <text:p/>
        </draw:connector>
        <presentation:notes draw:style-name="dp2">
          <draw:page-thumbnail draw:style-name="gr14" draw:layer="layout" svg:width="14.848cm" svg:height="11.136cm" svg:x="3.075cm" svg:y="2.257cm" draw:page-number="1" presentation:class="page"/>
          <draw:frame presentation:style-name="pr1" draw:text-style-name="P12" draw:layer="layout" svg:width="16.799cm" svg:height="13.364cm" svg:x="2.1cm" svg:y="14.107cm" presentation:class="notes" presentation:placeholder="true">
            <draw:text-box/>
          </draw:frame>
        </presentation:notes>
      </draw:page>
      <draw:page draw:name="notacion" draw:style-name="dp1" draw:master-page-name="Predeterminado" presentation:presentation-page-layout-name="AL2T1">
        <office:forms form:automatic-focus="false" form:apply-design-mode="false"/>
        <draw:frame draw:style-name="gr15" draw:text-style-name="P14" draw:layer="layout" svg:width="26cm" svg:height="9.066cm" svg:x="1.1cm" svg:y="6.921cm">
          <draw:text-box>
            <text:p text:style-name="P13"><text:span text:style-name="T5">Resumen de variables</text:span><text:span text:style-name="T6">:</text:span></text:p>
            <text:list text:style-name="L1">
              <text:list-item>
                <text:p text:style-name="P13"><text:span text:style-name="T7">xnode</text:span><text:span text:style-name="T6">: matriz de pares (x,y) representando cada nodo de la malla.</text:span></text:p>
              </text:list-item>
              <text:list-item>
                <text:p text:style-name="P13"><text:span text:style-name="T7">icone</text:span><text:span text:style-name="T6">: matriz de conectividad. Todos los nodos se conectan formando elementos </text:span><text:span text:style-name="T8">rectangulares</text:span><text:span text:style-name="T6"> (pero el tratamiento general del método es por nodos</text:span><text:span text:style-name="T8">)</text:span></text:p>
              </text:list-item>
              <text:list-item>
                <text:p text:style-name="P13"><text:span text:style-name="T9">K</text:span><text:span text:style-name="T10">: </text:span><text:span text:style-name="T11">matriz del sistema (difusión + reacción</text:span><text:span text:style-name="T12">)</text:span></text:p>
              </text:list-item>
              <text:list-item>
                <text:p text:style-name="P13"><text:span text:style-name="T7">C</text:span><text:span text:style-name="T13">: matriz de masa (término reactivo/temporal).</text:span></text:p>
              </text:list-item>
              <text:list-item>
                <text:p text:style-name="P13"><text:span text:style-name="T7">F</text:span><text:span text:style-name="T6">: </text:span><text:span text:style-name="T14">vector de flujo térmico.</text:span></text:p>
              </text:list-item>
              <text:list-item>
                <text:p text:style-name="P13"><text:span text:style-name="T7">PHI</text:span><text:span text:style-name="T6">: vector solución del método numérico (escalar</text:span><text:span text:style-name="T8">)</text:span></text:p>
              </text:list-item>
              <text:list-item>
                <text:p text:style-name="P13"><text:span text:style-name="T7">DIR</text:span><text:span text:style-name="T6">: matriz de nodos frontera tipo Dirichlet.</text:span></text:p>
              </text:list-item>
              <text:list-item>
                <text:p text:style-name="P13"><text:span text:style-name="T7">NEU</text:span><text:span text:style-name="T6">: matriz de pares de nodos frontera tipo Neumann.</text:span></text:p>
              </text:list-item>
              <text:list-item>
                <text:p text:style-name="P13"><text:span text:style-name="T7">ROB</text:span><text:span text:style-name="T6">: matriz de pares de nodos frontera tipo Robin.</text:span></text:p>
              </text:list-item>
              <text:list-item>
                <text:p text:style-name="P13"><text:span text:style-name="T7">PUN</text:span><text:span text:style-name="T6">: matriz de nodos donde se aplican fuentes puntuales.</text:span></text:p>
              </text:list-item>
              <text:list-item>
                <text:p text:style-name="P13"><text:span text:style-name="T7">model</text:span><text:span text:style-name="T6">: struct con todos los datos del modelo (constantes, esquema numérico, etc.)</text:span></text:p>
              </text:list-item>
              <text:list-item>
                <text:p text:style-name="P13"><text:span text:style-name="T7">Q</text:span><text:span text:style-name="T6">: vector/matriz de flujo de calor.</text:span></text:p>
              </text:list-item>
              <text:list-item>
                <text:p text:style-name="P13"><text:span text:style-name="T9">kx</text:span><text:span text:style-name="T10">, </text:span><text:span text:style-name="T7">ky</text:span><text:span text:style-name="T6">: constantes de conductividad térmica del material en x e y, respectivamente.</text:span></text:p>
              </text:list-item>
              <text:list-item>
                <text:p text:style-name="P13"><text:span text:style-name="T9">c</text:span><text:span text:style-name="T10">: constante</text:span><text:span text:style-name="T6"> de reacción del material.</text:span></text:p>
              </text:list-item>
              <text:list-item>
                <text:p text:style-name="P13"><text:span text:style-name="T9">G</text:span><text:span text:style-name="T10">: fuente de calor. </text:span><text:span text:style-name="T6">Es un vector que permite tener distintos valores para cada elemento.</text:span></text:p>
              </text:list-item>
            </text:list>
          </draw:text-box>
          <office:event-listeners>
            <presentation:event-listener script:event-name="dom:click" presentation:action="first-page"/>
          </office:event-listeners>
        </draw:frame>
        <draw:g>
          <draw:custom-shape draw:style-name="gr10" draw:text-style-name="P5" draw:layer="layout" svg:width="27cm" svg:height="20cm" svg:x="0.5cm" svg:y="0.5cm">
            <text:p/>
            <draw:enhanced-geometry svg:viewBox="0 0 21600 21600" draw:type="rectangle" draw:enhanced-path="M 0 0 L 21600 0 21600 21600 0 21600 0 0 Z N"/>
          </draw:custom-shape>
          <draw:frame draw:style-name="gr11" draw:text-style-name="P9" draw:layer="layout" svg:width="11.5cm" svg:height="0.89cm" svg:x="0.5cm" svg:y="0.501cm">
            <draw:text-box>
              <text:p><text:span text:style-name="T3">FEM – Ecuación del Calor</text:span></text:p>
            </draw:text-box>
          </draw:frame>
          <draw:line draw:style-name="gr12" draw:text-style-name="P5" draw:layer="layout" svg:x1="12cm" svg:y1="0.501cm" svg:x2="11cm" svg:y2="1.5cm">
            <text:p/>
          </draw:line>
          <draw:line draw:style-name="gr12" draw:text-style-name="P5" draw:layer="layout" svg:x1="16.77cm" svg:y1="1.5cm" svg:x2="16.77cm" svg:y2="0.501cm">
            <text:p/>
          </draw:line>
          <draw:frame draw:style-name="gr13" draw:text-style-name="P11" draw:layer="layout" svg:width="11.493cm" svg:height="1.087cm" svg:x="16.182cm" svg:y="0.501cm">
            <draw:text-box>
              <text:p text:style-name="P10"><text:span text:style-name="T4">Notación y resumen de variables</text:span></text:p>
            </draw:text-box>
          </draw:frame>
          <draw:line draw:style-name="gr12" draw:text-style-name="P5" draw:layer="layout" svg:x1="16.769cm" svg:y1="1.501cm" svg:x2="27.5cm" svg:y2="1.5cm">
            <text:p/>
          </draw:line>
          <draw:line draw:style-name="gr12" draw:text-style-name="P5" draw:layer="layout" svg:x1="0.5cm" svg:y1="1.5cm" svg:x2="11cm" svg:y2="1.5cm">
            <text:p/>
          </draw:line>
        </draw:g>
        <draw:frame draw:style-name="gr16" draw:text-style-name="P14" draw:layer="layout" svg:width="4.4cm" svg:height="0.81cm" svg:x="1.1cm" svg:y="1.404cm">
          <draw:text-box>
            <text:p text:style-name="P13"><text:span text:style-name="T5">Notación</text:span><text:span text:style-name="T15">:</text:span></text:p>
          </draw:text-box>
          <office:event-listeners>
            <presentation:event-listener script:event-name="dom:click" presentation:action="first-page"/>
          </office:event-listeners>
        </draw:frame>
        <draw:custom-shape draw:style-name="gr17" draw:text-style-name="P3" draw:layer="layout" svg:width="0.7cm" svg:height="0.7cm" svg:x="1.4cm" svg:y="2.93cm">
          <office:event-listeners>
            <presentation:event-listener script:event-name="dom:click" presentation:action="first-page"/>
          </office:event-listeners>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4" draw:layer="layout" svg:width="15.456cm" svg:height="0.81cm" svg:x="2.395cm" svg:y="2.896cm">
          <draw:text-box>
            <text:p text:style-name="P13"><text:span text:style-name="T15">Módulo del método numérico programable por el usuario.</text:span></text:p>
          </draw:text-box>
          <office:event-listeners>
            <presentation:event-listener script:event-name="dom:click" presentation:action="first-page"/>
          </office:event-listeners>
        </draw:frame>
        <draw:frame draw:style-name="gr16" draw:text-style-name="P14" draw:layer="layout" svg:width="21.047cm" svg:height="0.81cm" svg:x="2.378cm" svg:y="3.706cm">
          <draw:text-box>
            <text:p text:style-name="P13"><text:span text:style-name="T15">Módulo del método numérico preimplementado (no programable por el usuario)</text:span></text:p>
          </draw:text-box>
          <office:event-listeners>
            <presentation:event-listener script:event-name="dom:click" presentation:action="first-page"/>
          </office:event-listeners>
        </draw:frame>
        <draw:custom-shape draw:style-name="gr18" draw:text-style-name="P15" draw:layer="layout" svg:width="0.7cm" svg:height="0.7cm" svg:x="1.4cm" svg:y="4.498cm">
          <office:event-listeners>
            <presentation:event-listener script:event-name="dom:click" presentation:action="first-page"/>
          </office:event-listeners>
          <text:p/>
          <draw:enhanced-geometry svg:viewBox="0 0 21600 21600" draw:type="rectangle" draw:enhanced-path="M 0 0 L 21600 0 21600 21600 0 21600 0 0 Z N"/>
        </draw:custom-shape>
        <draw:custom-shape draw:style-name="gr19" draw:text-style-name="P2" draw:layer="layout" svg:width="0.7cm" svg:height="0.7cm" svg:x="1.39cm" svg:y="3.71cm">
          <office:event-listeners>
            <presentation:event-listener script:event-name="dom:click" presentation:action="first-page"/>
          </office:event-listeners>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0" draw:text-style-name="P17" draw:layer="layout" svg:width="24.086cm" svg:height="0.78cm" svg:x="1.12cm" svg:y="6.439cm">
          <draw:text-box>
            <text:p text:style-name="P16"><text:span text:style-name="T16">dim1</text:span><text:span text:style-name="T17">×</text:span><text:span text:style-name="T16">dim2</text:span><text:span text:style-name="T10">: dimensiones de una variable (matriz, vector o escalar</text:span><text:span text:style-name="T18">)</text:span></text:p>
          </draw:text-box>
          <office:event-listeners>
            <presentation:event-listener script:event-name="dom:click" presentation:action="first-page"/>
          </office:event-listeners>
        </draw:frame>
        <draw:frame draw:style-name="gr16" draw:text-style-name="P14" draw:layer="layout" svg:width="23.706cm" svg:height="0.81cm" svg:x="2.4cm" svg:y="2.106cm">
          <draw:text-box>
            <text:p text:style-name="P13"><text:span text:style-name="T15">Módulo principal del mét. numérico (preimplementado, no programable por el usuario).</text:span></text:p>
          </draw:text-box>
          <office:event-listeners>
            <presentation:event-listener script:event-name="dom:click" presentation:action="first-page"/>
          </office:event-listeners>
        </draw:frame>
        <draw:custom-shape draw:style-name="gr21" draw:text-style-name="P8" draw:layer="layout" svg:width="0.7cm" svg:height="0.7cm" svg:x="1.401cm" svg:y="2.131cm">
          <office:event-listeners>
            <presentation:event-listener script:event-name="dom:click" presentation:action="first-page"/>
          </office:event-listeners>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18" draw:layer="layout" svg:width="14.873cm" svg:height="0.768cm" svg:x="2.378cm" svg:y="4.448cm">
          <draw:text-box>
            <text:p><text:span text:style-name="T10">Modelo de datos </text:span><text:span text:style-name="T6">(constantes, esquema numérico, etc.)</text:span></text:p>
          </draw:text-box>
        </draw:frame>
        <draw:frame draw:style-name="gr22" draw:text-style-name="P18" draw:layer="layout" svg:width="11.509cm" svg:height="0.768cm" svg:x="1.132cm" svg:y="5.24cm">
          <draw:text-box>
            <text:p><text:span text:style-name="T9">sample</text:span><text:span text:style-name="T10">: variable de entrada a un módulo.</text:span></text:p>
          </draw:text-box>
        </draw:frame>
        <draw:frame draw:style-name="gr22" draw:text-style-name="P18" draw:layer="layout" svg:width="11.509cm" svg:height="0.768cm" svg:x="1.132cm" svg:y="5.84cm">
          <draw:text-box>
            <text:p><text:span text:style-name="T19">sample</text:span><text:span text:style-name="T10">: variable de salida de un módulo.</text:span></text:p>
          </draw:text-box>
        </draw:frame>
        <draw:frame draw:style-name="gr23" draw:text-style-name="P18" draw:layer="layout" svg:width="26.296cm" svg:height="4.895cm" svg:x="1.104cm" svg:y="15.698cm">
          <draw:text-box>
            <text:p><text:span text:style-name="T5">Resumen de dimensiones de variables</text:span><text:span text:style-name="T15">:</text:span></text:p>
            <text:list text:style-name="L1">
              <text:list-item>
                <text:p><text:span text:style-name="T20">nnodes</text:span><text:span text:style-name="T15">: cantidad total de nodos de la malla.</text:span></text:p>
              </text:list-item>
              <text:list-item>
                <text:p><text:span text:style-name="T20">nelem</text:span><text:span text:style-name="T15">: cantidad total de elementos de la malla.</text:span></text:p>
              </text:list-item>
              <text:list-item>
                <text:p><text:span text:style-name="T16">nnod</text:span><text:span text:style-name="T10">: </text:span><text:span text:style-name="T21">cantidad de nodos del elemento (3 o 4 nodos).</text:span></text:p>
              </text:list-item>
              <text:list-item>
                <text:p><text:span text:style-name="T20">ndir</text:span><text:span text:style-name="T15">: cantidad de nodos frontera tipo Dirichlet.</text:span></text:p>
              </text:list-item>
              <text:list-item>
                <text:p><text:span text:style-name="T20">nneu</text:span><text:span text:style-name="T15">: cantidad de pares de nodos (lado de un elemento) frontera tipo Neumann.</text:span></text:p>
              </text:list-item>
              <text:list-item>
                <text:p><text:span text:style-name="T20">nrob</text:span><text:span text:style-name="T15">: cantidad de pares de nodos (lado de un elemento) frontera tipo Robin.</text:span></text:p>
              </text:list-item>
              <text:list-item>
                <text:p><text:span text:style-name="T20">nrob</text:span><text:span text:style-name="T15">: cantidad de nodos frontera donde se aplican fuentes puntuales.</text:span></text:p>
              </text:list-item>
              <text:list-item>
                <text:p><text:span text:style-name="T20">nit</text:span><text:span text:style-name="T15">: cantidad de iteraciones alcanzadas por el esquema temporal.</text:span></text:p>
              </text:list-item>
            </text:list>
          </draw:text-box>
        </draw:frame>
        <presentation:notes draw:style-name="dp2">
          <draw:page-thumbnail draw:style-name="gr14" draw:layer="layout" svg:width="14.848cm" svg:height="11.136cm" svg:x="3.075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model" draw:style-name="dp1" draw:master-page-name="Predeterminado" presentation:presentation-page-layout-name="AL2T1">
        <office:forms form:automatic-focus="false" form:apply-design-mode="false"/>
        <draw:g>
          <draw:custom-shape draw:style-name="gr10" draw:text-style-name="P5" draw:layer="layout" svg:width="27cm" svg:height="20cm" svg:x="0.5cm" svg:y="0.5cm">
            <text:p/>
            <draw:enhanced-geometry svg:viewBox="0 0 21600 21600" draw:type="rectangle" draw:enhanced-path="M 0 0 L 21600 0 21600 21600 0 21600 0 0 Z N"/>
          </draw:custom-shape>
          <draw:frame draw:style-name="gr11" draw:text-style-name="P9" draw:layer="layout" svg:width="11.5cm" svg:height="0.89cm" svg:x="0.5cm" svg:y="0.501cm">
            <draw:text-box>
              <text:p><text:span text:style-name="T22">FEM</text:span><text:span text:style-name="T3"> – Ecuación del Calor</text:span></text:p>
            </draw:text-box>
          </draw:frame>
          <draw:line draw:style-name="gr12" draw:text-style-name="P5" draw:layer="layout" svg:x1="12cm" svg:y1="0.501cm" svg:x2="11cm" svg:y2="1.5cm">
            <text:p/>
          </draw:line>
          <draw:line draw:style-name="gr12" draw:text-style-name="P5" draw:layer="layout" svg:x1="16.77cm" svg:y1="1.5cm" svg:x2="16.77cm" svg:y2="0.501cm">
            <text:p/>
          </draw:line>
          <draw:frame draw:style-name="gr13" draw:text-style-name="P11" draw:layer="layout" svg:width="11.493cm" svg:height="1.087cm" svg:x="16.182cm" svg:y="0.501cm">
            <draw:text-box>
              <text:p text:style-name="P10"><text:span text:style-name="T4">Modelo de datos <text:s text:c="15"/></text:span></text:p>
            </draw:text-box>
          </draw:frame>
          <draw:line draw:style-name="gr12" draw:text-style-name="P5" draw:layer="layout" svg:x1="16.769cm" svg:y1="1.501cm" svg:x2="27.5cm" svg:y2="1.5cm">
            <text:p/>
          </draw:line>
          <draw:line draw:style-name="gr12" draw:text-style-name="P5" draw:layer="layout" svg:x1="0.5cm" svg:y1="1.5cm" svg:x2="11cm" svg:y2="1.5cm">
            <text:p/>
          </draw:line>
        </draw:g>
        <draw:custom-shape draw:style-name="gr24" draw:text-style-name="P7" xml:id="id19" draw:id="id19" draw:layer="layout" svg:width="2cm" svg:height="2cm" svg:x="1.5cm" svg:y="2.5cm">
          <office:event-listeners>
            <presentation:event-listener script:event-name="dom:click" presentation:action="first-page"/>
          </office:event-listeners>
          <text:p text:style-name="P1"><text:span text:style-name="T2">m</text:span><text:span text:style-name="T2">o</text:span><text:span text:style-name="T2">d</text:span><text:span text:style-name="T2">e</text:span><text:span text:style-name="T2">l</text:span></text:p>
          <draw:enhanced-geometry svg:viewBox="0 0 21600 21600" draw:mirror-horizontal="false" draw:mirror-vertical="false" draw:type="rectangle" draw:enhanced-path="M 0 0 L 21600 0 21600 21600 0 21600 0 0 Z N"/>
        </draw:custom-shape>
        <draw:frame draw:style-name="gr25" draw:text-style-name="P20" draw:layer="layout" svg:width="23.815cm" svg:height="10.055cm" svg:x="3.701cm" svg:y="6.126cm">
          <draw:text-box>
            <text:list text:style-name="L1">
              <text:list-item>
                <text:p text:style-name="P19"><text:span text:style-name="T23">nnodes</text:span><text:span text:style-name="T24"> [</text:span><text:span text:style-name="T25">1</text:span><text:span text:style-name="T26">×</text:span><text:span text:style-name="T25">1</text:span><text:span text:style-name="T24"> int]</text:span><text:span text:style-name="T24"><text:tab/></text:span><text:span text:style-name="T24"><text:tab/></text:span><text:span text:style-name="T24">- Cantidad de nodos totales de la malla.</text:span></text:p>
              </text:list-item>
              <text:list-item>
                <text:p text:style-name="P19"><text:span text:style-name="T23">nelem</text:span><text:span text:style-name="T24"> <text:s/>[</text:span><text:span text:style-name="T25">1</text:span><text:span text:style-name="T26">×</text:span><text:span text:style-name="T25">1</text:span><text:span text:style-name="T24"> int]</text:span><text:span text:style-name="T24"><text:tab/></text:span><text:span text:style-name="T24"><text:tab/></text:span><text:span text:style-name="T24">- Cantidad de elementos totales de la malla.</text:span></text:p>
              </text:list-item>
              <text:list-item>
                <text:p text:style-name="P19"><text:span text:style-name="T23">kx</text:span><text:span text:style-name="T24"> <text:s text:c="4"/>[</text:span><text:span text:style-name="T25">1</text:span><text:span text:style-name="T26">×</text:span><text:span text:style-name="T25">1</text:span><text:span text:style-name="T24"> double]</text:span><text:span text:style-name="T24"><text:tab/></text:span><text:span text:style-name="T24"><text:tab/></text:span><text:span text:style-name="T24">- Conductividad térmica del material en sentido eje-x.</text:span></text:p>
              </text:list-item>
              <text:list-item>
                <text:p text:style-name="P19"><text:span text:style-name="T23">ky</text:span><text:span text:style-name="T24"> <text:s text:c="4"/>[</text:span><text:span text:style-name="T25">1</text:span><text:span text:style-name="T26">×</text:span><text:span text:style-name="T25">1</text:span><text:span text:style-name="T24"> double]</text:span><text:span text:style-name="T24"><text:tab/></text:span><text:span text:style-name="T24"><text:tab/></text:span><text:span text:style-name="T24">- Conductividad térmica del material en sentido eje-y.</text:span></text:p>
              </text:list-item>
              <text:list-item>
                <text:p text:style-name="P19"><text:span text:style-name="T23">c</text:span><text:span text:style-name="T24"> <text:s text:c="5"/>[</text:span><text:span text:style-name="T25">1</text:span><text:span text:style-name="T26">×</text:span><text:span text:style-name="T25">1</text:span><text:span text:style-name="T24"> double]</text:span><text:span text:style-name="T24"><text:tab/></text:span><text:span text:style-name="T24"><text:tab/></text:span><text:span text:style-name="T24">- Constante de reacción del sistema.</text:span></text:p>
              </text:list-item>
              <text:list-item>
                <text:p text:style-name="P19"><text:span text:style-name="T23">G</text:span><text:span text:style-name="T24"> <text:s text:c="5"/>[</text:span><text:span text:style-name="T25">nelem</text:span><text:span text:style-name="T26">×</text:span><text:span text:style-name="T25">1</text:span><text:span text:style-name="T24"> double]</text:span><text:span text:style-name="T24"><text:tab/></text:span><text:span text:style-name="T24">- Fuente de calor volumétrica. Permite tener valores diferentes </text:span><text:span text:style-name="T24"><text:tab/></text:span><text:span text:style-name="T24"><text:tab/></text:span><text:span text:style-name="T24"><text:tab/></text:span><text:span text:style-name="T24"><text:tab/></text:span><text:span text:style-name="T24"><text:tab/></text:span><text:span text:style-name="T24"> <text:s/>asociados a cada elemento de la malla.</text:span></text:p>
              </text:list-item>
              <text:list-item>
                <text:p text:style-name="P19"><text:span text:style-name="T23">ts</text:span><text:span text:style-name="T24"> <text:s text:c="4"/>[</text:span><text:span text:style-name="T25">1</text:span><text:span text:style-name="T26">×</text:span><text:span text:style-name="T25">1</text:span><text:span text:style-name="T24"> int]</text:span><text:span text:style-name="T24"><text:tab/></text:span><text:span text:style-name="T24"><text:tab/></text:span><text:span text:style-name="T24">- Parámetro de selección de esquema temporal: (0) Esquema </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Explícito, (1) Esquema Implícito y cualquier otro valor para </text:span><text:span text:style-name="T24"><text:tab/></text:span><text:span text:style-name="T24"><text:tab/></text:span><text:span text:style-name="T24"><text:tab/></text:span><text:span text:style-name="T24"><text:tab/></text:span><text:span text:style-name="T24"><text:tab/></text:span><text:span text:style-name="T24"><text:tab/></text:span><text:span text:style-name="T24"> <text:s/>estado estacionario.</text:span></text:p>
              </text:list-item>
              <text:list-item>
                <text:p text:style-name="P19"><text:span text:style-name="T23">rho</text:span><text:span text:style-name="T24"> <text:s text:c="3"/>[</text:span><text:span text:style-name="T25">1</text:span><text:span text:style-name="T26">×</text:span><text:span text:style-name="T25">1</text:span><text:span text:style-name="T24"> double]</text:span><text:span text:style-name="T24"><text:tab/></text:span><text:span text:style-name="T24"><text:tab/></text:span><text:span text:style-name="T24">- Densidad del material.</text:span></text:p>
              </text:list-item>
              <text:list-item>
                <text:p text:style-name="P19"><text:span text:style-name="T23">cp</text:span><text:span text:style-name="T24"> <text:s text:c="4"/>[</text:span><text:span text:style-name="T25">1</text:span><text:span text:style-name="T26">×</text:span><text:span text:style-name="T25">1</text:span><text:span text:style-name="T24"> double]</text:span><text:span text:style-name="T24"><text:tab/></text:span><text:span text:style-name="T24"><text:tab/></text:span><text:span text:style-name="T24">- Calor específico a presión constante del material.</text:span></text:p>
              </text:list-item>
              <text:list-item>
                <text:p text:style-name="P19"><text:span text:style-name="T23">maxit</text:span><text:span text:style-name="T24"> <text:s/>[</text:span><text:span text:style-name="T25">1</text:span><text:span text:style-name="T26">×</text:span><text:span text:style-name="T25">1</text:span><text:span text:style-name="T24"> int]</text:span><text:span text:style-name="T24"><text:tab/></text:span><text:span text:style-name="T24"><text:tab/></text:span><text:span text:style-name="T24">- Cantidad máxima de iteraciones (esquemas temporales).</text:span></text:p>
              </text:list-item>
              <text:list-item>
                <text:p text:style-name="P19"><text:span text:style-name="T23">tol</text:span><text:span text:style-name="T24"> <text:s text:c="3"/>[</text:span><text:span text:style-name="T25">1</text:span><text:span text:style-name="T26">×</text:span><text:span text:style-name="T25">1</text:span><text:span text:style-name="T24"> double]</text:span><text:span text:style-name="T24"><text:tab/></text:span><text:span text:style-name="T24"><text:tab/></text:span><text:span text:style-name="T24">- Tolerancia de error relativo entre iteraciones (esquema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temporales)</text:span></text:p>
              </text:list-item>
              <text:list-item>
                <text:p text:style-name="P19"><text:span text:style-name="T23">dt</text:span><text:span text:style-name="T24"> <text:s text:c="4"/>[</text:span><text:span text:style-name="T25">1</text:span><text:span text:style-name="T26">×</text:span><text:span text:style-name="T25">1</text:span><text:span text:style-name="T24"> double]</text:span><text:span text:style-name="T24"><text:tab/></text:span><text:span text:style-name="T24"><text:tab/></text:span><text:span text:style-name="T24">- Paso temporal de Esquema Implícito (arbitrario).</text:span></text:p>
              </text:list-item>
              <text:list-item>
                <text:p text:style-name="P19"><text:span text:style-name="T23">PHI_n</text:span><text:span text:style-name="T24"> <text:s/>[</text:span><text:span text:style-name="T25">nnodes</text:span><text:span text:style-name="T26">×</text:span><text:span text:style-name="T25">1</text:span><text:span text:style-name="T24"> double]</text:span><text:span text:style-name="T24"><text:tab/></text:span><text:span text:style-name="T24">- Condición inicial para esquemas temporales. Es un vector que </text:span><text:span text:style-name="T24"><text:tab/></text:span><text:span text:style-name="T24"><text:tab/></text:span><text:span text:style-name="T24"><text:tab/></text:span><text:span text:style-name="T24"><text:tab/></text:span><text:span text:style-name="T24"><text:tab/></text:span><text:span text:style-name="T24"><text:tab/></text:span><text:span text:style-name="T24"> <text:s/>asigna un valor arbitrario inicial a cada nodo de la malla.</text:span></text:p>
              </text:list-item>
            </text:list>
          </draw:text-box>
          <office:event-listeners>
            <presentation:event-listener script:event-name="dom:click" presentation:action="first-page"/>
          </office:event-listeners>
        </draw:frame>
        <draw:line draw:style-name="gr26" draw:text-style-name="P5" xml:id="id20" draw:id="id20" draw:layer="layout" svg:x1="3.701cm" svg:y1="5.979cm" svg:x2="3.701cm" svg:y2="16.4cm">
          <text:p/>
        </draw:line>
        <draw:connector draw:style-name="gr27" draw:text-style-name="P5" draw:layer="layout" draw:line-skew="5.949cm" svg:x1="2.5cm" svg:y1="4.5cm" svg:x2="3.701cm" svg:y2="11.189cm" draw:start-shape="id19" draw:start-glue-point="2" draw:end-shape="id20" draw:end-glue-point="1" svg:d="M2500 4500v6689h1201" svg:viewBox="0 0 1202 6690">
          <text:p/>
        </draw:connector>
        <presentation:notes draw:style-name="dp2">
          <draw:page-thumbnail draw:style-name="gr14" draw:layer="layout" svg:width="14.848cm" svg:height="11.136cm" svg:x="3.075cm" svg:y="2.257cm" draw:page-number="3" presentation:class="page"/>
          <draw:frame presentation:style-name="pr2" draw:text-style-name="P12" draw:layer="layout" svg:width="16.799cm" svg:height="13.364cm" svg:x="2.1cm" svg:y="14.107cm" presentation:class="notes" presentation:placeholder="true">
            <draw:text-box/>
          </draw:frame>
        </presentation:notes>
      </draw:page>
      <draw:page draw:name="fem2d_heat" draw:style-name="dp1" draw:master-page-name="Predeterminado" presentation:presentation-page-layout-name="AL2T1">
        <office:forms form:automatic-focus="false" form:apply-design-mode="false"/>
        <draw:frame draw:style-name="gr28" draw:text-style-name="P21" draw:layer="layout" svg:width="6.625cm" svg:height="3.723cm" svg:x="0.5cm" svg:y="1.995cm">
          <draw:text-box>
            <text:p text:style-name="P10"><text:span text:style-name="T27">xnode</text:span><text:span text:style-name="T28"> [</text:span><text:span text:style-name="T29">nnodes</text:span><text:span text:style-name="T30">×</text:span><text:span text:style-name="T29">2</text:span><text:span text:style-name="T28"> double]</text:span></text:p>
            <text:p text:style-name="P10"><text:span text:style-name="T27">icone</text:span><text:span text:style-name="T28"> [</text:span><text:span text:style-name="T29">nelem</text:span><text:span text:style-name="T30">×</text:span><text:span text:style-name="T29">4</text:span><text:span text:style-name="T28"> int] <text:s text:c="3"/></text:span></text:p>
            <text:p text:style-name="P10"><text:span text:style-name="T27">DIR</text:span><text:span text:style-name="T28"> [</text:span><text:span text:style-name="T29">ndir</text:span><text:span text:style-name="T30">×</text:span><text:span text:style-name="T29">1</text:span><text:span text:style-name="T28"> double] <text:s/></text:span></text:p>
            <text:p text:style-name="P10"><text:span text:style-name="T27">NEU</text:span><text:span text:style-name="T28"> [</text:span><text:span text:style-name="T29">nneu</text:span><text:span text:style-name="T30">×</text:span><text:span text:style-name="T29">1</text:span><text:span text:style-name="T28"> double] <text:s/></text:span></text:p>
            <text:p text:style-name="P10"><text:span text:style-name="T27">ROB</text:span><text:span text:style-name="T28"> [</text:span><text:span text:style-name="T29">nrob</text:span><text:span text:style-name="T30">×</text:span><text:span text:style-name="T29">1</text:span><text:span text:style-name="T28"> double] <text:s/></text:span></text:p>
            <text:p text:style-name="P10"><text:span text:style-name="T27">PUN</text:span><text:span text:style-name="T28"> [</text:span><text:span text:style-name="T29">npun</text:span><text:span text:style-name="T30">×</text:span><text:span text:style-name="T29">1</text:span><text:span text:style-name="T28"> double] <text:s/></text:span></text:p>
            <text:p text:style-name="P10"><text:span text:style-name="T27">model</text:span><text:span text:style-name="T28"> [</text:span><text:span text:style-name="T29">1</text:span><text:span text:style-name="T30">×</text:span><text:span text:style-name="T29">1</text:span><text:span text:style-name="T28"> struct] <text:s text:c="4"/></text:span></text:p>
          </draw:text-box>
          <office:event-listeners>
            <presentation:event-listener script:event-name="dom:click" presentation:action="first-page"/>
          </office:event-listeners>
        </draw:frame>
        <draw:frame draw:style-name="gr29" draw:text-style-name="P22" draw:layer="layout" svg:width="16.489cm" svg:height="1.243cm" svg:x="11.211cm" svg:y="5.756cm">
          <draw:text-box>
            <text:p><text:span text:style-name="T31"><text:s text:c="3"/></text:span><text:span text:style-name="T32">% Inicialización de las variables principales del Sistema</text:span></text:p>
            <text:p><text:span text:style-name="T31">1.</text:span><text:span text:style-name="T1"> </text:span><text:span text:style-name="T33">[</text:span><text:span text:style-name="T34">K</text:span><text:span text:style-name="T33">,</text:span><text:span text:style-name="T34">C</text:span><text:span text:style-name="T33">,</text:span><text:span text:style-name="T34">F</text:span><text:span text:style-name="T33">] = </text:span><text:span text:style-name="T35">fem2d_heat_initialize</text:span><text:span text:style-name="T33">(</text:span><text:span text:style-name="T36">model.nnodes</text:span><text:span text:style-name="T33">);</text:span></text:p>
          </draw:text-box>
          <office:event-listeners>
            <presentation:event-listener script:event-name="dom:click" presentation:action="first-page"/>
          </office:event-listeners>
        </draw:frame>
        <draw:frame draw:style-name="gr29" draw:text-style-name="P22" draw:layer="layout" svg:width="16.9cm" svg:height="1.243cm" svg:x="11.2cm" svg:y="13.589cm">
          <draw:text-box>
            <text:p><text:span text:style-name="T37"><text:s text:c="3"/></text:span><text:span text:style-name="T32">% Resolución del sistema lineal de ecuaciones</text:span></text:p>
            <text:p><text:span text:style-name="T37">7.</text:span><text:span text:style-name="T38"> </text:span><text:span text:style-name="T37">[</text:span><text:span text:style-name="T39">PHI</text:span><text:span text:style-name="T40">,</text:span><text:span text:style-name="T39">Q</text:span><text:span text:style-name="T31">] = </text:span><text:span text:style-name="T41">fem2d_heat_solve</text:span><text:span text:style-name="T31">(</text:span><text:span text:style-name="T36">K</text:span><text:span text:style-name="T33">,</text:span><text:span text:style-name="T36">C</text:span><text:span text:style-name="T33">,</text:span><text:span text:style-name="T36">F</text:span><text:span text:style-name="T33">,</text:span><text:span text:style-name="T36">xnode</text:span><text:span text:style-name="T33">,</text:span><text:span text:style-name="T36">icone</text:span><text:span text:style-name="T33">,</text:span><text:span text:style-name="T36">model</text:span><text:span text:style-name="T31">);</text:span></text:p>
          </draw:text-box>
          <office:event-listeners>
            <presentation:event-listener script:event-name="dom:click" presentation:action="first-page"/>
          </office:event-listeners>
        </draw:frame>
        <draw:frame draw:style-name="gr29" draw:text-style-name="P22" draw:layer="layout" svg:width="15.888cm" svg:height="1.243cm" svg:x="11.212cm" svg:y="7.056cm">
          <draw:text-box>
            <text:p text:style-name="P23"><text:span text:style-name="T37"><text:s text:c="3"/></text:span><text:span text:style-name="T42">% Ensamble de las matrices y vectores del sitema</text:span></text:p>
            <text:p text:style-name="P23"><text:span text:style-name="T37">2. </text:span><text:span text:style-name="T33">[</text:span><text:span text:style-name="T34">K</text:span><text:span text:style-name="T33">,</text:span><text:span text:style-name="T34">C</text:span><text:span text:style-name="T33">,</text:span><text:span text:style-name="T34">F</text:span><text:span text:style-name="T33">] = </text:span><text:span text:style-name="T35">fem2d_heat_gen_system</text:span><text:span text:style-name="T33">(</text:span><text:span text:style-name="T36">K</text:span><text:span text:style-name="T33">,</text:span><text:span text:style-name="T36">C</text:span><text:span text:style-name="T33">,</text:span><text:span text:style-name="T36">F</text:span><text:span text:style-name="T33">,</text:span><text:span text:style-name="T36">xnode</text:span><text:span text:style-name="T33">,</text:span><text:span text:style-name="T36">icone</text:span><text:span text:style-name="T33">,</text:span><text:span text:style-name="T36">model</text:span><text:span text:style-name="T33">);</text:span></text:p>
          </draw:text-box>
          <office:event-listeners>
            <presentation:event-listener script:event-name="dom:click" presentation:action="first-page"/>
          </office:event-listeners>
        </draw:frame>
        <draw:line draw:style-name="gr12" draw:text-style-name="P5" xml:id="id22" draw:id="id22" draw:layer="layout" svg:x1="11.3cm" svg:y1="5.756cm" svg:x2="11.3cm" svg:y2="14.832cm">
          <office:event-listeners>
            <presentation:event-listener script:event-name="dom:click" presentation:action="first-page"/>
          </office:event-listeners>
          <text:p/>
        </draw:line>
        <draw:frame draw:style-name="gr30" draw:text-style-name="P22" draw:layer="layout" svg:width="12.189cm" svg:height="1.243cm" svg:x="11.213cm" svg:y="8.358cm">
          <draw:text-box>
            <text:p text:style-name="P23"><text:span text:style-name="T31"><text:s text:c="3"/></text:span><text:span text:style-name="T32">% Ensamble de nodos frontera Neumann</text:span></text:p>
            <text:p text:style-name="P23"><text:span text:style-name="T31">3.</text:span><text:span text:style-name="T1"> </text:span><text:span text:style-name="T31">[</text:span><text:span text:style-name="T39">F</text:span><text:span text:style-name="T31">] = </text:span><text:span text:style-name="T41">fem2d_heat_neumann</text:span><text:span text:style-name="T31">(</text:span><text:span text:style-name="T43">F</text:span><text:span text:style-name="T31">,</text:span><text:span text:style-name="T43">NEU</text:span><text:span text:style-name="T31">,</text:span><text:span text:style-name="T43">xnode</text:span><text:span text:style-name="T31">); <text:s/></text:span></text:p>
          </draw:text-box>
          <office:event-listeners>
            <presentation:event-listener script:event-name="dom:click" presentation:action="first-page"/>
          </office:event-listeners>
        </draw:frame>
        <draw:frame draw:style-name="gr30" draw:text-style-name="P22" draw:layer="layout" svg:width="12.189cm" svg:height="1.243cm" svg:x="11.214cm" svg:y="9.659cm">
          <draw:text-box>
            <text:p text:style-name="P23"><text:span text:style-name="T37"><text:s text:c="3"/></text:span><text:span text:style-name="T32">% Ensamble de nodos frontera Robin</text:span></text:p>
            <text:p text:style-name="P23"><text:span text:style-name="T31">4.</text:span><text:span text:style-name="T1"> </text:span><text:span text:style-name="T31">[</text:span><text:span text:style-name="T39">K</text:span><text:span text:style-name="T31">,</text:span><text:span text:style-name="T39">F</text:span><text:span text:style-name="T31">] = </text:span><text:span text:style-name="T41">fem2d_heat_robin</text:span><text:span text:style-name="T31">(</text:span><text:span text:style-name="T43">KS</text:span><text:span text:style-name="T31">,</text:span><text:span text:style-name="T43">F</text:span><text:span text:style-name="T31">,</text:span><text:span text:style-name="T43">ROB</text:span><text:span text:style-name="T31">,</text:span><text:span text:style-name="T43">xnode</text:span><text:span text:style-name="T31">);</text:span></text:p>
          </draw:text-box>
          <office:event-listeners>
            <presentation:event-listener script:event-name="dom:click" presentation:action="first-page"/>
          </office:event-listeners>
        </draw:frame>
        <draw:frame draw:style-name="gr30" draw:text-style-name="P22" draw:layer="layout" svg:width="12.189cm" svg:height="1.243cm" svg:x="11.214cm" svg:y="10.959cm">
          <draw:text-box>
            <text:p text:style-name="P23"><text:span text:style-name="T37"><text:s text:c="3"/></text:span><text:span text:style-name="T32">% Ensamble de nodos con fuentes puntuales</text:span></text:p>
            <text:p text:style-name="P23"><text:span text:style-name="T31">5.</text:span><text:span text:style-name="T1"> </text:span><text:span text:style-name="T31">[</text:span><text:span text:style-name="T39">F</text:span><text:span text:style-name="T31">] = </text:span><text:span text:style-name="T41">fem2d_heat_pcond</text:span><text:span text:style-name="T31">(</text:span><text:span text:style-name="T43">F</text:span><text:span text:style-name="T31">,</text:span><text:span text:style-name="T43">xnode</text:span><text:span text:style-name="T31">,</text:span><text:span text:style-name="T43">icone</text:span><text:span text:style-name="T31">,</text:span><text:span text:style-name="T43">PUN</text:span><text:span text:style-name="T31">);</text:span></text:p>
          </draw:text-box>
          <office:event-listeners>
            <presentation:event-listener script:event-name="dom:click" presentation:action="first-page"/>
          </office:event-listeners>
        </draw:frame>
        <draw:connector draw:style-name="gr4" draw:text-style-name="P5" draw:layer="layout" svg:x1="9.976cm" svg:y1="5.482cm" svg:x2="11.3cm" svg:y2="10.294cm" draw:start-shape="id21" draw:start-glue-point="8" draw:end-shape="id22" draw:end-glue-point="1" svg:d="M9976 5482v4812h1324" svg:viewBox="0 0 1325 4813">
          <text:p/>
        </draw:connector>
        <draw:frame draw:style-name="gr30" draw:text-style-name="P22" draw:layer="layout" svg:width="16.485cm" svg:height="1.243cm" svg:x="11.215cm" svg:y="12.26cm">
          <draw:text-box>
            <text:p text:style-name="P23"><text:span text:style-name="T37"><text:s text:c="3"/></text:span><text:span text:style-name="T32">% Ensamble de nodos frontera Dirichlet</text:span></text:p>
            <text:p text:style-name="P23"><text:span text:style-name="T31">6.</text:span><text:span text:style-name="T1"> </text:span><text:span text:style-name="T31">[</text:span><text:span text:style-name="T39">K</text:span><text:span text:style-name="T40">,</text:span><text:span text:style-name="T39">F</text:span><text:span text:style-name="T31">] = </text:span><text:span text:style-name="T41">fem2d_heat_dirichlet</text:span><text:span text:style-name="T31">(</text:span><text:span text:style-name="T43">K</text:span><text:span text:style-name="T31">,</text:span><text:span text:style-name="T43">F</text:span><text:span text:style-name="T31">,</text:span><text:span text:style-name="T43">DIR</text:span><text:span text:style-name="T31">);</text:span></text:p>
          </draw:text-box>
          <office:event-listeners>
            <presentation:event-listener script:event-name="dom:click" presentation:action="first-page"/>
          </office:event-listeners>
        </draw:frame>
        <draw:g>
          <draw:custom-shape draw:style-name="gr10" draw:text-style-name="P5" draw:layer="layout" svg:width="27cm" svg:height="20cm" svg:x="0.5cm" svg:y="0.5cm">
            <text:p/>
            <draw:enhanced-geometry svg:viewBox="0 0 21600 21600" draw:type="rectangle" draw:enhanced-path="M 0 0 L 21600 0 21600 21600 0 21600 0 0 Z N"/>
          </draw:custom-shape>
          <draw:frame draw:style-name="gr11" draw:text-style-name="P9" draw:layer="layout" svg:width="11.5cm" svg:height="0.89cm" svg:x="0.5cm" svg:y="0.501cm">
            <draw:text-box>
              <text:p><text:span text:style-name="T3">fem2d_heat.m</text:span></text:p>
            </draw:text-box>
          </draw:frame>
          <draw:line draw:style-name="gr12" draw:text-style-name="P5" draw:layer="layout" svg:x1="12cm" svg:y1="0.501cm" svg:x2="11cm" svg:y2="1.5cm">
            <text:p/>
          </draw:line>
          <draw:line draw:style-name="gr12" draw:text-style-name="P5" draw:layer="layout" svg:x1="17cm" svg:y1="1.5cm" svg:x2="17cm" svg:y2="0.501cm">
            <text:p/>
          </draw:line>
          <draw:frame draw:style-name="gr11" draw:text-style-name="P11" draw:layer="layout" svg:width="10.475cm" svg:height="0.89cm" svg:x="17cm" svg:y="0.501cm">
            <draw:text-box>
              <text:p text:style-name="P10"><text:span text:style-name="T4">No programable por el usuario</text:span></text:p>
            </draw:text-box>
          </draw:frame>
          <draw:line draw:style-name="gr12" draw:text-style-name="P5" draw:layer="layout" svg:x1="17cm" svg:y1="1.5cm" svg:x2="27.5cm" svg:y2="1.5cm">
            <text:p/>
          </draw:line>
          <draw:line draw:style-name="gr12" draw:text-style-name="P5" draw:layer="layout" svg:x1="0.5cm" svg:y1="1.5cm" svg:x2="11cm" svg:y2="1.5cm">
            <text:p/>
          </draw:line>
        </draw:g>
        <draw:line draw:style-name="gr31" draw:text-style-name="P5" draw:layer="layout" svg:x1="11.486cm" svg:y1="4.002cm" svg:x2="12.986cm" svg:y2="4.002cm">
          <office:event-listeners>
            <presentation:event-listener script:event-name="dom:click" presentation:action="first-page"/>
          </office:event-listeners>
          <text:p/>
        </draw:line>
        <draw:line draw:style-name="gr31" draw:text-style-name="P5" draw:layer="layout" svg:x1="6.925cm" svg:y1="4.002cm" svg:x2="8.425cm" svg:y2="4.002cm">
          <office:event-listeners>
            <presentation:event-listener script:event-name="dom:click" presentation:action="first-page"/>
          </office:event-listeners>
          <text:p/>
        </draw:line>
        <draw:frame draw:style-name="gr32" draw:text-style-name="P24" draw:layer="layout" svg:width="9.258cm" svg:height="1.243cm" svg:x="13.064cm" svg:y="3.366cm">
          <draw:text-box>
            <text:p><text:span text:style-name="T44">PHI</text:span><text:span text:style-name="T1"> </text:span><text:span text:style-name="T28">[</text:span><text:span text:style-name="T29">nnodes</text:span><text:span text:style-name="T30">×</text:span><text:span text:style-name="T29">nit</text:span><text:span text:style-name="T28"> sparse double]</text:span></text:p>
            <text:p><text:span text:style-name="T45">Q</text:span><text:span text:style-name="T46"> <text:s text:c="2"/></text:span><text:span text:style-name="T47">[</text:span><text:span text:style-name="T48">nnodes</text:span><text:span text:style-name="T17">×</text:span><text:span text:style-name="T49">(2</text:span><text:span text:style-name="T30">×</text:span><text:span text:style-name="T50">nit)</text:span><text:span text:style-name="T28"> double]</text:span></text:p>
          </draw:text-box>
          <office:event-listeners>
            <presentation:event-listener script:event-name="dom:click" presentation:action="first-page"/>
          </office:event-listeners>
        </draw:frame>
        <draw:custom-shape draw:style-name="gr9" draw:text-style-name="P8" xml:id="id21" draw:id="id21" draw:layer="layout" svg:width="3cm" svg:height="3cm" svg:x="8.476cm" svg:y="2.482cm">
          <office:event-listeners>
            <presentation:event-listener script:event-name="dom:click" presentation:action="first-page"/>
          </office:event-listeners>
          <text:p text:style-name="P1"><text:span text:style-name="T1">fem2d_heat</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4" draw:layer="layout" svg:width="14.848cm" svg:height="11.136cm" svg:x="3.075cm" svg:y="2.257cm" draw:page-number="4" presentation:class="page"/>
          <draw:frame presentation:style-name="pr1" draw:text-style-name="P12" draw:layer="layout" svg:width="16.799cm" svg:height="13.364cm" svg:x="2.1cm" svg:y="14.107cm" presentation:class="notes" presentation:placeholder="true">
            <draw:text-box/>
          </draw:frame>
        </presentation:notes>
      </draw:page>
      <draw:page draw:name="initialize" draw:style-name="dp1" draw:master-page-name="Predeterminado" presentation:presentation-page-layout-name="AL2T1">
        <office:forms form:automatic-focus="false" form:apply-design-mode="false"/>
        <draw:g>
          <draw:custom-shape draw:style-name="gr10" draw:text-style-name="P5" draw:layer="layout" svg:width="27cm" svg:height="20cm" svg:x="0.5cm" svg:y="0.5cm">
            <text:p/>
            <draw:enhanced-geometry svg:viewBox="0 0 21600 21600" draw:type="rectangle" draw:enhanced-path="M 0 0 L 21600 0 21600 21600 0 21600 0 0 Z N"/>
          </draw:custom-shape>
          <draw:frame draw:style-name="gr11" draw:text-style-name="P9" draw:layer="layout" svg:width="11.5cm" svg:height="0.89cm" svg:x="0.5cm" svg:y="0.501cm">
            <draw:text-box>
              <text:p><text:span text:style-name="T3">fem2d_heat_initialize.m</text:span></text:p>
            </draw:text-box>
          </draw:frame>
          <draw:line draw:style-name="gr12" draw:text-style-name="P5" draw:layer="layout" svg:x1="12cm" svg:y1="0.501cm" svg:x2="11cm" svg:y2="1.5cm">
            <text:p/>
          </draw:line>
          <draw:line draw:style-name="gr12" draw:text-style-name="P5" draw:layer="layout" svg:x1="17cm" svg:y1="1.5cm" svg:x2="17cm" svg:y2="0.501cm">
            <text:p/>
          </draw:line>
          <draw:frame draw:style-name="gr11" draw:text-style-name="P11" draw:layer="layout" svg:width="10.475cm" svg:height="0.89cm" svg:x="17cm" svg:y="0.501cm">
            <draw:text-box>
              <text:p text:style-name="P10"><text:span text:style-name="T4">No programable por el usuario</text:span></text:p>
            </draw:text-box>
          </draw:frame>
          <draw:line draw:style-name="gr12" draw:text-style-name="P5" draw:layer="layout" svg:x1="17cm" svg:y1="1.5cm" svg:x2="27.5cm" svg:y2="1.5cm">
            <text:p/>
          </draw:line>
          <draw:line draw:style-name="gr12" draw:text-style-name="P5" draw:layer="layout" svg:x1="0.5cm" svg:y1="1.5cm" svg:x2="11cm" svg:y2="1.5cm">
            <text:p/>
          </draw:line>
        </draw:g>
        <draw:frame draw:style-name="gr33" draw:text-style-name="P25" draw:layer="layout" svg:width="10cm" svg:height="1.739cm" svg:x="17cm" svg:y="3.111cm">
          <draw:text-box>
            <text:p><text:span text:style-name="T44">K</text:span><text:span text:style-name="T1"> </text:span><text:span text:style-name="T31">[</text:span><text:span text:style-name="T50">nnodes</text:span><text:span text:style-name="T30">×</text:span><text:span text:style-name="T50">nnodes</text:span><text:span text:style-name="T31"> sparse double]</text:span></text:p>
            <text:p><text:span text:style-name="T44">C</text:span><text:span text:style-name="T1"> </text:span><text:span text:style-name="T31">[</text:span><text:span text:style-name="T50">nnodes</text:span><text:span text:style-name="T30">×</text:span><text:span text:style-name="T50">nnodes</text:span><text:span text:style-name="T31"> sparse double]</text:span></text:p>
            <text:p><text:span text:style-name="T44">F</text:span><text:span text:style-name="T1"> </text:span><text:span text:style-name="T31">[</text:span><text:span text:style-name="T50">nnodes</text:span><text:span text:style-name="T30">×</text:span><text:span text:style-name="T50">1</text:span><text:span text:style-name="T31"> sparse double]</text:span></text:p>
          </draw:text-box>
          <office:event-listeners>
            <presentation:event-listener script:event-name="dom:click" presentation:action="first-page"/>
          </office:event-listeners>
        </draw:frame>
        <draw:frame draw:style-name="gr34" draw:text-style-name="P21" draw:layer="layout" svg:width="10cm" svg:height="0.77cm" svg:x="1cm" svg:y="3.601cm">
          <draw:text-box>
            <text:p text:style-name="P10"><text:span text:style-name="T27">nnodes</text:span><text:span text:style-name="T28"> [</text:span><text:span text:style-name="T29">1</text:span><text:span text:style-name="T30">×</text:span><text:span text:style-name="T29">1</text:span><text:span text:style-name="T28"> int]</text:span></text:p>
          </draw:text-box>
          <office:event-listeners>
            <presentation:event-listener script:event-name="dom:click" presentation:action="first-page"/>
          </office:event-listeners>
        </draw:frame>
        <draw:line draw:style-name="gr31" draw:text-style-name="P5" draw:layer="layout" svg:x1="15.5cm" svg:y1="4.003cm" svg:x2="17cm" svg:y2="4.003cm">
          <office:event-listeners>
            <presentation:event-listener script:event-name="dom:click" presentation:action="first-page"/>
          </office:event-listeners>
          <text:p/>
        </draw:line>
        <draw:line draw:style-name="gr31" draw:text-style-name="P5" draw:layer="layout" svg:x1="11cm" svg:y1="4.003cm" svg:x2="12.5cm" svg:y2="4.003cm">
          <office:event-listeners>
            <presentation:event-listener script:event-name="dom:click" presentation:action="first-page"/>
          </office:event-listeners>
          <text:p/>
        </draw:line>
        <draw:custom-shape draw:style-name="gr1" draw:text-style-name="P2" draw:layer="layout" svg:width="3cm" svg:height="3cm" svg:x="12.528cm" svg:y="2.506cm">
          <office:event-listeners>
            <presentation:event-listener script:event-name="dom:click" presentation:action="first-page"/>
          </office:event-listeners>
          <text:p text:style-name="P1"><text:span text:style-name="T1">i</text:span><text:span text:style-name="T1">n</text:span><text:span text:style-name="T1">i</text:span><text:span text:style-name="T1">t</text:span><text:span text:style-name="T1">i</text:span><text:span text:style-name="T1">a</text:span><text:span text:style-name="T1">l</text:span><text:span text:style-name="T1">i</text:span><text:span text:style-name="T1">z</text:span><text:span text:style-name="T1">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26" draw:layer="layout" svg:width="26cm" svg:height="5.841cm" svg:x="1cm" svg:y="6.502cm">
          <draw:text-box>
            <text:p text:style-name="P13"><text:span text:style-name="T51">Descripción</text:span><text:span text:style-name="T52">: módulo para inicializar las variables principales del sistema, las cuales se utilizarán para almacenar los datos calculados y ensamblados por el método numérico. Se inicializan como </text:span><text:span text:style-name="T53">sparse </text:span><text:span text:style-name="T54">para optimizar el rendimiento general del método numérico.</text:span></text:p>
            <text:p text:style-name="P13"><text:span text:style-name="T55">Entrada</text:span><text:span text:style-name="T54">:</text:span></text:p>
            <text:list text:style-name="L1">
              <text:list-item>
                <text:p text:style-name="P13"><text:span text:style-name="T56">nnodes</text:span><text:span text:style-name="T57">: cantidad de nodos de la malla.</text:span></text:p>
              </text:list-item>
            </text:list>
            <text:p text:style-name="P13"><text:span text:style-name="T55">Salida</text:span><text:span text:style-name="T54">:</text:span></text:p>
            <text:list text:continue-numbering="true" text:style-name="L1">
              <text:list-item>
                <text:p text:style-name="P13"><text:span text:style-name="T58">K</text:span><text:span text:style-name="T59">: matriz del sistema (difusión + reacción</text:span><text:span text:style-name="T60">)</text:span></text:p>
              </text:list-item>
              <text:list-item>
                <text:p text:style-name="P13"><text:span text:style-name="T61">C</text:span><text:span text:style-name="T60">: matriz de masa (término reactivo/esquemas temporales).</text:span></text:p>
              </text:list-item>
              <text:list-item>
                <text:p text:style-name="P13"><text:span text:style-name="T62">F</text:span><text:span text:style-name="T63">: vector de flujo térmico.</text:span></text:p>
              </text:list-item>
            </text:list>
          </draw:text-box>
          <office:event-listeners>
            <presentation:event-listener script:event-name="dom:click" presentation:action="first-page"/>
          </office:event-listeners>
        </draw:frame>
        <presentation:notes draw:style-name="dp2">
          <draw:page-thumbnail draw:style-name="gr14" draw:layer="layout" svg:width="14.848cm" svg:height="11.136cm" svg:x="3.075cm" svg:y="2.257cm" draw:page-number="5" presentation:class="page"/>
          <draw:frame presentation:style-name="pr1" draw:text-style-name="P12" draw:layer="layout" svg:width="16.799cm" svg:height="13.364cm" svg:x="2.1cm" svg:y="14.107cm" presentation:class="notes" presentation:placeholder="true">
            <draw:text-box/>
          </draw:frame>
        </presentation:notes>
      </draw:page>
      <draw:page draw:name="gen_system" draw:style-name="dp1" draw:master-page-name="Predeterminado" presentation:presentation-page-layout-name="AL2T1">
        <office:forms form:automatic-focus="false" form:apply-design-mode="false"/>
        <draw:frame draw:style-name="gr36" draw:text-style-name="P28" draw:layer="layout" svg:width="26cm" svg:height="9.754cm" svg:x="1cm" svg:y="6.5cm">
          <draw:text-box>
            <text:p text:style-name="P13"><text:span text:style-name="T64">Descripción</text:span><text:span text:style-name="T65">: módulo para realizar el ensamble de las variables globales del sistema</text:span><text:span text:style-name="T54">. Es un </text:span><text:span text:style-name="T53">wrapper</text:span><text:span text:style-name="T54"> con la estructura de bucle necesaria para llamar a los módulos que generan las matrices y vectores locales para cada elemento e ir ensamblándolas en las matrices y vectores globales del sistema (</text:span><text:span text:style-name="T66">K</text:span><text:span text:style-name="T54">,</text:span><text:span text:style-name="T66">C</text:span><text:span text:style-name="T54"> y </text:span><text:span text:style-name="T66">F</text:span><text:span text:style-name="T54">).</text:span></text:p>
            <text:p text:style-name="P13"><text:span text:style-name="T55">Entrada</text:span><text:span text:style-name="T67">:</text:span></text:p>
            <text:list text:style-name="L1">
              <text:list-item>
                <text:p text:style-name="P27"><text:span text:style-name="T68">K</text:span><text:span text:style-name="T59">: matriz global del sistema (difusión + reacción) vacía</text:span><text:span text:style-name="T69">.</text:span></text:p>
              </text:list-item>
              <text:list-item>
                <text:p text:style-name="P27"><text:span text:style-name="T70">C</text:span><text:span text:style-name="T67">: matriz de masa global vacía</text:span><text:span text:style-name="T71">.</text:span></text:p>
              </text:list-item>
              <text:list-item>
                <text:p text:style-name="P27"><text:span text:style-name="T72">F</text:span><text:span text:style-name="T71">: vector de flujo térmico global vacío.</text:span></text:p>
              </text:list-item>
              <text:list-item>
                <text:p text:style-name="P27"><text:span text:style-name="T72">xnode</text:span><text:span text:style-name="T69">: matriz de pares (x,y) representando cada nodo de la malla.</text:span></text:p>
              </text:list-item>
              <text:list-item>
                <text:p text:style-name="P27"><text:span text:style-name="T72">icone</text:span><text:span text:style-name="T71">: matriz de conectividad. Cada fila de la matriz indica la conectividad de un elemento triangular o rectangular con sus índices enumerados en sentido antihorario. Los elementos triangulares tienen la cuarta columna en -1.</text:span></text:p>
              </text:list-item>
              <text:list-item>
                <text:p text:style-name="P27"><text:span text:style-name="T73">model</text:span><text:span text:style-name="T71">: struct con todos los datos del modelo (constantes, esquema numérico, etc.)</text:span></text:p>
              </text:list-item>
            </text:list>
            <text:p text:style-name="P13"><text:span text:style-name="T55">Salida</text:span><text:span text:style-name="T67">:</text:span></text:p>
            <text:list text:continue-numbering="true" text:style-name="L1">
              <text:list-item>
                <text:p text:style-name="P27"><text:span text:style-name="T58">K</text:span><text:span text:style-name="T59">: matriz global del sistema (difusión + reacción) luego del ensamble</text:span><text:span text:style-name="T69">.</text:span></text:p>
              </text:list-item>
              <text:list-item>
                <text:p text:style-name="P27"><text:span text:style-name="T74">C</text:span><text:span text:style-name="T67">: matriz de masa global luego del ensamble</text:span><text:span text:style-name="T71">.</text:span></text:p>
              </text:list-item>
              <text:list-item>
                <text:p text:style-name="P27"><text:span text:style-name="T75">F</text:span><text:span text:style-name="T71">: vector de flujo térmico global luego del ensamble.</text:span></text:p>
              </text:list-item>
            </text:list>
          </draw:text-box>
          <office:event-listeners>
            <presentation:event-listener script:event-name="dom:click" presentation:action="first-page"/>
          </office:event-listeners>
        </draw:frame>
        <draw:g>
          <draw:custom-shape draw:style-name="gr10" draw:text-style-name="P5" draw:layer="layout" svg:width="27cm" svg:height="20cm" svg:x="0.5cm" svg:y="0.5cm">
            <text:p/>
            <draw:enhanced-geometry svg:viewBox="0 0 21600 21600" draw:type="rectangle" draw:enhanced-path="M 0 0 L 21600 0 21600 21600 0 21600 0 0 Z N"/>
          </draw:custom-shape>
          <draw:frame draw:style-name="gr11" draw:text-style-name="P9" draw:layer="layout" svg:width="11.5cm" svg:height="0.89cm" svg:x="0.5cm" svg:y="0.501cm">
            <draw:text-box>
              <text:p><text:span text:style-name="T3">fem2d_heat_gen_system.m</text:span></text:p>
            </draw:text-box>
          </draw:frame>
          <draw:line draw:style-name="gr12" draw:text-style-name="P5" draw:layer="layout" svg:x1="12cm" svg:y1="0.501cm" svg:x2="11cm" svg:y2="1.5cm">
            <text:p/>
          </draw:line>
          <draw:line draw:style-name="gr12" draw:text-style-name="P5" draw:layer="layout" svg:x1="17cm" svg:y1="1.5cm" svg:x2="17cm" svg:y2="0.501cm">
            <text:p/>
          </draw:line>
          <draw:frame draw:style-name="gr11" draw:text-style-name="P11" draw:layer="layout" svg:width="10.475cm" svg:height="0.89cm" svg:x="17cm" svg:y="0.501cm">
            <draw:text-box>
              <text:p text:style-name="P10"><text:span text:style-name="T4">No programable por el usuario</text:span></text:p>
            </draw:text-box>
          </draw:frame>
          <draw:line draw:style-name="gr12" draw:text-style-name="P5" draw:layer="layout" svg:x1="17cm" svg:y1="1.5cm" svg:x2="27.5cm" svg:y2="1.5cm">
            <text:p/>
          </draw:line>
          <draw:line draw:style-name="gr12" draw:text-style-name="P5" draw:layer="layout" svg:x1="0.5cm" svg:y1="1.5cm" svg:x2="11cm" svg:y2="1.5cm">
            <text:p/>
          </draw:line>
        </draw:g>
        <draw:g>
          <draw:line draw:style-name="gr31" draw:text-style-name="P5" draw:layer="layout" svg:x1="15.5cm" svg:y1="4.001cm" svg:x2="17cm" svg:y2="4.001cm">
            <office:event-listeners>
              <presentation:event-listener script:event-name="dom:click" presentation:action="first-page"/>
            </office:event-listeners>
            <text:p/>
          </draw:line>
          <draw:line draw:style-name="gr31" draw:text-style-name="P5" draw:layer="layout" svg:x1="11cm" svg:y1="4.001cm" svg:x2="12.5cm" svg:y2="4.001cm">
            <office:event-listeners>
              <presentation:event-listener script:event-name="dom:click" presentation:action="first-page"/>
            </office:event-listeners>
            <text:p/>
          </draw:line>
          <draw:custom-shape draw:style-name="gr1" draw:text-style-name="P2" draw:layer="layout" svg:width="3cm" svg:height="3cm" svg:x="12.5cm" svg:y="2.501cm">
            <office:event-listeners>
              <presentation:event-listener script:event-name="dom:click" presentation:action="first-page"/>
            </office:event-listeners>
            <text:p text:style-name="P1"><text:span text:style-name="T1">gen_syst</text:span><text:span text:style-name="T1">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3" draw:text-style-name="P25" draw:layer="layout" svg:width="10cm" svg:height="1.739cm" svg:x="17cm" svg:y="3.112cm">
          <draw:text-box>
            <text:p><text:span text:style-name="T44">K</text:span><text:span text:style-name="T1"> </text:span><text:span text:style-name="T31">[</text:span><text:span text:style-name="T50">nnodes</text:span><text:span text:style-name="T30">×</text:span><text:span text:style-name="T50">nnodes</text:span><text:span text:style-name="T31"> sparse double]</text:span></text:p>
            <text:p><text:span text:style-name="T44">C</text:span><text:span text:style-name="T1"> </text:span><text:span text:style-name="T31">[</text:span><text:span text:style-name="T50">nnodes</text:span><text:span text:style-name="T30">×</text:span><text:span text:style-name="T50">nnodes</text:span><text:span text:style-name="T31"> sparse double]</text:span></text:p>
            <text:p><text:span text:style-name="T44">F</text:span><text:span text:style-name="T1"> </text:span><text:span text:style-name="T31">[</text:span><text:span text:style-name="T50">nnodes</text:span><text:span text:style-name="T30">×</text:span><text:span text:style-name="T50">1</text:span><text:span text:style-name="T31"> sparse double]</text:span></text:p>
          </draw:text-box>
          <office:event-listeners>
            <presentation:event-listener script:event-name="dom:click" presentation:action="first-page"/>
          </office:event-listeners>
        </draw:frame>
        <draw:frame draw:style-name="gr37" draw:text-style-name="P21" draw:layer="layout" svg:width="10cm" svg:height="3.227cm" svg:x="1cm" svg:y="2.42cm">
          <draw:text-box>
            <text:p text:style-name="P10"><text:span text:style-name="T27">K</text:span><text:span text:style-name="T28"> [</text:span><text:span text:style-name="T29">nnodes</text:span><text:span text:style-name="T30">×</text:span><text:span text:style-name="T50">nnodes</text:span><text:span text:style-name="T28"> double]</text:span></text:p>
            <text:p text:style-name="P10"><text:span text:style-name="T27">C</text:span><text:span text:style-name="T28"> [</text:span><text:span text:style-name="T29">nnodes</text:span><text:span text:style-name="T30">×</text:span><text:span text:style-name="T29">nnodes</text:span><text:span text:style-name="T28"> double]</text:span></text:p>
            <text:p text:style-name="P10"><text:span text:style-name="T27">F</text:span><text:span text:style-name="T28"> [</text:span><text:span text:style-name="T29">nnodes</text:span><text:span text:style-name="T30">×</text:span><text:span text:style-name="T29">1</text:span><text:span text:style-name="T28"> double] <text:s text:c="4"/></text:span></text:p>
            <text:p text:style-name="P10"><text:span text:style-name="T27">xnode</text:span><text:span text:style-name="T28"> [</text:span><text:span text:style-name="T29">nnodes</text:span><text:span text:style-name="T30">×</text:span><text:span text:style-name="T29">2</text:span><text:span text:style-name="T28"> double] <text:s text:c="4"/></text:span></text:p>
            <text:p text:style-name="P10"><text:span text:style-name="T27">icone</text:span><text:span text:style-name="T28"> [</text:span><text:span text:style-name="T29">nelem</text:span><text:span text:style-name="T30">×</text:span><text:span text:style-name="T29">4</text:span><text:span text:style-name="T28"> int] <text:s text:c="8"/></text:span></text:p>
            <text:p text:style-name="P10"><text:span text:style-name="T27">model</text:span><text:span text:style-name="T28"> [</text:span><text:span text:style-name="T29">1</text:span><text:span text:style-name="T30">×</text:span><text:span text:style-name="T29">1</text:span><text:span text:style-name="T28"> struct] <text:s text:c="9"/></text:span></text:p>
          </draw:text-box>
          <office:event-listeners>
            <presentation:event-listener script:event-name="dom:click" presentation:action="first-page"/>
          </office:event-listeners>
        </draw:frame>
        <presentation:notes draw:style-name="dp2">
          <draw:page-thumbnail draw:style-name="gr14" draw:layer="layout" svg:width="14.848cm" svg:height="11.136cm" svg:x="3.075cm" svg:y="2.257cm" draw:page-number="6" presentation:class="page"/>
          <draw:frame presentation:style-name="pr1" draw:text-style-name="P12" draw:layer="layout" svg:width="16.799cm" svg:height="13.364cm" svg:x="2.1cm" svg:y="14.107cm" presentation:class="notes" presentation:placeholder="true">
            <draw:text-box/>
          </draw:frame>
        </presentation:notes>
      </draw:page>
      <draw:page draw:name="genC" draw:style-name="dp1" draw:master-page-name="Predeterminado" presentation:presentation-page-layout-name="AL2T1">
        <draw:frame draw:style-name="gr38" draw:text-style-name="P26" draw:layer="layout" svg:width="26cm" svg:height="4.164cm" svg:x="1cm" svg:y="6.5cm">
          <draw:text-box>
            <text:p text:style-name="P13"><text:span text:style-name="T51">Descripción</text:span><text:span text:style-name="T52">: módulo para calcular y evaluar de forma numérica la matriz de masa C. Se u</text:span><text:span text:style-name="T76">tilizan</text:span><text:span text:style-name="T52"> funciones de forma en coordenadas naturales y se </text:span><text:span text:style-name="T76">resuelve</text:span><text:span text:style-name="T52"> la integral de forma numérica utilizando cuadratura de Gauss.</text:span></text:p>
            <text:p text:style-name="P13"><text:span text:style-name="T51">Entrada</text:span><text:span text:style-name="T52">:</text:span></text:p>
            <text:list text:style-name="L1">
              <text:list-item>
                <text:p text:style-name="P13"><text:span text:style-name="T77">nodes</text:span><text:span text:style-name="T52">: nodos (x,y) del elemento. Los elementos admisibles son de 3 o 4 nodos.</text:span></text:p>
              </text:list-item>
            </text:list>
            <text:p text:style-name="P13"><text:span text:style-name="T51">Salida</text:span><text:span text:style-name="T52">:</text:span></text:p>
            <text:list text:continue-numbering="true" text:style-name="L1">
              <text:list-item>
                <text:p text:style-name="P13"><text:span text:style-name="T78">localC</text:span><text:span text:style-name="T52">: matriz de masa para elemento (local).</text:span></text:p>
              </text:list-item>
            </text:list>
          </draw:text-box>
          <office:event-listeners>
            <presentation:event-listener script:event-name="dom:click" presentation:action="first-page"/>
          </office:event-listeners>
        </draw:frame>
        <draw:frame draw:style-name="gr39" draw:text-style-name="P25" draw:layer="layout" svg:width="10cm" svg:height="0.75cm" svg:x="17cm" svg:y="3.6cm">
          <draw:text-box>
            <text:p><text:span text:style-name="T44">localC</text:span><text:span text:style-name="T1"> </text:span><text:span text:style-name="T31">[</text:span><text:span text:style-name="T50">nnod</text:span><text:span text:style-name="T30">×</text:span><text:span text:style-name="T50">nnod</text:span><text:span text:style-name="T79"> </text:span><text:span text:style-name="T31">double]</text:span></text:p>
          </draw:text-box>
          <office:event-listeners>
            <presentation:event-listener script:event-name="dom:click" presentation:action="first-page"/>
          </office:event-listeners>
        </draw:frame>
        <draw:frame draw:style-name="gr39" draw:text-style-name="P21" draw:layer="layout" svg:width="10cm" svg:height="0.75cm" svg:x="1cm" svg:y="3.6cm">
          <draw:text-box>
            <text:p text:style-name="P10"><text:span text:style-name="T27">nodes</text:span><text:span text:style-name="T31"> [</text:span><text:span text:style-name="T50">nnod</text:span><text:span text:style-name="T30">×</text:span><text:span text:style-name="T50">2</text:span><text:span text:style-name="T31"> double]</text:span></text:p>
          </draw:text-box>
          <office:event-listeners>
            <presentation:event-listener script:event-name="dom:click" presentation:action="first-page"/>
          </office:event-listeners>
        </draw:frame>
        <draw:g>
          <draw:line draw:style-name="gr31" draw:text-style-name="P5" draw:layer="layout" svg:x1="15.5cm" svg:y1="4cm" svg:x2="17cm" svg:y2="4cm">
            <office:event-listeners>
              <presentation:event-listener script:event-name="dom:click" presentation:action="first-page"/>
            </office:event-listeners>
            <text:p/>
          </draw:line>
          <draw:line draw:style-name="gr31" draw:text-style-name="P5" draw:layer="layout" svg:x1="11cm" svg:y1="4cm" svg:x2="12.5cm" svg:y2="4cm">
            <office:event-listeners>
              <presentation:event-listener script:event-name="dom:click" presentation:action="first-page"/>
            </office:event-listeners>
            <text:p/>
          </draw:line>
          <draw:custom-shape draw:style-name="gr2" draw:text-style-name="P3" draw:layer="layout" svg:width="3cm" svg:height="3cm" svg:x="12.5cm" svg:y="2.5cm">
            <office:event-listeners>
              <presentation:event-listener script:event-name="dom:click" presentation:action="first-page"/>
            </office:event-listeners>
            <text:p text:style-name="P1"><text:span text:style-name="T1">gen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5" draw:layer="layout" svg:width="27cm" svg:height="20cm" svg:x="0.5cm" svg:y="0.5cm">
            <text:p/>
            <draw:enhanced-geometry svg:viewBox="0 0 21600 21600" draw:type="rectangle" draw:enhanced-path="M 0 0 L 21600 0 21600 21600 0 21600 0 0 Z N"/>
          </draw:custom-shape>
          <draw:frame draw:style-name="gr11" draw:text-style-name="P9" draw:layer="layout" svg:width="11.5cm" svg:height="0.89cm" svg:x="0.5cm" svg:y="0.501cm">
            <draw:text-box>
              <text:p><text:span text:style-name="T3">fem2d_heat_genC.m</text:span></text:p>
            </draw:text-box>
          </draw:frame>
          <draw:line draw:style-name="gr12" draw:text-style-name="P5" draw:layer="layout" svg:x1="12cm" svg:y1="0.501cm" svg:x2="11cm" svg:y2="1.5cm">
            <text:p/>
          </draw:line>
          <draw:line draw:style-name="gr12" draw:text-style-name="P5" draw:layer="layout" svg:x1="0.5cm" svg:y1="1.5cm" svg:x2="11cm" svg:y2="1.5cm">
            <text:p/>
          </draw:line>
        </draw:g>
        <presentation:notes draw:style-name="dp2">
          <draw:page-thumbnail draw:style-name="gr14" draw:layer="layout" svg:width="14.848cm" svg:height="11.136cm" svg:x="3.075cm" svg:y="2.257cm" draw:page-number="7" presentation:class="page"/>
          <draw:frame presentation:style-name="pr1" draw:text-style-name="P12" draw:layer="layout" svg:width="16.799cm" svg:height="13.364cm" svg:x="2.1cm" svg:y="14.107cm" presentation:class="notes" presentation:placeholder="true">
            <draw:text-box/>
          </draw:frame>
        </presentation:notes>
      </draw:page>
      <draw:page draw:name="genK" draw:style-name="dp1" draw:master-page-name="Predeterminado" presentation:presentation-page-layout-name="AL2T1">
        <draw:frame draw:style-name="gr39" draw:text-style-name="P24" draw:layer="layout" svg:width="10cm" svg:height="0.75cm" svg:x="17cm" svg:y="3.6cm">
          <draw:text-box>
            <text:p><text:span text:style-name="T44">localK</text:span><text:span text:style-name="T28"> [</text:span><text:span text:style-name="T29">nnod</text:span><text:span text:style-name="T30">×</text:span><text:span text:style-name="T50">nnod</text:span><text:span text:style-name="T28"> double]</text:span></text:p>
          </draw:text-box>
          <office:event-listeners>
            <presentation:event-listener script:event-name="dom:click" presentation:action="first-page"/>
          </office:event-listeners>
        </draw:frame>
        <draw:frame draw:style-name="gr40" draw:text-style-name="P21" draw:layer="layout" svg:width="10cm" svg:height="1.74cm" svg:x="1cm" svg:y="3.12cm">
          <draw:text-box>
            <text:p text:style-name="P10"><text:span text:style-name="T27">nodes</text:span><text:span text:style-name="T28"> [</text:span><text:span text:style-name="T29">nnod</text:span><text:span text:style-name="T30">×</text:span><text:span text:style-name="T50">2</text:span><text:span text:style-name="T28"> double]</text:span></text:p>
            <text:p text:style-name="P10"><text:span text:style-name="T27">kx</text:span><text:span text:style-name="T28"> [</text:span><text:span text:style-name="T29">1</text:span><text:span text:style-name="T30">×</text:span><text:span text:style-name="T29">1</text:span><text:span text:style-name="T28"> double] <text:s text:c="2"/></text:span></text:p>
            <text:p text:style-name="P10"><text:span text:style-name="T27">ky</text:span><text:span text:style-name="T28"> [</text:span><text:span text:style-name="T29">1</text:span><text:span text:style-name="T30">×</text:span><text:span text:style-name="T29">1</text:span><text:span text:style-name="T28"> double] <text:s text:c="2"/></text:span></text:p>
          </draw:text-box>
          <office:event-listeners>
            <presentation:event-listener script:event-name="dom:click" presentation:action="first-page"/>
          </office:event-listeners>
        </draw:frame>
        <draw:frame draw:style-name="gr41" draw:text-style-name="P26" draw:layer="layout" svg:width="26cm" svg:height="5.282cm" svg:x="1cm" svg:y="6.5cm">
          <draw:text-box>
            <text:p text:style-name="P13"><text:span text:style-name="T51">Descripción</text:span><text:span text:style-name="T52">: módulo para calcular y evaluar de forma numérica la matriz de difusión K. </text:span><text:span text:style-name="T76">Se</text:span><text:span text:style-name="T52"> u</text:span><text:span text:style-name="T76">tilizan</text:span><text:span text:style-name="T52"> funciones de forma en coordenadas naturales y se </text:span><text:span text:style-name="T76">resuelve</text:span><text:span text:style-name="T52"> la integral de forma numérica utilizando cuadratura de Gauss.</text:span></text:p>
            <text:p text:style-name="P13"><text:span text:style-name="T51">Entrada</text:span><text:span text:style-name="T52">:</text:span></text:p>
            <text:list text:style-name="L1">
              <text:list-item>
                <text:p text:style-name="P13"><text:span text:style-name="T77">nodes</text:span><text:span text:style-name="T52">: nodos (x,y) del elemento. Los elementos admisibles son de 3 o 4 nodos.</text:span></text:p>
              </text:list-item>
              <text:list-item>
                <text:p text:style-name="P27"><text:span text:style-name="T77">kx</text:span><text:span text:style-name="T52">: conductividad térmica orientada en eje-x.</text:span></text:p>
              </text:list-item>
              <text:list-item>
                <text:p text:style-name="P13"><text:span text:style-name="T77">ky</text:span><text:span text:style-name="T52">: conductividad térmica orientada en eje-y.</text:span></text:p>
              </text:list-item>
            </text:list>
            <text:p text:style-name="P13"><text:span text:style-name="T80">Sa</text:span><text:span text:style-name="T51">lida</text:span><text:span text:style-name="T52">:</text:span></text:p>
            <text:list text:continue-numbering="true" text:style-name="L1">
              <text:list-item>
                <text:p text:style-name="P13"><text:span text:style-name="T81">localK</text:span><text:span text:style-name="T82">: matriz de difusión del elemento</text:span><text:span text:style-name="T52"> (local).</text:span></text:p>
              </text:list-item>
            </text:list>
          </draw:text-box>
          <office:event-listeners>
            <presentation:event-listener script:event-name="dom:click" presentation:action="first-page"/>
          </office:event-listeners>
        </draw:frame>
        <draw:g>
          <draw:custom-shape draw:style-name="gr10" draw:text-style-name="P5" draw:layer="layout" svg:width="27cm" svg:height="20cm" svg:x="0.5cm" svg:y="0.5cm">
            <text:p/>
            <draw:enhanced-geometry svg:viewBox="0 0 21600 21600" draw:type="rectangle" draw:enhanced-path="M 0 0 L 21600 0 21600 21600 0 21600 0 0 Z N"/>
          </draw:custom-shape>
          <draw:frame draw:style-name="gr11" draw:text-style-name="P9" draw:layer="layout" svg:width="11.5cm" svg:height="0.89cm" svg:x="0.5cm" svg:y="0.501cm">
            <draw:text-box>
              <text:p><text:span text:style-name="T3">fem2d_heat_genK.m</text:span></text:p>
            </draw:text-box>
          </draw:frame>
          <draw:line draw:style-name="gr12" draw:text-style-name="P5" draw:layer="layout" svg:x1="12cm" svg:y1="0.501cm" svg:x2="11cm" svg:y2="1.5cm">
            <text:p/>
          </draw:line>
          <draw:line draw:style-name="gr12" draw:text-style-name="P5" draw:layer="layout" svg:x1="0.5cm" svg:y1="1.5cm" svg:x2="11cm" svg:y2="1.5cm">
            <text:p/>
          </draw:line>
        </draw:g>
        <draw:g>
          <draw:line draw:style-name="gr31" draw:text-style-name="P5" draw:layer="layout" svg:x1="15.5cm" svg:y1="4.001cm" svg:x2="17cm" svg:y2="4.001cm">
            <office:event-listeners>
              <presentation:event-listener script:event-name="dom:click" presentation:action="first-page"/>
            </office:event-listeners>
            <text:p/>
          </draw:line>
          <draw:line draw:style-name="gr31" draw:text-style-name="P5" draw:layer="layout" svg:x1="11cm" svg:y1="4.001cm" svg:x2="12.5cm" svg:y2="4.001cm">
            <office:event-listeners>
              <presentation:event-listener script:event-name="dom:click" presentation:action="first-page"/>
            </office:event-listeners>
            <text:p/>
          </draw:line>
          <draw:custom-shape draw:style-name="gr2" draw:text-style-name="P3" draw:layer="layout" svg:width="3cm" svg:height="3cm" svg:x="12.5cm" svg:y="2.501cm">
            <office:event-listeners>
              <presentation:event-listener script:event-name="dom:click" presentation:action="first-page"/>
            </office:event-listeners>
            <text:p text:style-name="P1"><text:span text:style-name="T1">gen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4" draw:layer="layout" svg:width="14.848cm" svg:height="11.136cm" svg:x="3.075cm" svg:y="2.257cm" draw:page-number="8" presentation:class="page"/>
          <draw:frame presentation:style-name="pr1" draw:text-style-name="P12" draw:layer="layout" svg:width="16.799cm" svg:height="13.364cm" svg:x="2.1cm" svg:y="14.107cm" presentation:class="notes" presentation:placeholder="true">
            <draw:text-box/>
          </draw:frame>
        </presentation:notes>
      </draw:page>
      <draw:page draw:name="genF" draw:style-name="dp1" draw:master-page-name="Predeterminado" presentation:presentation-page-layout-name="AL2T1">
        <draw:frame draw:style-name="gr39" draw:text-style-name="P24" draw:layer="layout" svg:width="10cm" svg:height="0.75cm" svg:x="17cm" svg:y="3.56cm">
          <draw:text-box>
            <text:p><text:span text:style-name="T44">localF</text:span><text:span text:style-name="T28"> [</text:span><text:span text:style-name="T29">nnod</text:span><text:span text:style-name="T30">×</text:span><text:span text:style-name="T50">1</text:span><text:span text:style-name="T28"> double]</text:span></text:p>
          </draw:text-box>
          <office:event-listeners>
            <presentation:event-listener script:event-name="dom:click" presentation:action="first-page"/>
          </office:event-listeners>
        </draw:frame>
        <draw:frame draw:style-name="gr32" draw:text-style-name="P21" draw:layer="layout" svg:width="10cm" svg:height="1.243cm" svg:x="1cm" svg:y="3.35cm">
          <draw:text-box>
            <text:p text:style-name="P10"><text:span text:style-name="T27">nodes</text:span><text:span text:style-name="T28"> [</text:span><text:span text:style-name="T29">nnod</text:span><text:span text:style-name="T30">×</text:span><text:span text:style-name="T29">2</text:span><text:span text:style-name="T28"> double]</text:span></text:p>
            <text:p text:style-name="P10"><text:span text:style-name="T27">G</text:span><text:span text:style-name="T28"> [</text:span><text:span text:style-name="T29">1</text:span><text:span text:style-name="T30">×</text:span><text:span text:style-name="T29">1</text:span><text:span text:style-name="T28"> double] <text:s text:c="2"/></text:span></text:p>
          </draw:text-box>
          <office:event-listeners>
            <presentation:event-listener script:event-name="dom:click" presentation:action="first-page"/>
          </office:event-listeners>
        </draw:frame>
        <draw:frame draw:style-name="gr41" draw:text-style-name="P26" draw:layer="layout" svg:width="26cm" svg:height="5.282cm" svg:x="1cm" svg:y="6.5cm">
          <draw:text-box>
            <text:p text:style-name="P13"><text:span text:style-name="T51">Descripción</text:span><text:span text:style-name="T52">: módulo para calcular el vector de flujo térmico F para cada elemento, producto de la presencia de una fuente de calor en dicho elemento.</text:span><text:span text:style-name="T76"> La integral se resuelve mediante cuadratura de punto medio, y se requiere evaluar el área del elemento.</text:span></text:p>
            <text:p text:style-name="P13"><text:span text:style-name="T51">Entrada</text:span><text:span text:style-name="T52">:</text:span></text:p>
            <text:list text:style-name="L1">
              <text:list-item>
                <text:p text:style-name="P13"><text:span text:style-name="T77">nodes</text:span><text:span text:style-name="T52">: nodos (x,y) del elemento. Los elementos admisibles son de 3 o 4 nodos.</text:span></text:p>
              </text:list-item>
              <text:list-item>
                <text:p text:style-name="P13"><text:span text:style-name="T77">G</text:span><text:span text:style-name="T52">: fuente de calor.</text:span></text:p>
              </text:list-item>
            </text:list>
            <text:p text:style-name="P13"><text:span text:style-name="T51">Salida</text:span><text:span text:style-name="T52">:</text:span></text:p>
            <text:list text:continue-numbering="true" text:style-name="L1">
              <text:list-item>
                <text:p text:style-name="P13"><text:span text:style-name="T81">localF</text:span><text:span text:style-name="T82">: vector de flujo térmico</text:span><text:span text:style-name="T52"> (local).</text:span></text:p>
              </text:list-item>
            </text:list>
          </draw:text-box>
          <office:event-listeners>
            <presentation:event-listener script:event-name="dom:click" presentation:action="first-page"/>
          </office:event-listeners>
        </draw:frame>
        <draw:g>
          <draw:custom-shape draw:style-name="gr10" draw:text-style-name="P5" draw:layer="layout" svg:width="27cm" svg:height="20cm" svg:x="0.5cm" svg:y="0.5cm">
            <text:p/>
            <draw:enhanced-geometry svg:viewBox="0 0 21600 21600" draw:type="rectangle" draw:enhanced-path="M 0 0 L 21600 0 21600 21600 0 21600 0 0 Z N"/>
          </draw:custom-shape>
          <draw:frame draw:style-name="gr11" draw:text-style-name="P9" draw:layer="layout" svg:width="11.5cm" svg:height="0.89cm" svg:x="0.5cm" svg:y="0.501cm">
            <draw:text-box>
              <text:p><text:span text:style-name="T3">fem2d_heat_genF.m</text:span></text:p>
            </draw:text-box>
          </draw:frame>
          <draw:line draw:style-name="gr12" draw:text-style-name="P5" draw:layer="layout" svg:x1="12cm" svg:y1="0.501cm" svg:x2="11cm" svg:y2="1.5cm">
            <text:p/>
          </draw:line>
          <draw:line draw:style-name="gr12" draw:text-style-name="P5" draw:layer="layout" svg:x1="0.5cm" svg:y1="1.5cm" svg:x2="11cm" svg:y2="1.5cm">
            <text:p/>
          </draw:line>
        </draw:g>
        <draw:g>
          <draw:line draw:style-name="gr31" draw:text-style-name="P5" draw:layer="layout" svg:x1="15.5cm" svg:y1="4.001cm" svg:x2="17cm" svg:y2="4.001cm">
            <office:event-listeners>
              <presentation:event-listener script:event-name="dom:click" presentation:action="first-page"/>
            </office:event-listeners>
            <text:p/>
          </draw:line>
          <draw:line draw:style-name="gr31" draw:text-style-name="P5" draw:layer="layout" svg:x1="11cm" svg:y1="4.001cm" svg:x2="12.5cm" svg:y2="4.001cm">
            <office:event-listeners>
              <presentation:event-listener script:event-name="dom:click" presentation:action="first-page"/>
            </office:event-listeners>
            <text:p/>
          </draw:line>
          <draw:custom-shape draw:style-name="gr2" draw:text-style-name="P3" draw:layer="layout" svg:width="3cm" svg:height="3cm" svg:x="12.5cm" svg:y="2.501cm">
            <office:event-listeners>
              <presentation:event-listener script:event-name="dom:click" presentation:action="first-page"/>
            </office:event-listeners>
            <text:p text:style-name="P1"><text:span text:style-name="T1">gen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4" draw:layer="layout" svg:width="14.848cm" svg:height="11.136cm" svg:x="3.075cm" svg:y="2.257cm" draw:page-number="9" presentation:class="page"/>
          <draw:frame presentation:style-name="pr1" draw:text-style-name="P12" draw:layer="layout" svg:width="16.799cm" svg:height="13.364cm" svg:x="2.1cm" svg:y="14.107cm" presentation:class="notes" presentation:placeholder="true">
            <draw:text-box/>
          </draw:frame>
        </presentation:notes>
      </draw:page>
      <draw:page draw:name="neumann" draw:style-name="dp1" draw:master-page-name="Predeterminado" presentation:presentation-page-layout-name="AL2T1">
        <draw:frame draw:style-name="gr39" draw:text-style-name="P29" draw:layer="layout" svg:width="10cm" svg:height="0.75cm" svg:x="17cm" svg:y="3.6cm">
          <draw:text-box>
            <text:p text:style-name="P23"><text:span text:style-name="T44">F</text:span><text:span text:style-name="T28"> [</text:span><text:span text:style-name="T29">nnodes</text:span><text:span text:style-name="T30">×</text:span><text:span text:style-name="T50">1</text:span><text:span text:style-name="T28"> sparse double]</text:span></text:p>
          </draw:text-box>
          <office:event-listeners>
            <presentation:event-listener script:event-name="dom:click" presentation:action="first-page"/>
          </office:event-listeners>
        </draw:frame>
        <draw:frame draw:style-name="gr40" draw:text-style-name="P30" draw:layer="layout" svg:width="10cm" svg:height="1.74cm" svg:x="1cm" svg:y="3.097cm">
          <draw:text-box>
            <text:p text:style-name="P10"><text:span text:style-name="T1"><text:s text:c="10"/></text:span><text:span text:style-name="T27">F</text:span><text:span text:style-name="T28"> [</text:span><text:span text:style-name="T29">nnodes</text:span><text:span text:style-name="T30">×</text:span><text:span text:style-name="T50">1</text:span><text:span text:style-name="T28"> sparse double]</text:span></text:p>
            <text:p text:style-name="P10"><text:span text:style-name="T1"><text:s text:c="8"/></text:span><text:span text:style-name="T27">NEU</text:span><text:span text:style-name="T28"> [</text:span><text:span text:style-name="T29">nneu</text:span><text:span text:style-name="T30">×</text:span><text:span text:style-name="T50">3</text:span><text:span text:style-name="T28"> double] <text:s text:c="8"/></text:span></text:p>
            <text:p text:style-name="P10"><text:span text:style-name="T1"><text:s text:c="6"/></text:span><text:span text:style-name="T27">xnode</text:span><text:span text:style-name="T28"> [</text:span><text:span text:style-name="T29">nnodes</text:span><text:span text:style-name="T30">×</text:span><text:span text:style-name="T50">2</text:span><text:span text:style-name="T28"> double] <text:s text:c="6"/></text:span></text:p>
          </draw:text-box>
          <office:event-listeners>
            <presentation:event-listener script:event-name="dom:click" presentation:action="first-page"/>
          </office:event-listeners>
        </draw:frame>
        <draw:frame draw:style-name="gr42" draw:text-style-name="P26" draw:layer="layout" svg:width="26cm" svg:height="6.959cm" svg:x="1cm" svg:y="6.5cm">
          <draw:text-box>
            <text:p text:style-name="P13"><text:span text:style-name="T80">Descripción</text:span><text:span text:style-name="T82">: módulo para calcular y ensamblar </text:span><text:span text:style-name="T52">las contribuciones de nodos pertenecientes a fronteras de tipo Neumann.</text:span></text:p>
            <text:p text:style-name="P13"><text:span text:style-name="T51">Entrada</text:span><text:span text:style-name="T52">:</text:span></text:p>
            <text:list text:style-name="L1">
              <text:list-item>
                <text:p text:style-name="P13"><text:span text:style-name="T77">F</text:span><text:span text:style-name="T52">: vector de flujo térmico.</text:span></text:p>
              </text:list-item>
              <text:list-item>
                <text:p text:style-name="P13"><text:span text:style-name="T77">NEU</text:span><text:span text:style-name="T52">: matriz con la información sobre la frontera de tipo Neumann. </text:span></text:p>
              </text:list-item>
            </text:list>
            <text:list text:style-name="L2">
              <text:list-item>
                <text:list>
                  <text:list-item>
                    <text:p text:style-name="P13"><text:span text:style-name="T52">Columnas 1-2: dos nodos contiguos formando un lado de un elemento.</text:span></text:p>
                  </text:list-item>
                  <text:list-item>
                    <text:p text:style-name="P13"><text:span text:style-name="T52">Columna 3: valor de flujo térmico (q) asociado al lado del elemento.</text:span></text:p>
                  </text:list-item>
                </text:list>
              </text:list-item>
            </text:list>
            <text:list text:style-name="L1">
              <text:list-item>
                <text:p text:style-name="P13"><text:span text:style-name="T77">xnode</text:span><text:span text:style-name="T52">: matriz de nodos con pares (x,y) representando las coordenadas de cada nodo de la malla.</text:span></text:p>
              </text:list-item>
            </text:list>
            <text:p text:style-name="P13"><text:span text:style-name="T51">Salida</text:span><text:span text:style-name="T52">:</text:span></text:p>
            <text:list text:continue-numbering="true" text:style-name="L1">
              <text:list-item>
                <text:p text:style-name="P13"><text:span text:style-name="T78">F</text:span><text:span text:style-name="T52">: vector de flujo térmico. Presenta modificaciones luego de aplicar la condición de borde.</text:span></text:p>
              </text:list-item>
            </text:list>
          </draw:text-box>
          <office:event-listeners>
            <presentation:event-listener script:event-name="dom:click" presentation:action="first-page"/>
          </office:event-listeners>
        </draw:frame>
        <draw:g>
          <draw:custom-shape draw:style-name="gr10" draw:text-style-name="P5" draw:layer="layout" svg:width="27cm" svg:height="20cm" svg:x="0.5cm" svg:y="0.5cm">
            <text:p/>
            <draw:enhanced-geometry svg:viewBox="0 0 21600 21600" draw:type="rectangle" draw:enhanced-path="M 0 0 L 21600 0 21600 21600 0 21600 0 0 Z N"/>
          </draw:custom-shape>
          <draw:frame draw:style-name="gr11" draw:text-style-name="P9" draw:layer="layout" svg:width="11.5cm" svg:height="0.89cm" svg:x="0.5cm" svg:y="0.501cm">
            <draw:text-box>
              <text:p><text:span text:style-name="T3">fem2d_heat_neumann.m</text:span></text:p>
            </draw:text-box>
          </draw:frame>
          <draw:line draw:style-name="gr12" draw:text-style-name="P5" draw:layer="layout" svg:x1="12cm" svg:y1="0.501cm" svg:x2="11cm" svg:y2="1.5cm">
            <text:p/>
          </draw:line>
          <draw:line draw:style-name="gr12" draw:text-style-name="P5" draw:layer="layout" svg:x1="0.5cm" svg:y1="1.5cm" svg:x2="11cm" svg:y2="1.5cm">
            <text:p/>
          </draw:line>
        </draw:g>
        <draw:g>
          <draw:line draw:style-name="gr31" draw:text-style-name="P5" draw:layer="layout" svg:x1="15.5cm" svg:y1="4.001cm" svg:x2="17cm" svg:y2="4.001cm">
            <office:event-listeners>
              <presentation:event-listener script:event-name="dom:click" presentation:action="first-page"/>
            </office:event-listeners>
            <text:p/>
          </draw:line>
          <draw:line draw:style-name="gr31" draw:text-style-name="P5" draw:layer="layout" svg:x1="11cm" svg:y1="4.001cm" svg:x2="12.5cm" svg:y2="4.001cm">
            <office:event-listeners>
              <presentation:event-listener script:event-name="dom:click" presentation:action="first-page"/>
            </office:event-listeners>
            <text:p/>
          </draw:line>
          <draw:custom-shape draw:style-name="gr2" draw:text-style-name="P3" draw:layer="layout" svg:width="3cm" svg:height="3cm" svg:x="12.5cm" svg:y="2.501cm">
            <office:event-listeners>
              <presentation:event-listener script:event-name="dom:click" presentation:action="first-page"/>
            </office:event-listeners>
            <text:p text:style-name="P1"><text:span text:style-name="T1">neuman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4" draw:layer="layout" svg:width="14.848cm" svg:height="11.136cm" svg:x="3.075cm" svg:y="2.257cm" draw:page-number="10" presentation:class="page"/>
          <draw:frame presentation:style-name="pr1" draw:text-style-name="P12" draw:layer="layout" svg:width="16.799cm" svg:height="13.364cm" svg:x="2.1cm" svg:y="14.107cm" presentation:class="notes" presentation:placeholder="true">
            <draw:text-box/>
          </draw:frame>
        </presentation:notes>
      </draw:page>
      <draw:page draw:name="robin" draw:style-name="dp1" draw:master-page-name="Predeterminado" presentation:presentation-page-layout-name="AL2T1">
        <office:forms form:automatic-focus="false" form:apply-design-mode="false"/>
        <draw:frame draw:style-name="gr43" draw:text-style-name="P26" draw:layer="layout" svg:width="26cm" svg:height="10.313cm" svg:x="1cm" svg:y="6.5cm">
          <draw:text-box>
            <text:p text:style-name="P13"><text:span text:style-name="T51">Descripción</text:span><text:span text:style-name="T52">: módulo para calcular y ensamblar </text:span><text:span text:style-name="T76">las contribuciones de nodos pertenecientes a fronteras de tipo Robin.</text:span></text:p>
            <text:p text:style-name="P13"><text:span text:style-name="T51">Entrada</text:span><text:span text:style-name="T52">:</text:span></text:p>
            <text:list text:style-name="L1">
              <text:list-item>
                <text:p text:style-name="P13"><text:span text:style-name="T83">K</text:span><text:span text:style-name="T82">: </text:span><text:span text:style-name="T84">matriz del sistema (difusión + reacción)</text:span></text:p>
              </text:list-item>
              <text:list-item>
                <text:p text:style-name="P13"><text:span text:style-name="T77">F</text:span><text:span text:style-name="T52">: vector de flujo térmico.</text:span></text:p>
              </text:list-item>
              <text:list-item>
                <text:p text:style-name="P13"><text:span text:style-name="T77">ROB</text:span><text:span text:style-name="T52">: matriz con la información sobre la frontera de tipo Robin.</text:span></text:p>
              </text:list-item>
            </text:list>
            <text:list text:style-name="L2">
              <text:list-item>
                <text:list>
                  <text:list-item>
                    <text:p text:style-name="P13"><text:span text:style-name="T52">Columnas 1-2: dos nodos contiguos formando un lado de un elemento.</text:span></text:p>
                  </text:list-item>
                  <text:list-item>
                    <text:p text:style-name="P13"><text:span text:style-name="T52">Columna 3: valor de coeficiente de calor (</text:span><text:span text:style-name="T77">h</text:span><text:span text:style-name="T52">).</text:span></text:p>
                  </text:list-item>
                  <text:list-item>
                    <text:p text:style-name="P13"><text:span text:style-name="T52">Columna 4: valor de temperatura de referencia (</text:span><text:span text:style-name="T77">phi_inf</text:span><text:span text:style-name="T52">).</text:span></text:p>
                  </text:list-item>
                </text:list>
              </text:list-item>
            </text:list>
            <text:list text:style-name="L1">
              <text:list-item>
                <text:p text:style-name="P13"><text:span text:style-name="T77">xnode</text:span><text:span text:style-name="T52">: matriz de nodos con pares (x,y) representando las coordenadas de cada nodo de la malla.</text:span></text:p>
              </text:list-item>
            </text:list>
            <text:p text:style-name="P13"><text:span text:style-name="T51">Salida</text:span><text:span text:style-name="T52">:</text:span></text:p>
            <text:list text:continue-numbering="true" text:style-name="L1">
              <text:list-item>
                <text:p text:style-name="P13"><text:span text:style-name="T78">K</text:span><text:span text:style-name="T84">: matriz del sistema (difusión + reacción) con modificaciones luego de aplicar la condición de borde</text:span><text:span text:style-name="T85">.</text:span></text:p>
              </text:list-item>
              <text:list-item>
                <text:p text:style-name="P13"><text:span text:style-name="T78">F</text:span><text:span text:style-name="T52">: vector de flujo térmico con modificaciones luego de aplicar la condición de borde.</text:span></text:p>
              </text:list-item>
            </text:list>
          </draw:text-box>
          <office:event-listeners>
            <presentation:event-listener script:event-name="dom:click" presentation:action="first-page"/>
          </office:event-listeners>
        </draw:frame>
        <draw:frame draw:style-name="gr32" draw:text-style-name="P32" draw:layer="layout" svg:width="10cm" svg:height="1.243cm" svg:x="17cm" svg:y="3.37cm">
          <draw:text-box>
            <text:p text:style-name="P31"><text:span text:style-name="T44">K</text:span><text:span text:style-name="T1"> </text:span><text:span text:style-name="T31">[</text:span><text:span text:style-name="T50">nnodes</text:span><text:span text:style-name="T30">×</text:span><text:span text:style-name="T50">nnodes</text:span><text:span text:style-name="T1"> </text:span><text:span text:style-name="T31">sparse double]</text:span><text:span text:style-name="T1"> </text:span></text:p>
            <text:p text:style-name="P23"><text:span text:style-name="T44">F</text:span><text:span text:style-name="T28"> [</text:span><text:span text:style-name="T29">nnodes</text:span><text:span text:style-name="T30">×</text:span><text:span text:style-name="T50">1</text:span><text:span text:style-name="T28"> sparse double]</text:span></text:p>
          </draw:text-box>
          <office:event-listeners>
            <presentation:event-listener script:event-name="dom:click" presentation:action="first-page"/>
          </office:event-listeners>
        </draw:frame>
        <draw:frame draw:style-name="gr44" draw:text-style-name="P30" draw:layer="layout" svg:width="10cm" svg:height="2.24cm" svg:x="1cm" svg:y="2.9cm">
          <draw:text-box>
            <text:p text:style-name="P10"><text:span text:style-name="T27">K</text:span><text:span text:style-name="T1"> </text:span><text:span text:style-name="T31">[</text:span><text:span text:style-name="T50">nnodes</text:span><text:span text:style-name="T30">×</text:span><text:span text:style-name="T50">1</text:span><text:span text:style-name="T31"> sparse double]</text:span></text:p>
            <text:p text:style-name="P10"><text:span text:style-name="T27">F</text:span><text:span text:style-name="T28"> [</text:span><text:span text:style-name="T29">nnodes</text:span><text:span text:style-name="T30">×</text:span><text:span text:style-name="T50">1</text:span><text:span text:style-name="T28"> sparse double]</text:span></text:p>
            <text:p text:style-name="P10"><text:span text:style-name="T1"><text:s text:c="8"/></text:span><text:span text:style-name="T27">ROB</text:span><text:span text:style-name="T28"> [</text:span><text:span text:style-name="T29">nrob</text:span><text:span text:style-name="T30">×</text:span><text:span text:style-name="T50">5</text:span><text:span text:style-name="T28"> double] <text:s text:c="8"/></text:span></text:p>
            <text:p text:style-name="P10"><text:span text:style-name="T1"><text:s text:c="6"/></text:span><text:span text:style-name="T27">xnode</text:span><text:span text:style-name="T28"> [</text:span><text:span text:style-name="T29">nnodes</text:span><text:span text:style-name="T30">×</text:span><text:span text:style-name="T50">2</text:span><text:span text:style-name="T28"> double] <text:s text:c="6"/></text:span></text:p>
          </draw:text-box>
          <office:event-listeners>
            <presentation:event-listener script:event-name="dom:click" presentation:action="first-page"/>
          </office:event-listeners>
        </draw:frame>
        <draw:g>
          <draw:custom-shape draw:style-name="gr10" draw:text-style-name="P5" draw:layer="layout" svg:width="27cm" svg:height="20cm" svg:x="0.5cm" svg:y="0.5cm">
            <text:p/>
            <draw:enhanced-geometry svg:viewBox="0 0 21600 21600" draw:type="rectangle" draw:enhanced-path="M 0 0 L 21600 0 21600 21600 0 21600 0 0 Z N"/>
          </draw:custom-shape>
          <draw:frame draw:style-name="gr11" draw:text-style-name="P9" draw:layer="layout" svg:width="11.5cm" svg:height="0.89cm" svg:x="0.5cm" svg:y="0.501cm">
            <draw:text-box>
              <text:p><text:span text:style-name="T3">fem2d_heat_robin.m</text:span></text:p>
            </draw:text-box>
          </draw:frame>
          <draw:line draw:style-name="gr12" draw:text-style-name="P5" draw:layer="layout" svg:x1="12cm" svg:y1="0.501cm" svg:x2="11cm" svg:y2="1.5cm">
            <text:p/>
          </draw:line>
          <draw:line draw:style-name="gr12" draw:text-style-name="P5" draw:layer="layout" svg:x1="0.5cm" svg:y1="1.5cm" svg:x2="11cm" svg:y2="1.5cm">
            <text:p/>
          </draw:line>
        </draw:g>
        <draw:g>
          <draw:line draw:style-name="gr31" draw:text-style-name="P5" draw:layer="layout" svg:x1="15.5cm" svg:y1="4.001cm" svg:x2="17cm" svg:y2="4.001cm">
            <office:event-listeners>
              <presentation:event-listener script:event-name="dom:click" presentation:action="first-page"/>
            </office:event-listeners>
            <text:p/>
          </draw:line>
          <draw:line draw:style-name="gr31" draw:text-style-name="P5" draw:layer="layout" svg:x1="11cm" svg:y1="4.001cm" svg:x2="12.5cm" svg:y2="4.001cm">
            <office:event-listeners>
              <presentation:event-listener script:event-name="dom:click" presentation:action="first-page"/>
            </office:event-listeners>
            <text:p/>
          </draw:line>
          <draw:custom-shape draw:style-name="gr2" draw:text-style-name="P3" draw:layer="layout" svg:width="3cm" svg:height="3cm" svg:x="12.5cm" svg:y="2.501cm">
            <office:event-listeners>
              <presentation:event-listener script:event-name="dom:click" presentation:action="first-page"/>
            </office:event-listeners>
            <text:p text:style-name="P1"><text:span text:style-name="T1">r</text:span><text:span text:style-name="T1">o</text:span><text:span text:style-name="T1">b</text:span><text:span text:style-name="T1">i</text:span><text:span text:style-name="T1">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4" draw:layer="layout" svg:width="14.848cm" svg:height="11.136cm" svg:x="3.075cm" svg:y="2.257cm" draw:page-number="11" presentation:class="page"/>
          <draw:frame presentation:style-name="pr1" draw:text-style-name="P12" draw:layer="layout" svg:width="16.799cm" svg:height="13.364cm" svg:x="2.1cm" svg:y="14.107cm" presentation:class="notes" presentation:placeholder="true">
            <draw:text-box/>
          </draw:frame>
        </presentation:notes>
      </draw:page>
      <draw:page draw:name="pcond" draw:style-name="dp1" draw:master-page-name="Predeterminado" presentation:presentation-page-layout-name="AL2T1">
        <office:forms form:automatic-focus="false" form:apply-design-mode="false"/>
        <draw:frame draw:style-name="gr44" draw:text-style-name="P30" draw:layer="layout" svg:width="10cm" svg:height="2.24cm" svg:x="1cm" svg:y="2.88cm">
          <draw:text-box>
            <text:p text:style-name="P10"><text:span text:style-name="T1"><text:s text:c="9"/></text:span><text:span text:style-name="T27">F</text:span><text:span text:style-name="T28"> [</text:span><text:span text:style-name="T29">nnodes</text:span><text:span text:style-name="T30">×</text:span><text:span text:style-name="T50">1</text:span><text:span text:style-name="T28"> sparse double]</text:span></text:p>
            <text:p text:style-name="P10"><text:span text:style-name="T46"><text:s text:c="5"/></text:span><text:span text:style-name="T86">xnode</text:span><text:span text:style-name="T47"> [</text:span><text:span text:style-name="T48">nnodes</text:span><text:span text:style-name="T17">×</text:span><text:span text:style-name="T49">2</text:span><text:span text:style-name="T37"> double] <text:s text:c="6"/></text:span></text:p>
            <text:p text:style-name="P10"><text:span text:style-name="T86">icone</text:span><text:span text:style-name="T37"> [</text:span><text:span text:style-name="T49">nelem</text:span><text:span text:style-name="T17">×</text:span><text:span text:style-name="T49">4</text:span><text:span text:style-name="T37"> int] <text:s text:c="10"/></text:span></text:p>
            <text:p text:style-name="P10"><text:span text:style-name="T27">PUN</text:span><text:span text:style-name="T28"> [</text:span><text:span text:style-name="T29">nrob</text:span><text:span text:style-name="T30">×</text:span><text:span text:style-name="T50">5</text:span><text:span text:style-name="T28"> double] <text:s text:c="8"/></text:span></text:p>
          </draw:text-box>
          <office:event-listeners>
            <presentation:event-listener script:event-name="dom:click" presentation:action="first-page"/>
          </office:event-listeners>
        </draw:frame>
        <draw:frame draw:style-name="gr45" draw:text-style-name="P26" draw:layer="layout" svg:width="26cm" svg:height="10.872cm" svg:x="1cm" svg:y="6.5cm">
          <draw:text-box>
            <text:p text:style-name="P13"><text:span text:style-name="T51">Descripción</text:span><text:span text:style-name="T52">: módulo para calcular y ensamblar </text:span><text:span text:style-name="T76">las contribuciones producidas por fuentes puntuales aplicadas en posiciones (x,y) dentro del dominio. Estos pares (x,y) también pueden ubicarse en los bordes del elemento, incluso en alguno de sus vértices.</text:span></text:p>
            <text:p text:style-name="P13"><text:span text:style-name="T51">Entrada</text:span><text:span text:style-name="T52">:</text:span></text:p>
            <text:list text:style-name="L1">
              <text:list-item>
                <text:p text:style-name="P13"><text:span text:style-name="T77">F</text:span><text:span text:style-name="T52">: vector de flujo térmico.</text:span></text:p>
              </text:list-item>
              <text:list-item>
                <text:p text:style-name="P13"><text:span text:style-name="T77">xnode</text:span><text:span text:style-name="T52">: matriz de nodos con pares (x,y) representando las coordenadas de cada nodo de la malla.</text:span></text:p>
              </text:list-item>
              <text:list-item>
                <text:p text:style-name="P13"><text:span text:style-name="T77">icone</text:span><text:span text:style-name="T52">: matriz de conectividad. Indica los 3 ó 4 nodos que integran el elemento, recorridos en cualquier orden pero en sentido antihorario. En caso de elementos triangulares, la cuarta columna siempre es -1.</text:span></text:p>
              </text:list-item>
              <text:list-item>
                <text:p text:style-name="P13"><text:span text:style-name="T77">PUN</text:span><text:span text:style-name="T52">: matriz con la información sobre las fuentes puntuales aplicadas a elementos del dominio. </text:span></text:p>
              </text:list-item>
            </text:list>
            <text:list text:style-name="L2">
              <text:list-item>
                <text:list>
                  <text:list-item>
                    <text:p text:style-name="P13"><text:span text:style-name="T82">Columna 1: </text:span><text:span text:style-name="T52">número de elemento al que se aplica la fuente.</text:span></text:p>
                  </text:list-item>
                  <text:list-item>
                    <text:p text:style-name="P13"><text:span text:style-name="T82">Columna 2: </text:span><text:span text:style-name="T52">valor de la fuente aplicada (</text:span><text:span text:style-name="T77">G</text:span><text:span text:style-name="T52">). </text:span></text:p>
                  </text:list-item>
                  <text:list-item>
                    <text:p text:style-name="P13"><text:span text:style-name="T52">Columnas 3-4: posición absoluta (x,y) donde se aplica la fuente (cualquier parte del dominio).</text:span></text:p>
                  </text:list-item>
                </text:list>
              </text:list-item>
            </text:list>
            <text:p text:style-name="P13"><text:span text:style-name="T51">Salida</text:span><text:span text:style-name="T52">:</text:span></text:p>
            <text:list text:style-name="L1">
              <text:list-item>
                <text:p text:style-name="P13"><text:span text:style-name="T78">F</text:span><text:span text:style-name="T52">: vector de flujo térmico con modificaciones luego de aplicar la condición de borde.</text:span></text:p>
              </text:list-item>
            </text:list>
          </draw:text-box>
          <office:event-listeners>
            <presentation:event-listener script:event-name="dom:click" presentation:action="first-page"/>
          </office:event-listeners>
        </draw:frame>
        <draw:frame draw:style-name="gr39" draw:text-style-name="P29" draw:layer="layout" svg:width="10cm" svg:height="0.75cm" svg:x="17cm" svg:y="3.6cm">
          <draw:text-box>
            <text:p text:style-name="P23"><text:span text:style-name="T44">F</text:span><text:span text:style-name="T28"> [</text:span><text:span text:style-name="T29">nnodes</text:span><text:span text:style-name="T30">×</text:span><text:span text:style-name="T50">1</text:span><text:span text:style-name="T28"> sparse double]</text:span></text:p>
          </draw:text-box>
          <office:event-listeners>
            <presentation:event-listener script:event-name="dom:click" presentation:action="first-page"/>
          </office:event-listeners>
        </draw:frame>
        <draw:g>
          <draw:custom-shape draw:style-name="gr10" draw:text-style-name="P5" draw:layer="layout" svg:width="27cm" svg:height="20cm" svg:x="0.5cm" svg:y="0.5cm">
            <text:p/>
            <draw:enhanced-geometry svg:viewBox="0 0 21600 21600" draw:type="rectangle" draw:enhanced-path="M 0 0 L 21600 0 21600 21600 0 21600 0 0 Z N"/>
          </draw:custom-shape>
          <draw:frame draw:style-name="gr11" draw:text-style-name="P9" draw:layer="layout" svg:width="11.5cm" svg:height="0.89cm" svg:x="0.5cm" svg:y="0.501cm">
            <draw:text-box>
              <text:p><text:span text:style-name="T3">fem2d_heat_pcond.m</text:span></text:p>
            </draw:text-box>
          </draw:frame>
          <draw:line draw:style-name="gr12" draw:text-style-name="P5" draw:layer="layout" svg:x1="12cm" svg:y1="0.501cm" svg:x2="11cm" svg:y2="1.5cm">
            <text:p/>
          </draw:line>
          <draw:line draw:style-name="gr12" draw:text-style-name="P5" draw:layer="layout" svg:x1="0.5cm" svg:y1="1.5cm" svg:x2="11cm" svg:y2="1.5cm">
            <text:p/>
          </draw:line>
        </draw:g>
        <draw:line draw:style-name="gr31" draw:text-style-name="P5" draw:layer="layout" svg:x1="15.5cm" svg:y1="4.002cm" svg:x2="17cm" svg:y2="4.002cm">
          <office:event-listeners>
            <presentation:event-listener script:event-name="dom:click" presentation:action="first-page"/>
          </office:event-listeners>
          <text:p/>
        </draw:line>
        <draw:line draw:style-name="gr31" draw:text-style-name="P5" draw:layer="layout" svg:x1="11cm" svg:y1="4.002cm" svg:x2="12.5cm" svg:y2="4.002cm">
          <office:event-listeners>
            <presentation:event-listener script:event-name="dom:click" presentation:action="first-page"/>
          </office:event-listeners>
          <text:p/>
        </draw:line>
        <draw:custom-shape draw:style-name="gr2" draw:text-style-name="P3" draw:layer="layout" svg:width="3cm" svg:height="3cm" svg:x="12.5cm" svg:y="2.502cm">
          <office:event-listeners>
            <presentation:event-listener script:event-name="dom:click" presentation:action="first-page"/>
          </office:event-listeners>
          <text:p text:style-name="P1"><text:span text:style-name="T1">pco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4" draw:layer="layout" svg:width="14.848cm" svg:height="11.136cm" svg:x="3.075cm" svg:y="2.257cm" draw:page-number="12" presentation:class="page"/>
          <draw:frame presentation:style-name="pr1" draw:text-style-name="P12" draw:layer="layout" svg:width="16.799cm" svg:height="13.364cm" svg:x="2.1cm" svg:y="14.107cm" presentation:class="notes" presentation:placeholder="true">
            <draw:text-box/>
          </draw:frame>
        </presentation:notes>
      </draw:page>
      <draw:page draw:name="blerp" draw:style-name="dp1" draw:master-page-name="Predeterminado" presentation:presentation-page-layout-name="AL2T1">
        <office:forms form:automatic-focus="false" form:apply-design-mode="false"/>
        <draw:frame draw:style-name="gr39" draw:text-style-name="P25" draw:layer="layout" svg:width="10cm" svg:height="0.75cm" svg:x="17cm" svg:y="3.61cm">
          <draw:text-box>
            <text:p><text:span text:style-name="T44">N</text:span><text:span text:style-name="T1"> </text:span><text:span text:style-name="T31">[</text:span><text:span text:style-name="T50">nnod</text:span><text:span text:style-name="T30">×</text:span><text:span text:style-name="T50">1</text:span><text:span text:style-name="T31"> double]</text:span></text:p>
          </draw:text-box>
          <office:event-listeners>
            <presentation:event-listener script:event-name="dom:click" presentation:action="first-page"/>
          </office:event-listeners>
        </draw:frame>
        <draw:frame draw:style-name="gr40" draw:text-style-name="P21" draw:layer="layout" svg:width="10cm" svg:height="1.74cm" svg:x="1cm" svg:y="3.12cm">
          <draw:text-box>
            <text:p text:style-name="P10"><text:span text:style-name="T86">nodes</text:span><text:span text:style-name="T46"> </text:span><text:span text:style-name="T87">[</text:span><text:span text:style-name="T49">nnod</text:span><text:span text:style-name="T17">×</text:span><text:span text:style-name="T49">2</text:span><text:span text:style-name="T37"> double]</text:span></text:p>
            <text:p text:style-name="P33"><text:span text:style-name="T86">xp</text:span><text:span text:style-name="T46"> </text:span><text:span text:style-name="T87">[</text:span><text:span text:style-name="T49">1</text:span><text:span text:style-name="T17">×</text:span><text:span text:style-name="T49">1</text:span><text:span text:style-name="T37"> double] <text:s text:c="2"/></text:span></text:p>
            <text:p text:style-name="P10"><text:span text:style-name="T86">yp</text:span><text:span text:style-name="T1"> </text:span><text:span text:style-name="T31">[</text:span><text:span text:style-name="T50">1</text:span><text:span text:style-name="T30">×</text:span><text:span text:style-name="T50">1</text:span><text:span text:style-name="T31"> double] <text:s text:c="2"/></text:span></text:p>
          </draw:text-box>
          <office:event-listeners>
            <presentation:event-listener script:event-name="dom:click" presentation:action="first-page"/>
          </office:event-listeners>
        </draw:frame>
        <draw:frame draw:style-name="gr46" draw:text-style-name="P26" draw:layer="layout" svg:width="26cm" svg:height="7.518cm" svg:x="1cm" svg:y="6.5cm">
          <draw:text-box>
            <text:p text:style-name="P13"><text:span text:style-name="T64">Descripción</text:span><text:span text:style-name="T65">: módulo para realizar una interpolación inversa dentro del elemento, a partir de conocer las coordenadas donde se aplica la interpolación. Se calculan las funciones de forma evaluadas en el punto de referencia (</text:span><text:span text:style-name="T83">xp</text:span><text:span text:style-name="T65">,</text:span><text:span text:style-name="T83">yp</text:span><text:span text:style-name="T65">). Para el caso de triángulos se aplica la definición de las funciones de forma y el cálculo es directo, mientras que para elementos cuadrangulares se debe realizar una interpolación bilineal inversa para obtener los parámetros (</text:span><text:span text:style-name="T83">s</text:span><text:span text:style-name="T65">,</text:span><text:span text:style-name="T83">t</text:span><text:span text:style-name="T82">) asociados al par </text:span><text:span text:style-name="T52">(</text:span><text:span text:style-name="T77">xp</text:span><text:span text:style-name="T52">,</text:span><text:span text:style-name="T77">yp</text:span><text:span text:style-name="T52">).</text:span></text:p>
            <text:p text:style-name="P13"><text:span text:style-name="T51">Entrada</text:span><text:span text:style-name="T52">:</text:span></text:p>
            <text:list text:style-name="L1">
              <text:list-item>
                <text:p text:style-name="P13"><text:span text:style-name="T77">nodes</text:span><text:span text:style-name="T52">: nodos (x,y) del elemento. Los elementos admisibles son de 3 o 4 nodos.</text:span></text:p>
              </text:list-item>
              <text:list-item>
                <text:p text:style-name="P27"><text:span text:style-name="T77">xp</text:span><text:span text:style-name="T52">: coordenada-x del punto de referencia.</text:span></text:p>
              </text:list-item>
              <text:list-item>
                <text:p text:style-name="P13"><text:span text:style-name="T77">yp</text:span><text:span text:style-name="T52">: coordenada-y del punto de referencia.</text:span></text:p>
              </text:list-item>
            </text:list>
            <text:p text:style-name="P13"><text:span text:style-name="T80">Sa</text:span><text:span text:style-name="T51">lida</text:span><text:span text:style-name="T52">:</text:span></text:p>
            <text:list text:continue-numbering="true" text:style-name="L1">
              <text:list-item>
                <text:p text:style-name="P13"><text:span text:style-name="T81">N</text:span><text:span text:style-name="T82">: funciones de forma para el elemento correspondientes al punto de referencia</text:span></text:p>
                <text:p text:style-name="P13"><text:span text:style-name="T82">(</text:span><text:span text:style-name="T83">xp</text:span><text:span text:style-name="T82">,</text:span><text:span text:style-name="T83">yp</text:span><text:span text:style-name="T82">).</text:span></text:p>
              </text:list-item>
            </text:list>
          </draw:text-box>
          <office:event-listeners>
            <presentation:event-listener script:event-name="dom:click" presentation:action="first-page"/>
          </office:event-listeners>
        </draw:frame>
        <draw:g>
          <draw:line draw:style-name="gr31" draw:text-style-name="P5" draw:layer="layout" svg:x1="15.5cm" svg:y1="4.001cm" svg:x2="17cm" svg:y2="4.001cm">
            <office:event-listeners>
              <presentation:event-listener script:event-name="dom:click" presentation:action="first-page"/>
            </office:event-listeners>
            <text:p/>
          </draw:line>
          <draw:line draw:style-name="gr31" draw:text-style-name="P5" draw:layer="layout" svg:x1="11cm" svg:y1="4.001cm" svg:x2="12.5cm" svg:y2="4.001cm">
            <office:event-listeners>
              <presentation:event-listener script:event-name="dom:click" presentation:action="first-page"/>
            </office:event-listeners>
            <text:p/>
          </draw:line>
          <draw:custom-shape draw:style-name="gr1" draw:text-style-name="P2" draw:layer="layout" svg:width="3cm" svg:height="3cm" svg:x="12.5cm" svg:y="2.501cm">
            <office:event-listeners>
              <presentation:event-listener script:event-name="dom:click" presentation:action="first-page"/>
            </office:event-listeners>
            <text:p text:style-name="P1"><text:span text:style-name="T1">b</text:span><text:span text:style-name="T1">l</text:span><text:span text:style-name="T1">e</text:span><text:span text:style-name="T1">r</text:span><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5" draw:layer="layout" svg:width="27cm" svg:height="20cm" svg:x="0.5cm" svg:y="0.5cm">
            <text:p/>
            <draw:enhanced-geometry svg:viewBox="0 0 21600 21600" draw:type="rectangle" draw:enhanced-path="M 0 0 L 21600 0 21600 21600 0 21600 0 0 Z N"/>
          </draw:custom-shape>
          <draw:frame draw:style-name="gr11" draw:text-style-name="P9" draw:layer="layout" svg:width="11.5cm" svg:height="0.89cm" svg:x="0.5cm" svg:y="0.501cm">
            <draw:text-box>
              <text:p><text:span text:style-name="T3">fem2d_heat_blerp.m</text:span></text:p>
            </draw:text-box>
          </draw:frame>
          <draw:line draw:style-name="gr12" draw:text-style-name="P5" draw:layer="layout" svg:x1="12cm" svg:y1="0.501cm" svg:x2="11cm" svg:y2="1.5cm">
            <text:p/>
          </draw:line>
          <draw:line draw:style-name="gr12" draw:text-style-name="P5" draw:layer="layout" svg:x1="17cm" svg:y1="1.5cm" svg:x2="17cm" svg:y2="0.501cm">
            <text:p/>
          </draw:line>
          <draw:frame draw:style-name="gr11" draw:text-style-name="P11" draw:layer="layout" svg:width="10.475cm" svg:height="0.89cm" svg:x="17cm" svg:y="0.501cm">
            <draw:text-box>
              <text:p text:style-name="P10"><text:span text:style-name="T4">No programable por el usuario</text:span></text:p>
            </draw:text-box>
          </draw:frame>
          <draw:line draw:style-name="gr12" draw:text-style-name="P5" draw:layer="layout" svg:x1="17cm" svg:y1="1.5cm" svg:x2="27.5cm" svg:y2="1.5cm">
            <text:p/>
          </draw:line>
          <draw:line draw:style-name="gr12" draw:text-style-name="P5" draw:layer="layout" svg:x1="0.5cm" svg:y1="1.5cm" svg:x2="11cm" svg:y2="1.5cm">
            <text:p/>
          </draw:line>
        </draw:g>
        <presentation:notes draw:style-name="dp2">
          <draw:page-thumbnail draw:style-name="gr14" draw:layer="layout" svg:width="14.848cm" svg:height="11.136cm" svg:x="3.075cm" svg:y="2.257cm" draw:page-number="13" presentation:class="page"/>
          <draw:frame presentation:style-name="pr1" draw:text-style-name="P12" draw:layer="layout" svg:width="16.799cm" svg:height="13.364cm" svg:x="2.1cm" svg:y="14.107cm" presentation:class="notes" presentation:placeholder="true">
            <draw:text-box/>
          </draw:frame>
        </presentation:notes>
      </draw:page>
      <draw:page draw:name="dirichlet" draw:style-name="dp1" draw:master-page-name="Predeterminado" presentation:presentation-page-layout-name="AL2T1">
        <office:forms form:automatic-focus="false" form:apply-design-mode="false"/>
        <draw:frame draw:style-name="gr46" draw:text-style-name="P26" draw:layer="layout" svg:width="26cm" svg:height="7.518cm" svg:x="1cm" svg:y="6.5cm">
          <draw:text-box>
            <text:p text:style-name="P13"><text:span text:style-name="T80">Descripción</text:span><text:span text:style-name="T82">: módulo para calcular y ensamblar las contribuciones de nodos pertenecientes a fronteras de tipo Dirichlet.</text:span></text:p>
            <text:p text:style-name="P13"><text:span text:style-name="T51">Entrada</text:span><text:span text:style-name="T52">:</text:span></text:p>
            <text:list text:style-name="L1">
              <text:list-item>
                <text:p text:style-name="P27"><text:span text:style-name="T83">K</text:span><text:span text:style-name="T82">: </text:span><text:span text:style-name="T84">matriz del sistema (difusión + reacción)</text:span></text:p>
              </text:list-item>
              <text:list-item>
                <text:p text:style-name="P27"><text:span text:style-name="T77">F</text:span><text:span text:style-name="T52">: vector de flujo térmico.</text:span></text:p>
              </text:list-item>
              <text:list-item>
                <text:p text:style-name="P27"><text:span text:style-name="T77">DIR</text:span><text:span text:style-name="T52">: matriz con la información sobre la frontera de tipo Dirchlet.</text:span></text:p>
              </text:list-item>
            </text:list>
            <text:list text:style-name="L2">
              <text:list-item>
                <text:list>
                  <text:list-item>
                    <text:p text:style-name="P27"><text:span text:style-name="T52">Columna 1: número de nodo.</text:span></text:p>
                  </text:list-item>
                  <text:list-item>
                    <text:p text:style-name="P27"><text:span text:style-name="T52">Columna 2: valor en ese nodo (escalar).</text:span></text:p>
                  </text:list-item>
                </text:list>
              </text:list-item>
            </text:list>
            <text:p text:style-name="P27"><text:span text:style-name="T51">Salida</text:span><text:span text:style-name="T52">:</text:span></text:p>
            <text:list text:style-name="L1">
              <text:list-item>
                <text:p text:style-name="P27"><text:span text:style-name="T78">K</text:span><text:span text:style-name="T84">: matriz del sistema (difusión + reacción) con modificaciones luego de aplicar la condición de borde</text:span><text:span text:style-name="T85">.</text:span></text:p>
              </text:list-item>
              <text:list-item>
                <text:p text:style-name="P27"><text:span text:style-name="T78">F</text:span><text:span text:style-name="T52">: vector de flujo térmico con modificaciones luego de aplicar la condición de borde.</text:span></text:p>
              </text:list-item>
            </text:list>
          </draw:text-box>
          <office:event-listeners>
            <presentation:event-listener script:event-name="dom:click" presentation:action="first-page"/>
          </office:event-listeners>
        </draw:frame>
        <draw:frame draw:style-name="gr40" draw:text-style-name="P30" draw:layer="layout" svg:width="10cm" svg:height="1.74cm" svg:x="1cm" svg:y="3.097cm">
          <draw:text-box>
            <text:p text:style-name="P10"><text:span text:style-name="T27">K</text:span><text:span text:style-name="T1"> </text:span><text:span text:style-name="T31">[</text:span><text:span text:style-name="T50">nnodes</text:span><text:span text:style-name="T30">×</text:span><text:span text:style-name="T50">nnodes</text:span><text:span text:style-name="T31"> sparse double]</text:span></text:p>
            <text:p text:style-name="P10"><text:span text:style-name="T27">F</text:span><text:span text:style-name="T28"> [</text:span><text:span text:style-name="T29">nnodes</text:span><text:span text:style-name="T30">×</text:span><text:span text:style-name="T50">1</text:span><text:span text:style-name="T28"> sparse double] <text:s text:c="4"/></text:span></text:p>
            <text:p text:style-name="P10"><text:span text:style-name="T27">DIR</text:span><text:span text:style-name="T28"> [</text:span><text:span text:style-name="T29">ndir</text:span><text:span text:style-name="T30">×</text:span><text:span text:style-name="T50">2</text:span><text:span text:style-name="T28"> double] <text:s text:c="13"/></text:span></text:p>
          </draw:text-box>
          <office:event-listeners>
            <presentation:event-listener script:event-name="dom:click" presentation:action="first-page"/>
          </office:event-listeners>
        </draw:frame>
        <draw:frame draw:style-name="gr32" draw:text-style-name="P32" draw:layer="layout" svg:width="10cm" svg:height="1.243cm" svg:x="17cm" svg:y="3.37cm">
          <draw:text-box>
            <text:p text:style-name="P31"><text:span text:style-name="T44">K</text:span><text:span text:style-name="T1"> </text:span><text:span text:style-name="T31">[</text:span><text:span text:style-name="T50">nnodes</text:span><text:span text:style-name="T30">×</text:span><text:span text:style-name="T50">nnodes</text:span><text:span text:style-name="T1"> </text:span><text:span text:style-name="T31">sparse double]</text:span><text:span text:style-name="T1"> </text:span></text:p>
            <text:p text:style-name="P23"><text:span text:style-name="T44">F</text:span><text:span text:style-name="T28"> [</text:span><text:span text:style-name="T29">nnodes</text:span><text:span text:style-name="T30">×</text:span><text:span text:style-name="T50">1</text:span><text:span text:style-name="T28"> sparse double]</text:span></text:p>
          </draw:text-box>
          <office:event-listeners>
            <presentation:event-listener script:event-name="dom:click" presentation:action="first-page"/>
          </office:event-listeners>
        </draw:frame>
        <draw:g>
          <draw:custom-shape draw:style-name="gr10" draw:text-style-name="P5" draw:layer="layout" svg:width="27cm" svg:height="20cm" svg:x="0.5cm" svg:y="0.5cm">
            <text:p/>
            <draw:enhanced-geometry svg:viewBox="0 0 21600 21600" draw:type="rectangle" draw:enhanced-path="M 0 0 L 21600 0 21600 21600 0 21600 0 0 Z N"/>
          </draw:custom-shape>
          <draw:frame draw:style-name="gr11" draw:text-style-name="P9" draw:layer="layout" svg:width="11.5cm" svg:height="0.89cm" svg:x="0.5cm" svg:y="0.501cm">
            <draw:text-box>
              <text:p><text:span text:style-name="T3">fem2d_heat_dirichlet.m</text:span></text:p>
            </draw:text-box>
          </draw:frame>
          <draw:line draw:style-name="gr12" draw:text-style-name="P5" draw:layer="layout" svg:x1="12cm" svg:y1="0.501cm" svg:x2="11cm" svg:y2="1.5cm">
            <text:p/>
          </draw:line>
          <draw:line draw:style-name="gr12" draw:text-style-name="P5" draw:layer="layout" svg:x1="0.5cm" svg:y1="1.5cm" svg:x2="11cm" svg:y2="1.5cm">
            <text:p/>
          </draw:line>
        </draw:g>
        <draw:g>
          <draw:line draw:style-name="gr31" draw:text-style-name="P5" draw:layer="layout" svg:x1="15.5cm" svg:y1="4.001cm" svg:x2="17cm" svg:y2="4.001cm">
            <office:event-listeners>
              <presentation:event-listener script:event-name="dom:click" presentation:action="first-page"/>
            </office:event-listeners>
            <text:p/>
          </draw:line>
          <draw:line draw:style-name="gr31" draw:text-style-name="P5" draw:layer="layout" svg:x1="11cm" svg:y1="4.001cm" svg:x2="12.5cm" svg:y2="4.001cm">
            <office:event-listeners>
              <presentation:event-listener script:event-name="dom:click" presentation:action="first-page"/>
            </office:event-listeners>
            <text:p/>
          </draw:line>
          <draw:custom-shape draw:style-name="gr2" draw:text-style-name="P3" draw:layer="layout" svg:width="3cm" svg:height="3cm" svg:x="12.5cm" svg:y="2.501cm">
            <office:event-listeners>
              <presentation:event-listener script:event-name="dom:click" presentation:action="first-page"/>
            </office:event-listeners>
            <text:p text:style-name="P1"><text:span text:style-name="T1">dirichl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4" draw:layer="layout" svg:width="14.848cm" svg:height="11.136cm" svg:x="3.075cm" svg:y="2.257cm" draw:page-number="14" presentation:class="page"/>
          <draw:frame presentation:style-name="pr1" draw:text-style-name="P12" draw:layer="layout" svg:width="16.799cm" svg:height="13.364cm" svg:x="2.1cm" svg:y="14.107cm" presentation:class="notes" presentation:placeholder="true">
            <draw:text-box/>
          </draw:frame>
        </presentation:notes>
      </draw:page>
      <draw:page draw:name="delta_t" draw:style-name="dp1" draw:master-page-name="Predeterminado" presentation:presentation-page-layout-name="AL2T1">
        <office:forms form:automatic-focus="false" form:apply-design-mode="false"/>
        <draw:frame draw:style-name="gr47" draw:text-style-name="P24" draw:layer="layout" svg:width="5cm" svg:height="0.747cm" svg:x="17cm" svg:y="3.605cm">
          <draw:text-box>
            <text:p><text:span text:style-name="T44">dt</text:span><text:span text:style-name="T28"> [</text:span><text:span text:style-name="T29">1</text:span><text:span text:style-name="T30">×</text:span><text:span text:style-name="T29">1</text:span><text:span text:style-name="T28"> double]</text:span></text:p>
          </draw:text-box>
          <office:event-listeners>
            <presentation:event-listener script:event-name="dom:click" presentation:action="first-page"/>
          </office:event-listeners>
        </draw:frame>
        <draw:frame draw:style-name="gr48" draw:text-style-name="P34" draw:layer="layout" svg:width="7cm" svg:height="1.739cm" svg:x="3.9cm" svg:y="3.111cm">
          <draw:text-box>
            <text:p text:style-name="P33"><text:span text:style-name="T27">xnode</text:span><text:span text:style-name="T28"> [</text:span><text:span text:style-name="T29">nnodes</text:span><text:span text:style-name="T30">×</text:span><text:span text:style-name="T29">2</text:span><text:span text:style-name="T28"> double]</text:span></text:p>
            <text:p text:style-name="P33"><text:span text:style-name="T86">icone</text:span><text:span text:style-name="T47"> [</text:span><text:span text:style-name="T48">nelem</text:span><text:span text:style-name="T17">×</text:span><text:span text:style-name="T49">4</text:span><text:span text:style-name="T37"> int] <text:s text:c="3"/></text:span></text:p>
            <text:p text:style-name="P10"><text:span text:style-name="T27">model</text:span><text:span text:style-name="T28"> [</text:span><text:span text:style-name="T29">1</text:span><text:span text:style-name="T30">×</text:span><text:span text:style-name="T29">1</text:span><text:span text:style-name="T28"> struct] <text:s text:c="4"/></text:span></text:p>
          </draw:text-box>
          <office:event-listeners>
            <presentation:event-listener script:event-name="dom:click" presentation:action="first-page"/>
          </office:event-listeners>
        </draw:frame>
        <draw:frame draw:style-name="gr42" draw:text-style-name="P26" draw:layer="layout" svg:width="26cm" svg:height="6.959cm" svg:x="1cm" svg:y="6.5cm">
          <draw:text-box>
            <text:p text:style-name="P13"><text:span text:style-name="T64">Descripción</text:span><text:span text:style-name="T65">: módulo para calcular el paso temporal crítico para esquema temporal explícito a partir de las constantes del modelo y las dimensiones de los elementos de la malla</text:span><text:span text:style-name="T52">.</text:span></text:p>
            <text:p text:style-name="P13"><text:span text:style-name="T51">Entrada</text:span><text:span text:style-name="T52">:</text:span></text:p>
            <text:list text:style-name="L1">
              <text:list-item>
                <text:p text:style-name="P27"><text:span text:style-name="T88">xnode</text:span><text:span text:style-name="T76">: matriz de nodos con pares (x,y) representando las coordenadas de cada nodo de la malla.</text:span></text:p>
              </text:list-item>
              <text:list-item>
                <text:p text:style-name="P27"><text:span text:style-name="T88">icone</text:span><text:span text:style-name="T76">: matriz de conectividad. Indica los 3 ó 4 nodos que integran el elemento, recorridos en cualquier orden pero en sentido antihorario. En caso de elementos triangulares, la cuarta columna siempre es -1.</text:span></text:p>
              </text:list-item>
              <text:list-item>
                <text:p text:style-name="P27"><text:span text:style-name="T88">model</text:span><text:span text:style-name="T76">: struct con todos los datos del modelo (constantes, esquema numérico, etc.)</text:span></text:p>
              </text:list-item>
            </text:list>
            <text:p text:style-name="P13"><text:span text:style-name="T80">Sa</text:span><text:span text:style-name="T51">lida</text:span><text:span text:style-name="T52">:</text:span></text:p>
            <text:list text:continue-numbering="true" text:style-name="L1">
              <text:list-item>
                <text:p text:style-name="P13"><text:span text:style-name="T81">dt</text:span><text:span text:style-name="T82">: paso temporal crítico para método explícito.</text:span></text:p>
              </text:list-item>
            </text:list>
          </draw:text-box>
          <office:event-listeners>
            <presentation:event-listener script:event-name="dom:click" presentation:action="first-page"/>
          </office:event-listeners>
        </draw:frame>
        <draw:line draw:style-name="gr31" draw:text-style-name="P5" draw:layer="layout" svg:x1="15.5cm" svg:y1="4.001cm" svg:x2="17cm" svg:y2="4.001cm">
          <office:event-listeners>
            <presentation:event-listener script:event-name="dom:click" presentation:action="first-page"/>
          </office:event-listeners>
          <text:p/>
        </draw:line>
        <draw:line draw:style-name="gr31" draw:text-style-name="P5" draw:layer="layout" svg:x1="11cm" svg:y1="4.001cm" svg:x2="12.5cm" svg:y2="4.001cm">
          <office:event-listeners>
            <presentation:event-listener script:event-name="dom:click" presentation:action="first-page"/>
          </office:event-listeners>
          <text:p/>
        </draw:line>
        <draw:custom-shape draw:style-name="gr1" draw:text-style-name="P2" draw:layer="layout" svg:width="3cm" svg:height="3cm" svg:x="12.5cm" svg:y="2.501cm">
          <office:event-listeners>
            <presentation:event-listener script:event-name="dom:click" presentation:action="first-page"/>
          </office:event-listeners>
          <text:p text:style-name="P1"><text:span text:style-name="T1">delta_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 draw:text-style-name="P5" draw:layer="layout" svg:width="27cm" svg:height="20cm" svg:x="0.5cm" svg:y="0.5cm">
            <text:p/>
            <draw:enhanced-geometry svg:viewBox="0 0 21600 21600" draw:type="rectangle" draw:enhanced-path="M 0 0 L 21600 0 21600 21600 0 21600 0 0 Z N"/>
          </draw:custom-shape>
          <draw:frame draw:style-name="gr11" draw:text-style-name="P9" draw:layer="layout" svg:width="11.5cm" svg:height="0.89cm" svg:x="0.5cm" svg:y="0.501cm">
            <draw:text-box>
              <text:p><text:span text:style-name="T3">fem2d_heat_explicit_delta_t.m</text:span></text:p>
            </draw:text-box>
          </draw:frame>
          <draw:line draw:style-name="gr12" draw:text-style-name="P5" draw:layer="layout" svg:x1="12cm" svg:y1="0.501cm" svg:x2="11cm" svg:y2="1.5cm">
            <text:p/>
          </draw:line>
          <draw:line draw:style-name="gr12" draw:text-style-name="P5" draw:layer="layout" svg:x1="17cm" svg:y1="1.5cm" svg:x2="17cm" svg:y2="0.501cm">
            <text:p/>
          </draw:line>
          <draw:frame draw:style-name="gr11" draw:text-style-name="P11" draw:layer="layout" svg:width="10.475cm" svg:height="0.89cm" svg:x="17cm" svg:y="0.501cm">
            <draw:text-box>
              <text:p text:style-name="P10"><text:span text:style-name="T4">No programable por el usuario</text:span></text:p>
            </draw:text-box>
          </draw:frame>
          <draw:line draw:style-name="gr12" draw:text-style-name="P5" draw:layer="layout" svg:x1="17cm" svg:y1="1.5cm" svg:x2="27.5cm" svg:y2="1.5cm">
            <text:p/>
          </draw:line>
          <draw:line draw:style-name="gr12" draw:text-style-name="P5" draw:layer="layout" svg:x1="0.5cm" svg:y1="1.5cm" svg:x2="11cm" svg:y2="1.5cm">
            <text:p/>
          </draw:line>
        </draw:g>
        <presentation:notes draw:style-name="dp2">
          <draw:page-thumbnail draw:style-name="gr14" draw:layer="layout" svg:width="14.848cm" svg:height="11.136cm" svg:x="3.075cm" svg:y="2.257cm" draw:page-number="15" presentation:class="page"/>
          <draw:frame presentation:style-name="pr1" draw:text-style-name="P35" draw:layer="layout" svg:width="16.799cm" svg:height="13.364cm" svg:x="2.1cm" svg:y="14.107cm" presentation:class="notes" presentation:placeholder="true">
            <draw:text-box/>
          </draw:frame>
        </presentation:notes>
      </draw:page>
      <draw:page draw:name="explicit" draw:style-name="dp1" draw:master-page-name="Predeterminado">
        <office:forms form:automatic-focus="false" form:apply-design-mode="false"/>
        <draw:frame draw:style-name="gr28" draw:text-style-name="P21" draw:layer="layout" svg:width="10cm" svg:height="3.723cm" svg:x="1cm" svg:y="2.1cm">
          <draw:text-box>
            <text:p text:style-name="P10"><text:span text:style-name="T27">K</text:span><text:span text:style-name="T1"> </text:span><text:span text:style-name="T31">[</text:span><text:span text:style-name="T50">nnodes</text:span><text:span text:style-name="T30">×</text:span><text:span text:style-name="T50">nnodes</text:span><text:span text:style-name="T31"> sparse double]</text:span></text:p>
            <text:p text:style-name="P10"><text:span text:style-name="T27">C</text:span><text:span text:style-name="T1"> </text:span><text:span text:style-name="T31">[</text:span><text:span text:style-name="T50">nnodes</text:span><text:span text:style-name="T30">×</text:span><text:span text:style-name="T50">nnodes</text:span><text:span text:style-name="T31"> sparse double]</text:span></text:p>
            <text:p text:style-name="P10"><text:span text:style-name="T27">F</text:span><text:span text:style-name="T1"> </text:span><text:span text:style-name="T28">[</text:span><text:span text:style-name="T29">nnodes</text:span><text:span text:style-name="T30">×</text:span><text:span text:style-name="T29">1</text:span><text:span text:style-name="T28"> sparse double] <text:s text:c="4"/></text:span></text:p>
            <text:p text:style-name="P10"><text:span text:style-name="T27">xnode</text:span><text:span text:style-name="T28"> [</text:span><text:span text:style-name="T29">nnodes</text:span><text:span text:style-name="T30">×</text:span><text:span text:style-name="T29">2</text:span><text:span text:style-name="T28"> double] <text:s text:c="11"/></text:span></text:p>
            <text:p text:style-name="P10"><text:span text:style-name="T27">icone</text:span><text:span text:style-name="T28"> [</text:span><text:span text:style-name="T29">nelems</text:span><text:span text:style-name="T30">×</text:span><text:span text:style-name="T29">4</text:span><text:span text:style-name="T28"> int] <text:s text:c="14"/></text:span></text:p>
            <text:p text:style-name="P10"><text:span text:style-name="T86">model</text:span><text:span text:style-name="T47"> [</text:span><text:span text:style-name="T48">1</text:span><text:span text:style-name="T17">×</text:span><text:span text:style-name="T49">1</text:span><text:span text:style-name="T37"> struct] <text:s text:c="16"/></text:span></text:p>
            <text:p text:style-name="P10"><text:span text:style-name="T27">dt</text:span><text:span text:style-name="T28"> [</text:span><text:span text:style-name="T29">1</text:span><text:span text:style-name="T30">×</text:span><text:span text:style-name="T29">1</text:span><text:span text:style-name="T28"> double] <text:s text:c="16"/></text:span></text:p>
          </draw:text-box>
          <office:event-listeners>
            <presentation:event-listener script:event-name="dom:click" presentation:action="first-page"/>
          </office:event-listeners>
        </draw:frame>
        <draw:frame draw:style-name="gr49" draw:text-style-name="P26" draw:layer="layout" svg:width="26cm" svg:height="11.99cm" svg:x="1cm" svg:y="6.5cm">
          <draw:text-box>
            <text:p text:style-name="P13"><text:span text:style-name="T89">Descripción</text:span><text:span text:style-name="T90">: módulo para resolver el sistema lineal de ecuaciones utilizando esquema temporal </text:span><text:span text:style-name="T91">explícito</text:span><text:span text:style-name="T82">. </text:span><text:span text:style-name="T76">El primer valor (primer columna) es la condición inicial.</text:span></text:p>
            <text:p text:style-name="P13"><text:span text:style-name="T51">Entrada</text:span><text:span text:style-name="T52">:</text:span></text:p>
            <text:list text:style-name="L1">
              <text:list-item>
                <text:p text:style-name="P13"><text:span text:style-name="T83">K</text:span><text:span text:style-name="T82">: </text:span><text:span text:style-name="T84">matriz del sistema (difusión + reacción).</text:span></text:p>
              </text:list-item>
              <text:list-item>
                <text:p text:style-name="P13"><text:span text:style-name="T92">C</text:span><text:span text:style-name="T85">: matriz de masa del sistema (sin escalar por la constante de reacción).</text:span></text:p>
              </text:list-item>
              <text:list-item>
                <text:p text:style-name="P13"><text:span text:style-name="T77">F</text:span><text:span text:style-name="T52">: vector de flujo térmico.</text:span></text:p>
              </text:list-item>
              <text:list-item>
                <text:p text:style-name="P13"><text:span text:style-name="T77">xnode</text:span><text:span text:style-name="T52">: matriz de nodos con pares (x,y) representando las coordenadas de cada nodo de la malla.</text:span></text:p>
              </text:list-item>
              <text:list-item>
                <text:p text:style-name="P27"><text:span text:style-name="T77">icone</text:span><text:span text:style-name="T52">: matriz de conectividad. Indica los 3 ó 4 nodos que integran el elemento, recorridos en cualquier orden pero en sentido antihorario. En caso de elementos triangulares, la cuarta columna siempre es -1.</text:span></text:p>
              </text:list-item>
              <text:list-item>
                <text:p text:style-name="P27"><text:span text:style-name="T88">model</text:span><text:span text:style-name="T76">: struct con todos los datos del modelo (constantes, esquema numérico, etc.</text:span><text:span text:style-name="T93">)</text:span></text:p>
              </text:list-item>
              <text:list-item>
                <text:p text:style-name="P27"><text:span text:style-name="T94">dt</text:span><text:span text:style-name="T95">: paso temporal </text:span><text:span text:style-name="T96">crítico</text:span><text:span text:style-name="T95"> para método explícito.</text:span></text:p>
              </text:list-item>
            </text:list>
            <text:p text:style-name="P27"><text:span text:style-name="T51">Salida</text:span><text:span text:style-name="T52">:</text:span></text:p>
            <text:list text:continue-numbering="true" text:style-name="L1">
              <text:list-item>
                <text:p text:style-name="P27"><text:span text:style-name="T78">PHI</text:span><text:span text:style-name="T52">: matriz solución. Cada elemento del vector representa un valor escalar asociado a cada nodo de la malla, y su posición dentro del vector depende de cómo se especificó cada nodo en </text:span><text:span text:style-name="T77">xnode</text:span><text:span text:style-name="T52">. Cada columna representa una iteración del esquema temporal (en total </text:span><text:span text:style-name="T97">nit</text:span><text:span text:style-name="T52"> columnas).</text:span></text:p>
              </text:list-item>
              <text:list-item>
                <text:p text:style-name="P27"><text:span text:style-name="T81">Q</text:span><text:span text:style-name="T82">: matriz de flujo de calor. Para cada nodo se halla un vector bidimensional de flujo de calor, representado por un par (Qx,Qy). Cada par de columnas representa una iteración del esquema temporal (en total </text:span><text:span text:style-name="T98">2</text:span><text:span text:style-name="T99">×</text:span><text:span text:style-name="T100">nit</text:span><text:span text:style-name="T76"> columnas).</text:span></text:p>
              </text:list-item>
            </text:list>
          </draw:text-box>
          <office:event-listeners>
            <presentation:event-listener script:event-name="dom:click" presentation:action="first-page"/>
          </office:event-listeners>
        </draw:frame>
        <draw:g>
          <draw:custom-shape draw:style-name="gr10" draw:text-style-name="P5" draw:layer="layout" svg:width="27cm" svg:height="20cm" svg:x="0.5cm" svg:y="0.5cm">
            <text:p/>
            <draw:enhanced-geometry svg:viewBox="0 0 21600 21600" draw:type="rectangle" draw:enhanced-path="M 0 0 L 21600 0 21600 21600 0 21600 0 0 Z N"/>
          </draw:custom-shape>
          <draw:frame draw:style-name="gr11" draw:text-style-name="P9" draw:layer="layout" svg:width="11.5cm" svg:height="0.89cm" svg:x="0.5cm" svg:y="0.501cm">
            <draw:text-box>
              <text:p><text:span text:style-name="T3">fem2d_heat_explicit.m</text:span></text:p>
            </draw:text-box>
          </draw:frame>
          <draw:line draw:style-name="gr12" draw:text-style-name="P5" draw:layer="layout" svg:x1="12cm" svg:y1="0.501cm" svg:x2="11cm" svg:y2="1.5cm">
            <text:p/>
          </draw:line>
          <draw:line draw:style-name="gr12" draw:text-style-name="P5" draw:layer="layout" svg:x1="0.5cm" svg:y1="1.5cm" svg:x2="11cm" svg:y2="1.5cm">
            <text:p/>
          </draw:line>
        </draw:g>
        <draw:g>
          <draw:line draw:style-name="gr31" draw:text-style-name="P5" draw:layer="layout" svg:x1="15.5cm" svg:y1="4.001cm" svg:x2="17cm" svg:y2="4.001cm">
            <office:event-listeners>
              <presentation:event-listener script:event-name="dom:click" presentation:action="first-page"/>
            </office:event-listeners>
            <text:p/>
          </draw:line>
          <draw:line draw:style-name="gr31" draw:text-style-name="P5" draw:layer="layout" svg:x1="11cm" svg:y1="4.001cm" svg:x2="12.5cm" svg:y2="4.001cm">
            <office:event-listeners>
              <presentation:event-listener script:event-name="dom:click" presentation:action="first-page"/>
            </office:event-listeners>
            <text:p/>
          </draw:line>
          <draw:custom-shape draw:style-name="gr2" draw:text-style-name="P3" draw:layer="layout" svg:width="3cm" svg:height="3cm" svg:x="12.5cm" svg:y="2.501cm">
            <office:event-listeners>
              <presentation:event-listener script:event-name="dom:click" presentation:action="first-page"/>
            </office:event-listeners>
            <text:p text:style-name="P1"><text:span text:style-name="T1">explic</text:span><text:span text:style-name="T1">i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2" draw:text-style-name="P25" draw:layer="layout" svg:width="10cm" svg:height="1.243cm" svg:x="17cm" svg:y="3.401cm">
          <draw:text-box>
            <text:p><text:span text:style-name="T44">PHI</text:span><text:span text:style-name="T28"> [</text:span><text:span text:style-name="T29">nnodes</text:span><text:span text:style-name="T30">×(</text:span><text:span text:style-name="T50">nit+1)</text:span><text:span text:style-name="T28"> sparse double]</text:span></text:p>
            <text:p><text:span text:style-name="T45">Q <text:s text:c="2"/></text:span><text:span text:style-name="T87">[</text:span><text:span text:style-name="T49">nnodes</text:span><text:span text:style-name="T17">×</text:span><text:span text:style-name="T49">(2</text:span><text:span text:style-name="T30">×</text:span><text:span text:style-name="T50">nit+1)</text:span><text:span text:style-name="T28"> double]</text:span></text:p>
          </draw:text-box>
          <office:event-listeners>
            <presentation:event-listener script:event-name="dom:click" presentation:action="first-page"/>
          </office:event-listeners>
        </draw:frame>
        <presentation:notes draw:style-name="dp2">
          <draw:page-thumbnail draw:style-name="gr14" draw:layer="layout" svg:width="14.848cm" svg:height="11.136cm" svg:x="3.075cm" svg:y="2.257cm" draw:page-number="16" presentation:class="page"/>
          <draw:frame presentation:style-name="pr2" draw:text-style-name="P12" draw:layer="layout" svg:width="16.799cm" svg:height="13.364cm" svg:x="2.1cm" svg:y="14.107cm" presentation:class="notes" presentation:placeholder="true">
            <draw:text-box/>
          </draw:frame>
        </presentation:notes>
      </draw:page>
      <draw:page draw:name="implicit" draw:style-name="dp1" draw:master-page-name="Predeterminado">
        <office:forms form:automatic-focus="false" form:apply-design-mode="false"/>
        <draw:frame draw:style-name="gr28" draw:text-style-name="P21" draw:layer="layout" svg:width="10cm" svg:height="3.723cm" svg:x="1cm" svg:y="2.1cm">
          <draw:text-box>
            <text:p text:style-name="P10"><text:span text:style-name="T27">K</text:span><text:span text:style-name="T1"> </text:span><text:span text:style-name="T31">[</text:span><text:span text:style-name="T50">nnodes</text:span><text:span text:style-name="T30">×</text:span><text:span text:style-name="T50">n</text:span><text:span text:style-name="T50">nodes</text:span><text:span text:style-name="T31"> </text:span><text:span text:style-name="T31">sparse </text:span><text:span text:style-name="T31">double]</text:span></text:p>
            <text:p text:style-name="P10"><text:span text:style-name="T27">C</text:span><text:span text:style-name="T1"> </text:span><text:span text:style-name="T31">[</text:span><text:span text:style-name="T50">nnodes</text:span><text:span text:style-name="T30">×</text:span><text:span text:style-name="T50">n</text:span><text:span text:style-name="T50">nodes</text:span><text:span text:style-name="T31"> </text:span><text:span text:style-name="T31">sparse </text:span><text:span text:style-name="T31">double]</text:span></text:p>
            <text:p text:style-name="P10"><text:span text:style-name="T27">F</text:span><text:span text:style-name="T1"> </text:span><text:span text:style-name="T28">[</text:span><text:span text:style-name="T29">nnodes</text:span><text:span text:style-name="T30">×</text:span><text:span text:style-name="T29">1</text:span><text:span text:style-name="T28"> </text:span><text:span text:style-name="T28">sparse </text:span><text:span text:style-name="T28">double] <text:s text:c="3"/></text:span><text:span text:style-name="T28"><text:s/></text:span></text:p>
            <text:p text:style-name="P10"><text:span text:style-name="T27">xnode</text:span><text:span text:style-name="T28"> </text:span><text:span text:style-name="T28">[</text:span><text:span text:style-name="T29">nnodes</text:span><text:span text:style-name="T30">×</text:span><text:span text:style-name="T29">2</text:span><text:span text:style-name="T28"> </text:span><text:span text:style-name="T28">double] <text:s text:c="3"/></text:span><text:span text:style-name="T28"><text:s text:c="8"/></text:span></text:p>
            <text:p text:style-name="P10"><text:span text:style-name="T27">icone</text:span><text:span text:style-name="T28"> </text:span><text:span text:style-name="T28">[</text:span><text:span text:style-name="T29">nelems</text:span><text:span text:style-name="T30">×</text:span><text:span text:style-name="T29">4</text:span><text:span text:style-name="T28"> </text:span><text:span text:style-name="T28">int] <text:s text:c="6"/></text:span><text:span text:style-name="T28"><text:s text:c="8"/></text:span></text:p>
            <text:p text:style-name="P10"><text:span text:style-name="T86">model</text:span><text:span text:style-name="T47"> </text:span><text:span text:style-name="T47">[</text:span><text:span text:style-name="T48">1</text:span><text:span text:style-name="T17">×</text:span><text:span text:style-name="T49">1</text:span><text:span text:style-name="T37"> </text:span><text:span text:style-name="T37">struct] <text:s text:c="3"/></text:span><text:span text:style-name="T37"><text:s text:c="11"/></text:span><text:span text:style-name="T37"><text:s text:c="2"/></text:span></text:p>
            <text:p text:style-name="P10"><text:span text:style-name="T27">dt</text:span><text:span text:style-name="T28"> [</text:span><text:span text:style-name="T29">1</text:span><text:span text:style-name="T30">×</text:span><text:span text:style-name="T29">1</text:span><text:span text:style-name="T28"> </text:span><text:span text:style-name="T28">double] <text:s text:c="3"/></text:span><text:span text:style-name="T28"><text:s text:c="11"/></text:span><text:span text:style-name="T28"><text:s text:c="2"/></text:span></text:p>
          </draw:text-box>
          <office:event-listeners>
            <presentation:event-listener script:event-name="dom:click" presentation:action="first-page"/>
          </office:event-listeners>
        </draw:frame>
        <draw:frame draw:style-name="gr49" draw:text-style-name="P26" draw:layer="layout" svg:width="26cm" svg:height="11.99cm" svg:x="1cm" svg:y="6.5cm">
          <draw:text-box>
            <text:p text:style-name="P13"><text:span text:style-name="T89">Descri</text:span><text:span text:style-name="T89">pción</text:span><text:span text:style-name="T90">: </text:span><text:span text:style-name="T90">módulo </text:span><text:span text:style-name="T90">para </text:span><text:span text:style-name="T90">resolv</text:span><text:span text:style-name="T90">er el </text:span><text:span text:style-name="T90">sistem</text:span><text:span text:style-name="T90">a </text:span><text:span text:style-name="T90">lineal </text:span><text:span text:style-name="T90">de </text:span><text:span text:style-name="T90">ecuaci</text:span><text:span text:style-name="T90">ones </text:span><text:span text:style-name="T90">utiliz</text:span><text:span text:style-name="T90">ando </text:span><text:span text:style-name="T90">esquem</text:span><text:span text:style-name="T90">a </text:span><text:span text:style-name="T90">tempor</text:span><text:span text:style-name="T90">al </text:span><text:span text:style-name="T91">implíc</text:span><text:span text:style-name="T91">ito</text:span><text:span text:style-name="T82">. </text:span><text:span text:style-name="T76">El </text:span><text:span text:style-name="T76">primer </text:span><text:span text:style-name="T76">valor </text:span><text:span text:style-name="T76">(prime</text:span><text:span text:style-name="T76">r </text:span><text:span text:style-name="T76">column</text:span><text:span text:style-name="T76">a) es </text:span><text:span text:style-name="T76">la </text:span><text:span text:style-name="T76">condic</text:span><text:span text:style-name="T76">ión </text:span><text:span text:style-name="T76">inicia</text:span><text:span text:style-name="T76">l.</text:span></text:p>
            <text:p text:style-name="P13"><text:span text:style-name="T51">Entrad</text:span><text:span text:style-name="T51">a</text:span><text:span text:style-name="T52">:</text:span></text:p>
            <text:list text:style-name="L1">
              <text:list-item>
                <text:p text:style-name="P13"><text:span text:style-name="T83">K</text:span><text:span text:style-name="T82">: </text:span><text:span text:style-name="T84">matr</text:span><text:span text:style-name="T84">iz </text:span><text:span text:style-name="T84">del </text:span><text:span text:style-name="T84">sist</text:span><text:span text:style-name="T84">ema </text:span><text:span text:style-name="T84">(dif</text:span><text:span text:style-name="T84">usió</text:span><text:span text:style-name="T84">n + </text:span><text:span text:style-name="T84">reac</text:span><text:span text:style-name="T84">ción</text:span><text:span text:style-name="T84">).</text:span></text:p>
              </text:list-item>
              <text:list-item>
                <text:p text:style-name="P13"><text:span text:style-name="T92">C</text:span><text:span text:style-name="T85">: </text:span><text:span text:style-name="T85">matr</text:span><text:span text:style-name="T85">iz </text:span><text:span text:style-name="T85">de </text:span><text:span text:style-name="T85">masa </text:span><text:span text:style-name="T85">del </text:span><text:span text:style-name="T85">sist</text:span><text:span text:style-name="T85">ema </text:span><text:span text:style-name="T85">(sin </text:span><text:span text:style-name="T85">esca</text:span><text:span text:style-name="T85">lar </text:span><text:span text:style-name="T85">por </text:span><text:span text:style-name="T85">la </text:span><text:span text:style-name="T85">cons</text:span><text:span text:style-name="T85">tant</text:span><text:span text:style-name="T85">e de </text:span><text:span text:style-name="T85">reac</text:span><text:span text:style-name="T85">ción</text:span><text:span text:style-name="T85">).</text:span></text:p>
              </text:list-item>
              <text:list-item>
                <text:p text:style-name="P13"><text:span text:style-name="T77">F</text:span><text:span text:style-name="T52">: </text:span><text:span text:style-name="T52">vect</text:span><text:span text:style-name="T52">or </text:span><text:span text:style-name="T52">de </text:span><text:span text:style-name="T52">fluj</text:span><text:span text:style-name="T52">o </text:span><text:span text:style-name="T52">térm</text:span><text:span text:style-name="T52">ico.</text:span></text:p>
              </text:list-item>
              <text:list-item>
                <text:p text:style-name="P13"><text:span text:style-name="T77">xnod</text:span><text:span text:style-name="T77">e</text:span><text:span text:style-name="T52">: </text:span><text:span text:style-name="T52">matr</text:span><text:span text:style-name="T52">iz </text:span><text:span text:style-name="T52">de </text:span><text:span text:style-name="T52">nodo</text:span><text:span text:style-name="T52">s </text:span><text:span text:style-name="T52">con </text:span><text:span text:style-name="T52">pare</text:span><text:span text:style-name="T52">s </text:span><text:span text:style-name="T52">(x,y</text:span><text:span text:style-name="T52">) </text:span><text:span text:style-name="T52">repr</text:span><text:span text:style-name="T52">esen</text:span><text:span text:style-name="T52">tand</text:span><text:span text:style-name="T52">o </text:span><text:span text:style-name="T52">las </text:span><text:span text:style-name="T52">coor</text:span><text:span text:style-name="T52">dena</text:span><text:span text:style-name="T52">das </text:span><text:span text:style-name="T52">de </text:span><text:span text:style-name="T52">cada </text:span><text:span text:style-name="T52">nodo </text:span><text:span text:style-name="T52">de </text:span><text:span text:style-name="T52">la </text:span><text:span text:style-name="T52">mall</text:span><text:span text:style-name="T52">a.</text:span></text:p>
              </text:list-item>
              <text:list-item>
                <text:p text:style-name="P27"><text:span text:style-name="T77">icon</text:span><text:span text:style-name="T77">e</text:span><text:span text:style-name="T52">: </text:span><text:span text:style-name="T52">matr</text:span><text:span text:style-name="T52">iz </text:span><text:span text:style-name="T52">de </text:span><text:span text:style-name="T52">cone</text:span><text:span text:style-name="T52">ctiv</text:span><text:span text:style-name="T52">idad</text:span><text:span text:style-name="T52">. </text:span><text:span text:style-name="T52">Indi</text:span><text:span text:style-name="T52">ca </text:span><text:span text:style-name="T52">los </text:span><text:span text:style-name="T52">3 ó </text:span><text:span text:style-name="T52">4 </text:span><text:span text:style-name="T52">nodo</text:span><text:span text:style-name="T52">s </text:span><text:span text:style-name="T52">que </text:span><text:span text:style-name="T52">inte</text:span><text:span text:style-name="T52">gran </text:span><text:span text:style-name="T52">el </text:span><text:span text:style-name="T52">elem</text:span><text:span text:style-name="T52">ento</text:span><text:span text:style-name="T52">, </text:span><text:span text:style-name="T52">reco</text:span><text:span text:style-name="T52">rrid</text:span><text:span text:style-name="T52">os </text:span><text:span text:style-name="T52">en </text:span><text:span text:style-name="T52">cual</text:span><text:span text:style-name="T52">quie</text:span><text:span text:style-name="T52">r </text:span><text:span text:style-name="T52">orde</text:span><text:span text:style-name="T52">n </text:span><text:span text:style-name="T52">pero </text:span><text:span text:style-name="T52">en </text:span><text:span text:style-name="T52">sent</text:span><text:span text:style-name="T52">ido </text:span><text:span text:style-name="T52">anti</text:span><text:span text:style-name="T52">hora</text:span><text:span text:style-name="T52">rio. </text:span><text:span text:style-name="T52">En </text:span><text:span text:style-name="T52">caso </text:span><text:span text:style-name="T52">de </text:span><text:span text:style-name="T52">elem</text:span><text:span text:style-name="T52">ento</text:span><text:span text:style-name="T52">s </text:span><text:span text:style-name="T52">tria</text:span><text:span text:style-name="T52">ngul</text:span><text:span text:style-name="T52">ares</text:span><text:span text:style-name="T52">, la </text:span><text:span text:style-name="T52">cuar</text:span><text:span text:style-name="T52">ta </text:span><text:span text:style-name="T52">colu</text:span><text:span text:style-name="T52">mna </text:span><text:span text:style-name="T52">siem</text:span><text:span text:style-name="T52">pre </text:span><text:span text:style-name="T52">es -</text:span><text:span text:style-name="T52">1.</text:span></text:p>
              </text:list-item>
              <text:list-item>
                <text:p text:style-name="P27"><text:span text:style-name="T88">mode</text:span><text:span text:style-name="T88">l</text:span><text:span text:style-name="T76">: </text:span><text:span text:style-name="T76">stru</text:span><text:span text:style-name="T76">ct </text:span><text:span text:style-name="T76">con </text:span><text:span text:style-name="T76">todo</text:span><text:span text:style-name="T76">s </text:span><text:span text:style-name="T76">los </text:span><text:span text:style-name="T76">dato</text:span><text:span text:style-name="T76">s </text:span><text:span text:style-name="T76">del </text:span><text:span text:style-name="T76">mode</text:span><text:span text:style-name="T76">lo </text:span><text:span text:style-name="T76">(con</text:span><text:span text:style-name="T76">stan</text:span><text:span text:style-name="T76">tes, </text:span><text:span text:style-name="T76">esqu</text:span><text:span text:style-name="T76">ema </text:span><text:span text:style-name="T76">numé</text:span><text:span text:style-name="T76">rico</text:span><text:span text:style-name="T76">, </text:span><text:span text:style-name="T76">etc.</text:span><text:span text:style-name="T93">)</text:span></text:p>
              </text:list-item>
              <text:list-item>
                <text:p text:style-name="P27"><text:span text:style-name="T94">dt</text:span><text:span text:style-name="T95">: </text:span><text:span text:style-name="T95">paso </text:span><text:span text:style-name="T95">temp</text:span><text:span text:style-name="T95">oral </text:span><text:span text:style-name="T96">arbi</text:span><text:span text:style-name="T96">trar</text:span><text:span text:style-name="T96">io</text:span><text:span text:style-name="T95"> </text:span><text:span text:style-name="T95">para </text:span><text:span text:style-name="T95">méto</text:span><text:span text:style-name="T95">do </text:span><text:span text:style-name="T95">impl</text:span><text:span text:style-name="T95">ícit</text:span><text:span text:style-name="T95">o.</text:span></text:p>
              </text:list-item>
            </text:list>
            <text:p text:style-name="P27"><text:span text:style-name="T51">Salida</text:span><text:span text:style-name="T52">:</text:span></text:p>
            <text:list text:continue-numbering="true" text:style-name="L1">
              <text:list-item>
                <text:p text:style-name="P27"><text:span text:style-name="T78">PHI</text:span><text:span text:style-name="T52">: </text:span><text:span text:style-name="T52">matr</text:span><text:span text:style-name="T52">iz </text:span><text:span text:style-name="T52">solu</text:span><text:span text:style-name="T52">ción</text:span><text:span text:style-name="T52">. </text:span><text:span text:style-name="T52">Cada </text:span><text:span text:style-name="T52">elem</text:span><text:span text:style-name="T52">ento </text:span><text:span text:style-name="T52">del </text:span><text:span text:style-name="T52">vect</text:span><text:span text:style-name="T52">or </text:span><text:span text:style-name="T52">repr</text:span><text:span text:style-name="T52">esen</text:span><text:span text:style-name="T52">ta </text:span><text:span text:style-name="T52">un </text:span><text:span text:style-name="T52">valo</text:span><text:span text:style-name="T52">r </text:span><text:span text:style-name="T52">esca</text:span><text:span text:style-name="T52">lar </text:span><text:span text:style-name="T52">asoc</text:span><text:span text:style-name="T52">iado </text:span><text:span text:style-name="T52">a </text:span><text:span text:style-name="T52">cada </text:span><text:span text:style-name="T52">nodo </text:span><text:span text:style-name="T52">de </text:span><text:span text:style-name="T52">la </text:span><text:span text:style-name="T52">mall</text:span><text:span text:style-name="T52">a, y </text:span><text:span text:style-name="T52">su </text:span><text:span text:style-name="T52">posi</text:span><text:span text:style-name="T52">ción </text:span><text:span text:style-name="T52">dent</text:span><text:span text:style-name="T52">ro </text:span><text:span text:style-name="T52">del </text:span><text:span text:style-name="T52">vect</text:span><text:span text:style-name="T52">or </text:span><text:span text:style-name="T52">depe</text:span><text:span text:style-name="T52">nde </text:span><text:span text:style-name="T52">de </text:span><text:span text:style-name="T52">cómo </text:span><text:span text:style-name="T52">se </text:span><text:span text:style-name="T52">espe</text:span><text:span text:style-name="T52">cifi</text:span><text:span text:style-name="T52">có </text:span><text:span text:style-name="T52">cada </text:span><text:span text:style-name="T52">nodo </text:span><text:span text:style-name="T52">en </text:span><text:span text:style-name="T77">xnod</text:span><text:span text:style-name="T77">e</text:span><text:span text:style-name="T52">. </text:span><text:span text:style-name="T52">Cada </text:span><text:span text:style-name="T52">colu</text:span><text:span text:style-name="T52">mna </text:span><text:span text:style-name="T52">repr</text:span><text:span text:style-name="T52">esen</text:span><text:span text:style-name="T52">ta </text:span><text:span text:style-name="T52">una </text:span><text:span text:style-name="T52">iter</text:span><text:span text:style-name="T52">ació</text:span><text:span text:style-name="T52">n </text:span><text:span text:style-name="T52">del </text:span><text:span text:style-name="T52">esqu</text:span><text:span text:style-name="T52">ema </text:span><text:span text:style-name="T52">temp</text:span><text:span text:style-name="T52">oral </text:span><text:span text:style-name="T52">(en </text:span><text:span text:style-name="T52">tota</text:span><text:span text:style-name="T52">l </text:span><text:span text:style-name="T97">nit</text:span><text:span text:style-name="T52"> </text:span><text:span text:style-name="T52">colu</text:span><text:span text:style-name="T52">mnas</text:span><text:span text:style-name="T52">).</text:span></text:p>
              </text:list-item>
              <text:list-item>
                <text:p text:style-name="P27"><text:span text:style-name="T81">Q</text:span><text:span text:style-name="T82">: </text:span><text:span text:style-name="T82">matr</text:span><text:span text:style-name="T82">iz </text:span><text:span text:style-name="T82">de </text:span><text:span text:style-name="T82">fluj</text:span><text:span text:style-name="T82">o de </text:span><text:span text:style-name="T82">calo</text:span><text:span text:style-name="T82">r. </text:span><text:span text:style-name="T82">Para </text:span><text:span text:style-name="T82">cada </text:span><text:span text:style-name="T82">nodo </text:span><text:span text:style-name="T82">se </text:span><text:span text:style-name="T82">hall</text:span><text:span text:style-name="T82">a un </text:span><text:span text:style-name="T82">vect</text:span><text:span text:style-name="T82">or </text:span><text:span text:style-name="T82">bidi</text:span><text:span text:style-name="T82">mens</text:span><text:span text:style-name="T82">iona</text:span><text:span text:style-name="T82">l de </text:span><text:span text:style-name="T82">fluj</text:span><text:span text:style-name="T82">o de </text:span><text:span text:style-name="T82">calo</text:span><text:span text:style-name="T82">r, </text:span><text:span text:style-name="T82">repr</text:span><text:span text:style-name="T82">esen</text:span><text:span text:style-name="T82">tado </text:span><text:span text:style-name="T82">por </text:span><text:span text:style-name="T82">un </text:span><text:span text:style-name="T82">par </text:span><text:span text:style-name="T82">(Qx,</text:span><text:span text:style-name="T82">Qy). </text:span><text:span text:style-name="T82">Cada </text:span><text:span text:style-name="T82">par </text:span><text:span text:style-name="T82">de </text:span><text:span text:style-name="T82">colu</text:span><text:span text:style-name="T82">mnas </text:span><text:span text:style-name="T82">repr</text:span><text:span text:style-name="T82">esen</text:span><text:span text:style-name="T82">ta </text:span><text:span text:style-name="T82">una </text:span><text:span text:style-name="T82">iter</text:span><text:span text:style-name="T82">ació</text:span><text:span text:style-name="T82">n </text:span><text:span text:style-name="T82">del </text:span><text:span text:style-name="T82">esqu</text:span><text:span text:style-name="T82">ema </text:span><text:span text:style-name="T82">temp</text:span><text:span text:style-name="T82">oral </text:span><text:span text:style-name="T82">(en </text:span><text:span text:style-name="T82">tota</text:span><text:span text:style-name="T82">l </text:span><text:span text:style-name="T98">2</text:span><text:span text:style-name="T99">×</text:span><text:span text:style-name="T100">ni</text:span><text:span text:style-name="T100">t</text:span><text:span text:style-name="T76"> </text:span><text:span text:style-name="T76">colu</text:span><text:span text:style-name="T76">mnas</text:span><text:span text:style-name="T76">).</text:span></text:p>
              </text:list-item>
            </text:list>
          </draw:text-box>
          <office:event-listeners>
            <presentation:event-listener script:event-name="dom:click" presentation:action="first-page"/>
          </office:event-listeners>
        </draw:frame>
        <draw:g>
          <draw:custom-shape draw:style-name="gr10" draw:text-style-name="P5" draw:layer="layout" svg:width="27cm" svg:height="20cm" svg:x="0.5cm" svg:y="0.5cm">
            <text:p/>
            <draw:enhanced-geometry svg:viewBox="0 0 21600 21600" draw:type="rectangle" draw:enhanced-path="M 0 0 L 21600 0 21600 21600 0 21600 0 0 Z N"/>
          </draw:custom-shape>
          <draw:frame draw:style-name="gr11" draw:text-style-name="P9" draw:layer="layout" svg:width="11.5cm" svg:height="0.89cm" svg:x="0.5cm" svg:y="0.501cm">
            <draw:text-box>
              <text:p><text:span text:style-name="T3">fem2d_</text:span><text:span text:style-name="T3">heat_i</text:span><text:span text:style-name="T3">mplici</text:span><text:span text:style-name="T3">t.m</text:span></text:p>
            </draw:text-box>
          </draw:frame>
          <draw:line draw:style-name="gr12" draw:text-style-name="P5" draw:layer="layout" svg:x1="12cm" svg:y1="0.501cm" svg:x2="11cm" svg:y2="1.5cm">
            <text:p/>
          </draw:line>
          <draw:line draw:style-name="gr12" draw:text-style-name="P5" draw:layer="layout" svg:x1="0.5cm" svg:y1="1.5cm" svg:x2="11cm" svg:y2="1.5cm">
            <text:p/>
          </draw:line>
        </draw:g>
        <draw:g>
          <draw:line draw:style-name="gr31" draw:text-style-name="P5" draw:layer="layout" svg:x1="15.5cm" svg:y1="4.001cm" svg:x2="17cm" svg:y2="4.001cm">
            <office:event-listeners>
              <presentation:event-listener script:event-name="dom:click" presentation:action="first-page"/>
            </office:event-listeners>
            <text:p/>
          </draw:line>
          <draw:line draw:style-name="gr31" draw:text-style-name="P5" draw:layer="layout" svg:x1="11cm" svg:y1="4.001cm" svg:x2="12.5cm" svg:y2="4.001cm">
            <office:event-listeners>
              <presentation:event-listener script:event-name="dom:click" presentation:action="first-page"/>
            </office:event-listeners>
            <text:p/>
          </draw:line>
          <draw:custom-shape draw:style-name="gr2" draw:text-style-name="P3" draw:layer="layout" svg:width="3cm" svg:height="3cm" svg:x="12.5cm" svg:y="2.501cm">
            <office:event-listeners>
              <presentation:event-listener script:event-name="dom:click" presentation:action="first-page"/>
            </office:event-listeners>
            <text:p text:style-name="P1"><text:span text:style-name="T1">implici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2" draw:text-style-name="P25" draw:layer="layout" svg:width="10cm" svg:height="1.243cm" svg:x="17cm" svg:y="3.401cm">
          <draw:text-box>
            <text:p><text:span text:style-name="T44">PHI</text:span><text:span text:style-name="T28"> [</text:span><text:span text:style-name="T29">nnodes</text:span><text:span text:style-name="T30">×(</text:span><text:span text:style-name="T50">nit+1)</text:span><text:span text:style-name="T28"> sparse double]</text:span></text:p>
            <text:p><text:span text:style-name="T45">Q <text:s text:c="2"/></text:span><text:span text:style-name="T87">[</text:span><text:span text:style-name="T49">nnodes</text:span><text:span text:style-name="T17">×</text:span><text:span text:style-name="T49">(2</text:span><text:span text:style-name="T30">×</text:span><text:span text:style-name="T50">nit+1)</text:span><text:span text:style-name="T28"> double]</text:span></text:p>
          </draw:text-box>
          <office:event-listeners>
            <presentation:event-listener script:event-name="dom:click" presentation:action="first-page"/>
          </office:event-listeners>
        </draw:frame>
        <presentation:notes draw:style-name="dp2">
          <draw:page-thumbnail draw:style-name="gr14" draw:layer="layout" svg:width="14.848cm" svg:height="11.136cm" svg:x="3.075cm" svg:y="2.257cm" draw:page-number="17" presentation:class="page"/>
          <draw:frame presentation:style-name="pr1" draw:text-style-name="P12" draw:layer="layout" svg:width="16.799cm" svg:height="13.364cm" svg:x="2.1cm" svg:y="14.107cm" presentation:class="notes" presentation:placeholder="true">
            <draw:text-box/>
          </draw:frame>
        </presentation:notes>
      </draw:page>
      <draw:page draw:name="solve" draw:style-name="dp1" draw:master-page-name="Predeterminado" presentation:presentation-page-layout-name="AL2T1">
        <draw:frame draw:style-name="gr50" draw:text-style-name="P26" draw:layer="layout" svg:width="26cm" svg:height="13.667cm" svg:x="1cm" svg:y="6.501cm">
          <draw:text-box>
            <text:p text:style-name="P13"><text:span text:style-name="T51">Descripción</text:span><text:span text:style-name="T52">: </text:span><text:span text:style-name="T54">módulo para resolver el sistema lineal de ecuaciones. En este módulo se realizan los cálculos para obtener la solución propia del método numérico</text:span><text:span text:style-name="T63">. Dicha solución se obtiene por dos vías:</text:span></text:p>
            <text:list text:style-name="L1">
              <text:list-item>
                <text:p text:style-name="P13"><text:span text:style-name="T63">Sin la aplicación de esquemas temporales, es decir, la solución del sistema en estado estacionario. Resolución por método directo.</text:span></text:p>
              </text:list-item>
              <text:list-item>
                <text:p text:style-name="P13"><text:span text:style-name="T63">Aplicación de esquemas temporales, a saber: método explícito y método implícito. Se evalúa la evolución temporal del sistema desde un estado inicial conocido hasta un determinado instante de tiempo. Resolución por método iterativo.</text:span></text:p>
              </text:list-item>
            </text:list>
            <text:p text:style-name="P27"><text:span text:style-name="T101">Entrada</text:span><text:span text:style-name="T63">:</text:span></text:p>
            <text:list text:continue-numbering="true" text:style-name="L1">
              <text:list-item>
                <text:p text:style-name="P27"><text:span text:style-name="T83">K</text:span><text:span text:style-name="T82">: </text:span><text:span text:style-name="T102">matriz del sistema (difusión + reacción).</text:span></text:p>
              </text:list-item>
              <text:list-item>
                <text:p text:style-name="P27"><text:span text:style-name="T103">C</text:span><text:span text:style-name="T102">: matriz de masa del sistema (sin escalar por la constante de reacción).</text:span></text:p>
              </text:list-item>
              <text:list-item>
                <text:p text:style-name="P27"><text:span text:style-name="T103">F</text:span><text:span text:style-name="T104">: vector de flujo térmico.</text:span></text:p>
              </text:list-item>
              <text:list-item>
                <text:p text:style-name="P27"><text:span text:style-name="T103">xnode</text:span><text:span text:style-name="T104">: matriz de nodos con pares (x,y) representando las coordenadas de cada nodo de la malla.</text:span></text:p>
              </text:list-item>
              <text:list-item>
                <text:p text:style-name="P27"><text:span text:style-name="T103">icone</text:span><text:span text:style-name="T104">: matriz de conectividad. Indica los 3 ó 4 nodos que integran el elemento.</text:span></text:p>
              </text:list-item>
              <text:list-item>
                <text:p text:style-name="P27"><text:span text:style-name="T103">model</text:span><text:span text:style-name="T104">: struct con todos los datos del modelo (constantes, esquema numérico, etc.</text:span><text:span text:style-name="T105">)</text:span></text:p>
              </text:list-item>
            </text:list>
            <text:p text:style-name="P27"><text:span text:style-name="T101">Salida</text:span><text:span text:style-name="T63">:</text:span></text:p>
            <text:list text:continue-numbering="true" text:style-name="L1">
              <text:list-item>
                <text:p text:style-name="P27"><text:span text:style-name="T62">PHI</text:span><text:span text:style-name="T63">: matriz solución. Cada elemento del vector representa un valor escalar asociado a cada nodo de la malla, y su posición dentro del vector depende de cómo se especificó cada nodo en </text:span><text:span text:style-name="T92">xnode</text:span><text:span text:style-name="T63">. Cada columna representa una iteración del esquema temporal (en total </text:span><text:span text:style-name="T106">nit</text:span><text:span text:style-name="T63"> columnas).</text:span></text:p>
              </text:list-item>
              <text:list-item>
                <text:p text:style-name="P27"><text:span text:style-name="T81">Q</text:span><text:span text:style-name="T82">: matriz de flujo de calor. Para cada nodo se halla un vector bidimensional de flujo de calor, representado por un par (Qx,Qy). Cada par de columnas representa una iteración del esquema temporal (en total </text:span><text:span text:style-name="T98">2</text:span><text:span text:style-name="T107">×</text:span><text:span text:style-name="T108">nit</text:span><text:span text:style-name="T104"> columnas).</text:span></text:p>
              </text:list-item>
            </text:list>
          </draw:text-box>
          <office:event-listeners>
            <presentation:event-listener script:event-name="dom:click" presentation:action="first-page"/>
          </office:event-listeners>
        </draw:frame>
        <draw:g>
          <draw:custom-shape draw:style-name="gr10" draw:text-style-name="P5" draw:layer="layout" svg:width="27cm" svg:height="20cm" svg:x="0.5cm" svg:y="0.5cm">
            <text:p/>
            <draw:enhanced-geometry svg:viewBox="0 0 21600 21600" draw:type="rectangle" draw:enhanced-path="M 0 0 L 21600 0 21600 21600 0 21600 0 0 Z N"/>
          </draw:custom-shape>
          <draw:frame draw:style-name="gr11" draw:text-style-name="P9" draw:layer="layout" svg:width="11.5cm" svg:height="0.89cm" svg:x="0.5cm" svg:y="0.501cm">
            <draw:text-box>
              <text:p><text:span text:style-name="T3">fem2d_heat_solve.m</text:span></text:p>
            </draw:text-box>
          </draw:frame>
          <draw:line draw:style-name="gr12" draw:text-style-name="P5" draw:layer="layout" svg:x1="12cm" svg:y1="0.501cm" svg:x2="11cm" svg:y2="1.5cm">
            <text:p/>
          </draw:line>
          <draw:line draw:style-name="gr12" draw:text-style-name="P5" draw:layer="layout" svg:x1="17cm" svg:y1="1.5cm" svg:x2="17cm" svg:y2="0.501cm">
            <text:p/>
          </draw:line>
          <draw:frame draw:style-name="gr11" draw:text-style-name="P11" draw:layer="layout" svg:width="10.475cm" svg:height="0.89cm" svg:x="17cm" svg:y="0.501cm">
            <draw:text-box>
              <text:p text:style-name="P10"><text:span text:style-name="T4">No programable por el usuario</text:span></text:p>
            </draw:text-box>
          </draw:frame>
          <draw:line draw:style-name="gr12" draw:text-style-name="P5" draw:layer="layout" svg:x1="17cm" svg:y1="1.5cm" svg:x2="27.5cm" svg:y2="1.5cm">
            <text:p/>
          </draw:line>
          <draw:line draw:style-name="gr12" draw:text-style-name="P5" draw:layer="layout" svg:x1="0.5cm" svg:y1="1.5cm" svg:x2="11cm" svg:y2="1.5cm">
            <text:p/>
          </draw:line>
        </draw:g>
        <draw:g>
          <office:event-listeners>
            <presentation:event-listener script:event-name="dom:click" presentation:action="first-page"/>
          </office:event-listeners>
          <draw:line draw:style-name="gr31" draw:text-style-name="P5" draw:layer="layout" svg:x1="15.5cm" svg:y1="4.002cm" svg:x2="17cm" svg:y2="4.002cm">
            <office:event-listeners>
              <presentation:event-listener script:event-name="dom:click" presentation:action="first-page"/>
            </office:event-listeners>
            <text:p/>
          </draw:line>
          <draw:line draw:style-name="gr31" draw:text-style-name="P5" draw:layer="layout" svg:x1="11cm" svg:y1="4.002cm" svg:x2="12.5cm" svg:y2="4.002cm">
            <office:event-listeners>
              <presentation:event-listener script:event-name="dom:click" presentation:action="first-page"/>
            </office:event-listeners>
            <text:p/>
          </draw:line>
          <draw:custom-shape draw:style-name="gr1" draw:text-style-name="P2" draw:layer="layout" svg:width="3cm" svg:height="3cm" svg:x="12.528cm" svg:y="2.505cm">
            <office:event-listeners>
              <presentation:event-listener script:event-name="dom:click" presentation:action="first-page"/>
            </office:event-listeners>
            <text:p text:style-name="P1"><text:span text:style-name="T1">sol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7" draw:text-style-name="P21" draw:layer="layout" svg:width="10cm" svg:height="3.227cm" svg:x="1cm" svg:y="2.398cm">
          <draw:text-box>
            <text:p text:style-name="P10"><text:span text:style-name="T27">K</text:span><text:span text:style-name="T1"> </text:span><text:span text:style-name="T31">[</text:span><text:span text:style-name="T50">nnodes</text:span><text:span text:style-name="T30">×</text:span><text:span text:style-name="T50">nnodes</text:span><text:span text:style-name="T31"> sparse double]</text:span></text:p>
            <text:p text:style-name="P10"><text:span text:style-name="T27">C</text:span><text:span text:style-name="T1"> </text:span><text:span text:style-name="T31">[</text:span><text:span text:style-name="T50">nnodes</text:span><text:span text:style-name="T30">×</text:span><text:span text:style-name="T50">nnodes</text:span><text:span text:style-name="T31"> sparse double]</text:span></text:p>
            <text:p text:style-name="P10"><text:span text:style-name="T27">F</text:span><text:span text:style-name="T1"> </text:span><text:span text:style-name="T28">[</text:span><text:span text:style-name="T29">nnodes</text:span><text:span text:style-name="T30">×</text:span><text:span text:style-name="T29">1</text:span><text:span text:style-name="T28"> sparse double] <text:s text:c="4"/></text:span></text:p>
            <text:p text:style-name="P10"><text:span text:style-name="T27">xnode</text:span><text:span text:style-name="T28"> [</text:span><text:span text:style-name="T29">nnodes</text:span><text:span text:style-name="T30">×</text:span><text:span text:style-name="T29">2</text:span><text:span text:style-name="T28"> double] <text:s text:c="11"/></text:span></text:p>
            <text:p text:style-name="P10"><text:span text:style-name="T27">icone</text:span><text:span text:style-name="T28"> [</text:span><text:span text:style-name="T29">nelems</text:span><text:span text:style-name="T30">×</text:span><text:span text:style-name="T29">4</text:span><text:span text:style-name="T28"> int] <text:s text:c="14"/></text:span></text:p>
            <text:p text:style-name="P10"><text:span text:style-name="T86">model</text:span><text:span text:style-name="T47"> [</text:span><text:span text:style-name="T48">1</text:span><text:span text:style-name="T17">×</text:span><text:span text:style-name="T49">1</text:span><text:span text:style-name="T37"> struct] <text:s text:c="2"/></text:span><text:span text:style-name="T28"><text:s text:c="14"/></text:span></text:p>
          </draw:text-box>
          <office:event-listeners>
            <presentation:event-listener script:event-name="dom:click" presentation:action="first-page"/>
          </office:event-listeners>
        </draw:frame>
        <draw:frame draw:style-name="gr32" draw:text-style-name="P36" draw:layer="layout" svg:width="10cm" svg:height="1.243cm" svg:x="17cm" svg:y="3.374cm">
          <draw:text-box>
            <text:p><text:span text:style-name="T109">PHI</text:span><text:span text:style-name="T110"> [</text:span><text:span text:style-name="T111">nnodes</text:span><text:span text:style-name="T99">×</text:span><text:span text:style-name="T112">nit</text:span><text:span text:style-name="T110"> sparse double]</text:span></text:p>
            <text:p><text:span text:style-name="T45">Q <text:s text:c="2"/></text:span><text:span text:style-name="T87">[</text:span><text:span text:style-name="T49">nnodes</text:span><text:span text:style-name="T17">×</text:span><text:span text:style-name="T49">(2</text:span><text:span text:style-name="T99">×</text:span><text:span text:style-name="T112">nit)</text:span><text:span text:style-name="T110"> double]</text:span></text:p>
          </draw:text-box>
          <office:event-listeners>
            <presentation:event-listener script:event-name="dom:click" presentation:action="first-page"/>
          </office:event-listeners>
        </draw:frame>
        <presentation:notes draw:style-name="dp2">
          <draw:page-thumbnail draw:style-name="gr14" draw:layer="layout" svg:width="14.848cm" svg:height="11.136cm" svg:x="3.075cm" svg:y="2.257cm" draw:page-number="18" presentation:class="page"/>
          <draw:frame presentation:style-name="pr2" draw:text-style-name="P12" draw:layer="layout" svg:width="16.799cm" svg:height="13.364cm" svg:x="2.1cm" svg:y="14.107cm" presentation:class="notes" presentation:placeholder="true">
            <draw:text-box/>
          </draw:frame>
        </presentation:notes>
      </draw:page>
      <draw:page draw:name="graph_mesh" draw:style-name="dp1" draw:master-page-name="Predeterminado" presentation:presentation-page-layout-name="AL2T1">
        <draw:frame draw:style-name="gr51" draw:text-style-name="P26" draw:layer="layout" svg:width="26cm" svg:height="13.108cm" svg:x="1cm" svg:y="6.501cm">
          <draw:text-box>
            <text:p text:style-name="P13"><text:span text:style-name="T51">Descripción</text:span><text:span text:style-name="T52">: </text:span><text:span text:style-name="T54">módulo para graficar la solución del método numérico. Posee distintas formas de operación y diferentes tipos de gráficas.</text:span></text:p>
            <text:p text:style-name="P13"><text:span text:style-name="T101">Entrada</text:span><text:span text:style-name="T63">:</text:span></text:p>
            <text:list text:style-name="L1">
              <text:list-item>
                <text:p text:style-name="P27"><text:span text:style-name="T113">PHI</text:span><text:span text:style-name="T63">: matriz solución. Cada elemento del vector representa un valor escalar asociado a cada nodo de la malla, y su posición dentro del vector depende de cómo se especificó cada nodo en </text:span><text:span text:style-name="T92">xnode</text:span><text:span text:style-name="T63">. Cada columna representa una iteración del esquema temporal (en total </text:span><text:span text:style-name="T106">nit</text:span><text:span text:style-name="T63"> columnas).</text:span></text:p>
              </text:list-item>
              <text:list-item>
                <text:p text:style-name="P27"><text:span text:style-name="T83">Q</text:span><text:span text:style-name="T82">: matriz de flujo de calor. Para cada nodo se halla un vector bidimensional de flujo de calor, representado por un par (Qx,Qy). Cada par de columnas representa una iteración del esquema temporal (en total </text:span><text:span text:style-name="T98">2</text:span><text:span text:style-name="T107">×</text:span><text:span text:style-name="T108">nit</text:span><text:span text:style-name="T104"> columnas).</text:span></text:p>
              </text:list-item>
              <text:list-item>
                <text:p text:style-name="P27"><text:span text:style-name="T92">xnode</text:span><text:span text:style-name="T63">: matriz de nodos con pares (x,y) representando las coordenadas de cada nodo de la malla.</text:span></text:p>
              </text:list-item>
              <text:list-item>
                <text:p text:style-name="P27"><text:span text:style-name="T92">icone</text:span><text:span text:style-name="T63">: matriz de conectividad. Cada fila de la matriz indica la conectividad de un elemento rectangular, comenzando por el extremo inferior izquierdo y recorriendo el elemento en sentido antihorario.</text:span></text:p>
              </text:list-item>
              <text:list-item>
                <text:p text:style-name="P27"><text:span text:style-name="T92">mode</text:span><text:span text:style-name="T63">: modo de visualización: 2D, 3D, con o sin malla</text:span><text:span text:style-name="T114">.</text:span></text:p>
              </text:list-item>
              <text:list-item>
                <text:p text:style-name="P27"><text:span text:style-name="T115">graph</text:span><text:span text:style-name="T114">: tipo de gráfica:</text:span></text:p>
                <text:list>
                  <text:list-item>
                    <text:p text:style-name="P27"><text:span text:style-name="T114">Temperatura (escalar)</text:span></text:p>
                  </text:list-item>
                  <text:list-item>
                    <text:p text:style-name="P27"><text:span text:style-name="T114">Flujo de calor (vectorial)</text:span></text:p>
                  </text:list-item>
                  <text:list-item>
                    <text:p text:style-name="P27"><text:span text:style-name="T114">Flujo eje-x (escalar)</text:span></text:p>
                  </text:list-item>
                  <text:list-item>
                    <text:p text:style-name="P27"><text:span text:style-name="T114">Flujo eje-y (escalar)</text:span></text:p>
                  </text:list-item>
                  <text:list-item>
                    <text:p text:style-name="P27"><text:span text:style-name="T114">Magnitud de flujo (escalar).</text:span></text:p>
                  </text:list-item>
                </text:list>
              </text:list-item>
            </text:list>
            <text:p text:style-name="P13"><text:span text:style-name="T101">Salida</text:span><text:span text:style-name="T63">: ninguna.</text:span></text:p>
          </draw:text-box>
          <office:event-listeners>
            <presentation:event-listener script:event-name="dom:click" presentation:action="first-page"/>
          </office:event-listeners>
        </draw:frame>
        <draw:g>
          <office:event-listeners>
            <presentation:event-listener script:event-name="dom:click" presentation:action="first-page"/>
          </office:event-listeners>
          <draw:line draw:style-name="gr31" draw:text-style-name="P5" draw:layer="layout" svg:x1="15.5cm" svg:y1="4.002cm" svg:x2="17cm" svg:y2="4.002cm">
            <office:event-listeners>
              <presentation:event-listener script:event-name="dom:click" presentation:action="first-page"/>
            </office:event-listeners>
            <text:p/>
          </draw:line>
          <draw:line draw:style-name="gr31" draw:text-style-name="P5" draw:layer="layout" svg:x1="11cm" svg:y1="4.002cm" svg:x2="12.5cm" svg:y2="4.002cm">
            <office:event-listeners>
              <presentation:event-listener script:event-name="dom:click" presentation:action="first-page"/>
            </office:event-listeners>
            <text:p/>
          </draw:line>
          <draw:custom-shape draw:style-name="gr1" draw:text-style-name="P2" draw:layer="layout" svg:width="3cm" svg:height="3cm" svg:x="12.528cm" svg:y="2.505cm">
            <office:event-listeners>
              <presentation:event-listener script:event-name="dom:click" presentation:action="first-page"/>
            </office:event-listeners>
            <text:p text:style-name="P1"><text:span text:style-name="T1">graph_me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9" draw:text-style-name="P25" draw:layer="layout" svg:width="10cm" svg:height="0.75cm" svg:x="17cm" svg:y="3.6cm">
          <draw:text-box>
            <text:p><text:span text:style-name="T28">[NULL]</text:span></text:p>
          </draw:text-box>
          <office:event-listeners>
            <presentation:event-listener script:event-name="dom:click" presentation:action="first-page"/>
          </office:event-listeners>
        </draw:frame>
        <draw:frame draw:style-name="gr37" draw:text-style-name="P21" draw:layer="layout" svg:width="10cm" svg:height="3.227cm" svg:x="1cm" svg:y="2.358cm">
          <draw:text-box>
            <text:p text:style-name="P10"><text:span text:style-name="T27">PHI</text:span><text:span text:style-name="T1"> </text:span><text:span text:style-name="T31">[</text:span><text:span text:style-name="T50">nnodes</text:span><text:span text:style-name="T30">×</text:span><text:span text:style-name="T50">nit</text:span><text:span text:style-name="T31"> double] <text:s text:c="3"/></text:span></text:p>
            <text:p text:style-name="P10"><text:span text:style-name="T86">Q </text:span><text:span text:style-name="T87">[</text:span><text:span text:style-name="T49">nnodes</text:span><text:span text:style-name="T17">×</text:span><text:span text:style-name="T49">(2</text:span><text:span text:style-name="T30">×</text:span><text:span text:style-name="T50">nit)</text:span><text:span text:style-name="T31"> double]</text:span></text:p>
            <text:p text:style-name="P10"><text:span text:style-name="T27">xnode</text:span><text:span text:style-name="T28"> [</text:span><text:span text:style-name="T29">nnodes</text:span><text:span text:style-name="T30">×</text:span><text:span text:style-name="T29">2</text:span><text:span text:style-name="T28"> double] <text:s text:c="5"/></text:span></text:p>
            <text:p text:style-name="P10"><text:span text:style-name="T27">icone</text:span><text:span text:style-name="T28"> [</text:span><text:span text:style-name="T29">nelems</text:span><text:span text:style-name="T30">×</text:span><text:span text:style-name="T29">4</text:span><text:span text:style-name="T28"> int] <text:s text:c="8"/></text:span></text:p>
            <text:p text:style-name="P10"><text:span text:style-name="T27">mode</text:span><text:span text:style-name="T28"> [</text:span><text:span text:style-name="T29">1</text:span><text:span text:style-name="T30">×</text:span><text:span text:style-name="T29">1</text:span><text:span text:style-name="T28"> int] <text:s text:c="13"/></text:span></text:p>
            <text:p text:style-name="P10"><text:span text:style-name="T27">graph</text:span><text:span text:style-name="T28"> [</text:span><text:span text:style-name="T29">1</text:span><text:span text:style-name="T30">×</text:span><text:span text:style-name="T29">1</text:span><text:span text:style-name="T28"> int] <text:s text:c="13"/></text:span></text:p>
          </draw:text-box>
          <office:event-listeners>
            <presentation:event-listener script:event-name="dom:click" presentation:action="first-page"/>
          </office:event-listeners>
        </draw:frame>
        <draw:g>
          <draw:custom-shape draw:style-name="gr10" draw:text-style-name="P5" draw:layer="layout" svg:width="27cm" svg:height="20cm" svg:x="0.5cm" svg:y="0.5cm">
            <text:p/>
            <draw:enhanced-geometry svg:viewBox="0 0 21600 21600" draw:type="rectangle" draw:enhanced-path="M 0 0 L 21600 0 21600 21600 0 21600 0 0 Z N"/>
          </draw:custom-shape>
          <draw:frame draw:style-name="gr11" draw:text-style-name="P9" draw:layer="layout" svg:width="11.5cm" svg:height="0.89cm" svg:x="0.5cm" svg:y="0.501cm">
            <draw:text-box>
              <text:p><text:span text:style-name="T3">fem2d_heat_graph_mesh.m</text:span></text:p>
            </draw:text-box>
          </draw:frame>
          <draw:line draw:style-name="gr12" draw:text-style-name="P5" draw:layer="layout" svg:x1="12cm" svg:y1="0.501cm" svg:x2="11cm" svg:y2="1.5cm">
            <text:p/>
          </draw:line>
          <draw:line draw:style-name="gr12" draw:text-style-name="P5" draw:layer="layout" svg:x1="16.77cm" svg:y1="1.5cm" svg:x2="16.77cm" svg:y2="0.501cm">
            <text:p/>
          </draw:line>
          <draw:frame draw:style-name="gr13" draw:text-style-name="P11" draw:layer="layout" svg:width="11.493cm" svg:height="1.087cm" svg:x="16.182cm" svg:y="0.501cm">
            <draw:text-box>
              <text:p text:style-name="P10"><text:span text:style-name="T4">No programable por el usuario </text:span></text:p>
            </draw:text-box>
          </draw:frame>
          <draw:line draw:style-name="gr12" draw:text-style-name="P5" draw:layer="layout" svg:x1="16.769cm" svg:y1="1.501cm" svg:x2="27.5cm" svg:y2="1.5cm">
            <text:p/>
          </draw:line>
          <draw:line draw:style-name="gr12" draw:text-style-name="P5" draw:layer="layout" svg:x1="0.5cm" svg:y1="1.5cm" svg:x2="11cm" svg:y2="1.5cm">
            <text:p/>
          </draw:line>
        </draw:g>
        <presentation:notes draw:style-name="dp2">
          <draw:page-thumbnail draw:style-name="gr14" draw:layer="layout" svg:width="14.848cm" svg:height="11.136cm" svg:x="3.075cm" svg:y="2.257cm" draw:page-number="19" presentation:class="page"/>
          <draw:frame presentation:style-name="pr2" draw:text-style-name="P12" draw:layer="layout" svg:width="16.799cm" svg:height="13.364cm" svg:x="2.1cm" svg:y="14.107cm" presentation:class="notes" presentation:placeholder="true">
            <draw:text-box/>
          </draw:frame>
        </presentation:notes>
      </draw:page>
      <draw:page draw:name="flux" draw:style-name="dp1" draw:master-page-name="Predeterminado">
        <draw:g>
          <draw:custom-shape draw:style-name="gr10" draw:text-style-name="P5" draw:layer="layout" svg:width="27cm" svg:height="20cm" svg:x="0.5cm" svg:y="0.5cm">
            <text:p/>
            <draw:enhanced-geometry svg:viewBox="0 0 21600 21600" draw:type="rectangle" draw:enhanced-path="M 0 0 L 21600 0 21600 21600 0 21600 0 0 Z N"/>
          </draw:custom-shape>
          <draw:frame draw:style-name="gr11" draw:text-style-name="P9" draw:layer="layout" svg:width="11.5cm" svg:height="0.89cm" svg:x="0.5cm" svg:y="0.501cm">
            <draw:text-box>
              <text:p text:style-name="P37"><text:span text:style-name="T3">fem2d_heat_flux.m</text:span></text:p>
            </draw:text-box>
          </draw:frame>
          <draw:line draw:style-name="gr12" draw:text-style-name="P5" draw:layer="layout" svg:x1="12cm" svg:y1="0.501cm" svg:x2="11cm" svg:y2="1.5cm">
            <text:p/>
          </draw:line>
          <draw:line draw:style-name="gr12" draw:text-style-name="P5" draw:layer="layout" svg:x1="0.5cm" svg:y1="1.5cm" svg:x2="11cm" svg:y2="1.5cm">
            <text:p/>
          </draw:line>
        </draw:g>
        <draw:frame draw:style-name="gr52" draw:text-style-name="P25" draw:layer="layout" svg:width="10cm" svg:height="0.75cm" svg:x="17cm" svg:y="3.6cm">
          <draw:text-box>
            <text:p><text:span text:style-name="T44">Q</text:span><text:span text:style-name="T28"> [</text:span><text:span text:style-name="T29">nnodes</text:span><text:span text:style-name="T30">×</text:span><text:span text:style-name="T29">1</text:span><text:span text:style-name="T28"> double]</text:span></text:p>
          </draw:text-box>
          <office:event-listeners>
            <presentation:event-listener script:event-name="dom:click" presentation:action="first-page"/>
          </office:event-listeners>
        </draw:frame>
        <draw:frame draw:style-name="gr53" draw:text-style-name="P21" draw:layer="layout" svg:width="10cm" svg:height="1.739cm" svg:x="1cm" svg:y="3.1cm">
          <draw:text-box>
            <text:p text:style-name="P10"><text:span text:style-name="T27">K</text:span><text:span text:style-name="T1"> </text:span><text:span text:style-name="T31">[</text:span><text:span text:style-name="T50">nnodes</text:span><text:span text:style-name="T30">×</text:span><text:span text:style-name="T50">nnodes</text:span><text:span text:style-name="T31"> sparse double]</text:span></text:p>
            <text:p text:style-name="P10"><text:span text:style-name="T27">F</text:span><text:span text:style-name="T1"> </text:span><text:span text:style-name="T28">[</text:span><text:span text:style-name="T29">nnodes</text:span><text:span text:style-name="T30">×</text:span><text:span text:style-name="T29">1</text:span><text:span text:style-name="T28"> sparse double] <text:s text:c="4"/></text:span></text:p>
            <text:p text:style-name="P10"><text:span text:style-name="T27">PHI</text:span><text:span text:style-name="T1"> </text:span><text:span text:style-name="T28">[</text:span><text:span text:style-name="T29">nnodes</text:span><text:span text:style-name="T30">×</text:span><text:span text:style-name="T29">1</text:span><text:span text:style-name="T28"> sparse double] <text:s text:c="4"/></text:span></text:p>
          </draw:text-box>
          <office:event-listeners>
            <presentation:event-listener script:event-name="dom:click" presentation:action="first-page"/>
          </office:event-listeners>
        </draw:frame>
        <draw:g>
          <office:event-listeners>
            <presentation:event-listener script:event-name="dom:click" presentation:action="first-page"/>
          </office:event-listeners>
          <draw:line draw:style-name="gr31" draw:text-style-name="P5" draw:layer="layout" svg:x1="15.5cm" svg:y1="4.003cm" svg:x2="17cm" svg:y2="4.003cm">
            <office:event-listeners>
              <presentation:event-listener script:event-name="dom:click" presentation:action="first-page"/>
            </office:event-listeners>
            <text:p/>
          </draw:line>
          <draw:line draw:style-name="gr31" draw:text-style-name="P5" draw:layer="layout" svg:x1="11cm" svg:y1="4.003cm" svg:x2="12.5cm" svg:y2="4.003cm">
            <office:event-listeners>
              <presentation:event-listener script:event-name="dom:click" presentation:action="first-page"/>
            </office:event-listeners>
            <text:p/>
          </draw:line>
          <draw:custom-shape draw:style-name="gr2" draw:text-style-name="P3" draw:layer="layout" svg:width="3cm" svg:height="3cm" svg:x="12.528cm" svg:y="2.506cm">
            <office:event-listeners>
              <presentation:event-listener script:event-name="dom:click" presentation:action="first-page"/>
            </office:event-listeners>
            <text:p text:style-name="P1"><text:span text:style-name="T1">flu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54" draw:text-style-name="P26" draw:layer="layout" svg:width="26cm" svg:height="5.841cm" svg:x="1cm" svg:y="6.504cm">
          <draw:text-box>
            <text:p text:style-name="P13"><text:span text:style-name="T51">Descripción</text:span><text:span text:style-name="T52">: módulo calcular el flujo de calor en todo el dominio</text:span><text:span text:style-name="T76">. Se aplica la Ley de Fourier y se evalúa como fluye el calor en todos los puntos (nodos) del dominio.</text:span></text:p>
            <text:p text:style-name="P13"><text:span text:style-name="T51">Entrada</text:span><text:span text:style-name="T52">:</text:span></text:p>
            <text:list text:style-name="L1">
              <text:list-item>
                <text:p text:style-name="P27"><text:span text:style-name="T83">K</text:span><text:span text:style-name="T82">: </text:span><text:span text:style-name="T85">matriz del sistema (difusión + reacción</text:span><text:span text:style-name="T116">)</text:span></text:p>
              </text:list-item>
              <text:list-item>
                <text:p text:style-name="P13"><text:span text:style-name="T92">F</text:span><text:span text:style-name="T63">: vector de flujo térmico.</text:span></text:p>
              </text:list-item>
              <text:list-item>
                <text:p text:style-name="P13"><text:span text:style-name="T117">PHI</text:span><text:span text:style-name="T76">: vector solución. Cada elemento del vector representa un valor escalar asociado a cada nodo de la malla, y su posición dentro del vector depende de cómo se especificó cada nodo en </text:span><text:span text:style-name="T88">xnode</text:span><text:span text:style-name="T76">.</text:span></text:p>
              </text:list-item>
            </text:list>
            <text:p text:style-name="P13"><text:span text:style-name="T51">Salida</text:span><text:span text:style-name="T52">:</text:span></text:p>
            <text:list text:continue-numbering="true" text:style-name="L1">
              <text:list-item>
                <text:p text:style-name="P13"><text:span text:style-name="T118">Q</text:span><text:span text:style-name="T52">: vector de flujo de calor.</text:span></text:p>
              </text:list-item>
            </text:list>
          </draw:text-box>
          <office:event-listeners>
            <presentation:event-listener script:event-name="dom:click" presentation:action="first-page"/>
          </office:event-listeners>
        </draw:frame>
        <presentation:notes draw:style-name="dp2">
          <draw:page-thumbnail draw:style-name="gr14" draw:layer="layout" svg:width="14.848cm" svg:height="11.136cm" svg:x="3.075cm" svg:y="2.257cm" draw:page-number="20"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1" svg:font-family="'Lohit Devanagari'"/>
    <style:font-face style:name="lucidatypewriter" svg:font-family="lucidatypewriter"/>
    <style:font-face style:name="Courier New" svg:font-family="'Courier New'" style:font-family-generic="modern" style:font-pitch="fixed"/>
    <style:font-face style:name="DejaVu Sans Mono" svg:font-family="'DejaVu Sans Mono'" style:font-family-generic="modern" style:font-pitch="fixed"/>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language="es" fo:country="ES" style:letter-kerning="true" style:font-name-asian="Lohit Devanagari" style:font-family-asian="'Lohit Devanagari'" style:font-pitch-asian="variable" style:font-size-asian="12pt" style:language-asian="hi" style:country-asian="IN" style:font-name-complex="Liberation Serif" style:font-family-complex="'Liberation Serif', 'Times New Roman'" style:font-family-generic-complex="roman" style:font-pitch-complex="variable" style:font-size-complex="12pt"/>
    </style:style>
    <style:style style:name="Viñetas" style:family="graphic">
      <style:paragraph-properties style:text-autospace="none"/>
      <style:text-properties style:use-window-font-color="true" style:font-name="OpenSymbol" fo:font-family="OpenSymbol, 'Arial Unicode MS'" style:font-charset="x-symbol" style:font-name-asian="OpenSymbol" style:font-family-asian="OpenSymbol, 'Arial Unicode MS'" style:font-charset-asian="x-symbol"/>
    </style:style>
    <style:style style:name="Índice" style:family="graphic">
      <style:paragraph-properties style:text-autospace="none"/>
      <style:text-properties style:font-name-asian="Lohit Devanagari1" style:font-family-asian="'Lohit Devanagari'"/>
    </style:style>
    <style:style style:name="Leyenda"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a" style:family="graphic">
      <style:paragraph-properties fo:margin-top="0cm" fo:margin-bottom="0.436cm" fo:line-height="115%" style:text-autospace="none"/>
      <style:text-properties style:font-name-asian="Lohit Devanagari1" style:font-family-asian="'Lohit Devanagari'"/>
    </style:style>
    <style:style style:name="Predeterminado_5f_1_5f_1" style:display-name="Predeterminado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_5f_1" style:display-name="Predeterminado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5f_1" style:display-name="Objeto sin relleno_1" style:family="graphic">
      <style:graphic-properties svg:stroke-color="#000000" draw:fill="none"/>
    </style:style>
    <style:style style:name="Predeterminado_5f_1_5f_2" style:display-name="Predeterminado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_5f_2" style:display-name="Predeterminado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1_5f_1_5f_1_5f_1" style:display-name="Predeterminado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_5f_1_5f_1_5f_1" style:display-name="Predeterminado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5f_2" style:display-name="Objeto sin relleno_2" style:family="graphic" style:parent-style-name="Predeterminado_5f_1">
      <style:graphic-properties svg:stroke-color="#000000" draw:fill="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397cm" fo:margin-bottom="0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297cm" fo:margin-bottom="0cm" fo:text-indent="0cm"/>
      <style:text-properties fo:font-size="23.8999996185303pt" style:font-size-asian="24pt" style:font-size-complex="24pt"/>
    </style:style>
    <style:style style:name="Predeterminado-outline4" style:family="presentation" style:parent-style-name="Predeterminado-outline3">
      <style:paragraph-properties fo:margin-left="0cm" fo:margin-right="0cm" fo:margin-top="0.196cm" fo:margin-bottom="0cm" fo:text-indent="0cm"/>
      <style:text-properties fo:font-size="19.8999996185303pt" style:font-size-asian="20pt" style:font-size-complex="20pt"/>
    </style:style>
    <style:style style:name="Predeterminado-outline5" style:family="presentation" style:parent-style-name="Predeterminado-outline4">
      <style:paragraph-properties fo:margin-left="0cm" fo:margin-right="0cm" fo:margin-top="0.096cm" fo:margin-bottom="0cm" fo:text-indent="0cm"/>
      <style:text-properties fo:font-size="19.8999996185303pt" style:font-size-asian="20pt" style:font-size-complex="20pt"/>
    </style:style>
    <style:style style:name="Predeterminado-outline6" style:family="presentation" style:parent-style-name="Predeterminado-outline5">
      <style:paragraph-properties fo:margin-left="0cm" fo:margin-right="0cm" fo:margin-top="0.096cm" fo:margin-bottom="0cm" fo:text-indent="0cm"/>
      <style:text-properties fo:font-size="19.8999996185303pt" style:font-size-asian="20pt" style:font-size-complex="20pt"/>
    </style:style>
    <style:style style:name="Predeterminado-outline7" style:family="presentation" style:parent-style-name="Predeterminado-outline6">
      <style:paragraph-properties fo:margin-left="0cm" fo:margin-right="0cm" fo:margin-top="0.096cm" fo:margin-bottom="0cm" fo:text-indent="0cm"/>
      <style:text-properties fo:font-size="19.8999996185303pt" style:font-size-asian="20pt" style:font-size-complex="20pt"/>
    </style:style>
    <style:style style:name="Predeterminado-outline8" style:family="presentation" style:parent-style-name="Predeterminado-outline7">
      <style:paragraph-properties fo:margin-left="0cm" fo:margin-right="0cm" fo:margin-top="0.096cm" fo:margin-bottom="0cm" fo:text-indent="0cm"/>
      <style:text-properties fo:font-size="19.8999996185303pt" style:font-size-asian="20pt" style:font-size-complex="20pt"/>
    </style:style>
    <style:style style:name="Predeterminado-outline9" style:family="presentation" style:parent-style-name="Predeterminado-outline8">
      <style:paragraph-properties fo:margin-left="0cm" fo:margin-right="0cm" fo:margin-top="0.096cm" fo:margin-bottom="0cm" fo:text-indent="0cm"/>
      <style:text-properties fo:font-size="19.8999996185303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3.9000015258789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365cm"/>
    </style:style>
    <style:style style:name="Mpr3" style:family="presentation" style:parent-style-name="Predeterminado-backgroundobjects">
      <style:graphic-properties draw:stroke="none" draw:fill="none" draw:fill-color="#ffffff" draw:auto-grow-height="false" fo:min-height="1.485cm"/>
    </style:style>
    <style:style style:name="Mpr4"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úmero&gt;</text:page-number></text:span></text:p>
        </draw:text-box>
      </draw:frame>
      <draw:page-thumbnail draw:layer="backgroundobjects" svg:width="5.681cm" svg:height="7.575cm" svg:x="2.659cm" svg:y="2.485cm"/>
      <draw:page-thumbnail draw:layer="backgroundobjects" svg:width="5.681cm" svg:height="7.575cm" svg:x="2.659cm" svg:y="11.061cm"/>
      <draw:page-thumbnail draw:layer="backgroundobjects" svg:width="5.681cm" svg:height="7.575cm" svg:x="2.659cm" svg:y="19.637cm"/>
      <draw:page-thumbnail draw:layer="backgroundobjects" svg:width="5.681cm" svg:height="7.575cm" svg:x="12.659cm" svg:y="2.485cm"/>
      <draw:page-thumbnail draw:layer="backgroundobjects" svg:width="5.681cm" svg:height="7.575cm" svg:x="12.659cm" svg:y="11.061cm"/>
      <draw:page-thumbnail draw:layer="backgroundobjects" svg:width="5.681cm" svg:height="7.575cm" svg:x="12.659cm" svg:y="19.637cm"/>
    </style:handout-master>
    <style:master-page style:name="Predeterminado" style:page-layout-name="PM1" draw:style-name="Mdp1">
      <draw:frame presentation:style-name="Predeterminado-title" draw:layer="backgroundobjects" svg:width="25.199cm" svg:height="3.507cm" svg:x="1.4cm" svg:y="0.834cm" presentation:class="title" presentation:placeholder="true">
        <draw:text-box/>
      </draw:frame>
      <draw:frame presentation:style-name="Predeterminado-outline1" draw:layer="backgroundobjects" svg:width="25.199cm" svg:height="12.18cm" svg:x="1.4cm" svg:y="4.914cm" presentation:class="outline" presentation:placeholder="true">
        <draw:text-box/>
      </draw:frame>
      <draw:frame presentation:style-name="Mpr1" draw:text-style-name="MP2" draw:layer="backgroundobjects" svg:width="8.875cm" svg:height="1.449cm" svg:x="9.576cm" svg:y="19.131cm" presentation:class="date-time">
        <draw:text-box>
          <text:p text:style-name="MP1"><text:span text:style-name="MT1"><presentation:date-time/></text:span></text:p>
        </draw:text-box>
      </draw:frame>
      <draw:frame presentation:style-name="Mpr1" draw:text-style-name="MP6" draw:layer="backgroundobjects" svg:width="8.875cm" svg:height="1.449cm" svg:x="20.076cm" svg:y="19.131cm" presentation:class="footer">
        <draw:text-box>
          <text:p text:style-name="MP5"><text:span text:style-name="MT1"><presentation:footer/></text:span></text:p>
        </draw:text-box>
      </draw:frame>
      <draw:frame presentation:style-name="Mpr1" draw:text-style-name="MP4" draw:layer="backgroundobjects" svg:width="6.523cm" svg:height="1.449cm" svg:x="1.4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16T17:41:31.759390107</meta:creation-date>
    <meta:editing-duration>P1DT5H9M54S</meta:editing-duration>
    <meta:editing-cycles>206</meta:editing-cycles>
    <meta:generator>LibreOffice/6.0.7.3$Linux_X86_64 LibreOffice_project/00m0$Build-3</meta:generator>
    <dc:date>2019-09-15T23:26:39.473654537</dc:date>
    <meta:print-date>2018-09-22T13:24:04.385362804</meta:print-date>
    <meta:document-statistic meta:object-count="372"/>
  </office:meta>
</office:document-meta>
</file>